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400000004086143609B2CD6A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harter" svg:font-family="Charter"/>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size="16pt"/>
    </style:style>
    <style:style style:name="P4" style:family="paragraph" style:parent-style-name="Standard">
      <style:paragraph-properties fo:text-align="center" style:justify-single-word="false"/>
      <style:text-properties style:font-name="Arial" fo:font-size="16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text-properties style:font-name="Arial" fo:font-size="14pt"/>
    </style:style>
    <style:style style:name="P7" style:family="paragraph" style:parent-style-name="Standard">
      <style:text-properties style:font-name="Arial" fo:font-size="12pt"/>
    </style:style>
    <style:style style:name="P8" style:family="paragraph" style:parent-style-name="Standard">
      <style:text-properties style:font-name="Arial" fo:font-style="normal"/>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text-properties style:font-name="Arial"/>
    </style:style>
    <style:style style:name="P12" style:family="paragraph" style:parent-style-name="Standard">
      <style:paragraph-properties fo:break-before="page"/>
      <style:text-properties style:font-name="Arial" fo:font-size="16pt" fo:font-weight="bold"/>
    </style:style>
    <style:style style:name="P13" style:family="paragraph" style:parent-style-name="Standard" style:list-style-name="L1">
      <style:text-properties style:font-name="Arial" fo:font-size="14pt"/>
    </style:style>
    <style:style style:name="P14" style:family="paragraph" style:parent-style-name="Standard" style:list-style-name="L2">
      <style:text-properties style:font-name="Arial" fo:font-size="14pt"/>
    </style:style>
    <style:style style:name="P15" style:family="paragraph" style:parent-style-name="Standard" style:list-style-name="L3">
      <style:text-properties style:font-name="Arial" fo:font-size="14pt"/>
    </style:style>
    <style:style style:name="P16" style:family="paragraph" style:parent-style-name="Standard" style:list-style-name="L13">
      <style:text-properties style:font-name="Arial" fo:font-size="14pt"/>
    </style:style>
    <style:style style:name="P17" style:family="paragraph" style:parent-style-name="Standard" style:list-style-name="L18">
      <style:text-properties style:font-name="Arial" fo:font-size="14pt"/>
    </style:style>
    <style:style style:name="P18" style:family="paragraph" style:parent-style-name="Standard" style:list-style-name="L24">
      <style:text-properties style:font-name="Arial" fo:font-size="14pt"/>
    </style:style>
    <style:style style:name="P19" style:family="paragraph" style:parent-style-name="Standard" style:list-style-name="L25">
      <style:text-properties style:font-name="Arial" fo:font-size="14pt"/>
    </style:style>
    <style:style style:name="P20" style:family="paragraph" style:parent-style-name="Standard" style:list-style-name="L26">
      <style:text-properties style:font-name="Arial" fo:font-size="14pt"/>
    </style:style>
    <style:style style:name="P21" style:family="paragraph" style:parent-style-name="Standard" style:list-style-name="L37">
      <style:text-properties style:font-name="Arial" fo:font-size="14pt"/>
    </style:style>
    <style:style style:name="P22" style:family="paragraph" style:parent-style-name="Standard" style:list-style-name="L38">
      <style:text-properties style:font-name="Arial" fo:font-size="14pt"/>
    </style:style>
    <style:style style:name="P23" style:family="paragraph" style:parent-style-name="Standard" style:list-style-name="L39">
      <style:text-properties style:font-name="Arial" fo:font-size="14pt"/>
    </style:style>
    <style:style style:name="P24" style:family="paragraph" style:parent-style-name="Standard" style:list-style-name="L40">
      <style:text-properties style:font-name="Arial" fo:font-size="14pt"/>
    </style:style>
    <style:style style:name="P25" style:family="paragraph" style:parent-style-name="Standard" style:list-style-name="L1">
      <style:text-properties style:font-name="Arial" fo:font-size="12pt"/>
    </style:style>
    <style:style style:name="P26" style:family="paragraph" style:parent-style-name="Standard" style:list-style-name="L3">
      <style:text-properties style:font-name="Arial" fo:font-size="12pt"/>
    </style:style>
    <style:style style:name="P27" style:family="paragraph" style:parent-style-name="Standard" style:list-style-name="L37">
      <style:text-properties style:font-name="Arial" fo:font-size="12pt"/>
    </style:style>
    <style:style style:name="P28" style:family="paragraph" style:parent-style-name="Standard" style:list-style-name="L38">
      <style:text-properties style:font-name="Arial" fo:font-size="12pt"/>
    </style:style>
    <style:style style:name="P29" style:family="paragraph" style:parent-style-name="Standard" style:list-style-name="L39">
      <style:text-properties style:font-name="Arial" fo:font-size="12pt"/>
    </style:style>
    <style:style style:name="P30" style:family="paragraph" style:parent-style-name="Standard" style:list-style-name="L1">
      <style:text-properties style:font-name="Arial"/>
    </style:style>
    <style:style style:name="P31" style:family="paragraph" style:parent-style-name="Standard" style:list-style-name="L2">
      <style:text-properties style:font-name="Arial"/>
    </style:style>
    <style:style style:name="P32" style:family="paragraph" style:parent-style-name="Standard" style:list-style-name="L5">
      <style:text-properties style:font-name="Arial"/>
    </style:style>
    <style:style style:name="P33" style:family="paragraph" style:parent-style-name="Standard" style:list-style-name="L6">
      <style:text-properties style:font-name="Arial" fo:font-size="16pt"/>
    </style:style>
    <style:style style:name="P34" style:family="paragraph" style:parent-style-name="Standard" style:list-style-name="L12">
      <style:text-properties style:font-name="Arial" fo:font-size="16pt"/>
    </style:style>
    <style:style style:name="P35" style:family="paragraph" style:parent-style-name="Standard" style:list-style-name="L23">
      <style:text-properties style:font-name="Arial" fo:font-size="16pt"/>
    </style:style>
    <style:style style:name="P36" style:family="paragraph" style:parent-style-name="Standard" style:list-style-name="L29">
      <style:text-properties style:font-name="Arial" fo:font-size="16pt"/>
    </style:style>
    <style:style style:name="P37" style:family="paragraph" style:parent-style-name="Standard" style:list-style-name="L32">
      <style:text-properties style:font-name="Arial" fo:font-size="16pt"/>
    </style:style>
    <style:style style:name="P38" style:family="paragraph" style:parent-style-name="Standard" style:list-style-name="L35">
      <style:text-properties style:font-name="Arial" fo:font-size="16pt"/>
    </style:style>
    <style:style style:name="P39" style:family="paragraph" style:parent-style-name="Standard" style:list-style-name="L36">
      <style:text-properties style:font-name="Arial" fo:font-size="16pt"/>
    </style:style>
    <style:style style:name="P40" style:family="paragraph" style:parent-style-name="Standard" style:list-style-name="L7">
      <style:text-properties style:font-name="Arial"/>
    </style:style>
    <style:style style:name="P41" style:family="paragraph" style:parent-style-name="Standard" style:list-style-name="L8">
      <style:text-properties style:font-name="Arial"/>
    </style:style>
    <style:style style:name="P42" style:family="paragraph" style:parent-style-name="Standard" style:list-style-name="L9">
      <style:text-properties style:font-name="Arial"/>
    </style:style>
    <style:style style:name="P43" style:family="paragraph" style:parent-style-name="Standard" style:list-style-name="L10">
      <style:text-properties style:font-name="Arial"/>
    </style:style>
    <style:style style:name="P44" style:family="paragraph" style:parent-style-name="Standard" style:list-style-name="L11">
      <style:text-properties style:font-name="Arial"/>
    </style:style>
    <style:style style:name="P45" style:family="paragraph" style:parent-style-name="Standard" style:list-style-name="L14">
      <style:text-properties style:font-name="Arial"/>
    </style:style>
    <style:style style:name="P46" style:family="paragraph" style:parent-style-name="Standard" style:list-style-name="L15">
      <style:text-properties style:font-name="Arial"/>
    </style:style>
    <style:style style:name="P47" style:family="paragraph" style:parent-style-name="Standard" style:list-style-name="L16">
      <style:text-properties style:font-name="Arial"/>
    </style:style>
    <style:style style:name="P48" style:family="paragraph" style:parent-style-name="Standard" style:list-style-name="L17">
      <style:text-properties style:font-name="Arial"/>
    </style:style>
    <style:style style:name="P49" style:family="paragraph" style:parent-style-name="Standard" style:list-style-name="L17">
      <style:text-properties style:font-name="Arial" fo:font-style="normal"/>
    </style:style>
    <style:style style:name="P50" style:family="paragraph" style:parent-style-name="Standard" style:list-style-name="L19">
      <style:text-properties style:font-name="Arial"/>
    </style:style>
    <style:style style:name="P51" style:family="paragraph" style:parent-style-name="Standard" style:list-style-name="L20">
      <style:text-properties style:font-name="Arial"/>
    </style:style>
    <style:style style:name="P52" style:family="paragraph" style:parent-style-name="Standard" style:list-style-name="L21">
      <style:text-properties style:font-name="Arial"/>
    </style:style>
    <style:style style:name="P53" style:family="paragraph" style:parent-style-name="Standard" style:list-style-name="L22">
      <style:text-properties style:font-name="Arial"/>
    </style:style>
    <style:style style:name="P54" style:family="paragraph" style:parent-style-name="Standard" style:list-style-name="L27">
      <style:text-properties style:font-name="Arial"/>
    </style:style>
    <style:style style:name="P55" style:family="paragraph" style:parent-style-name="Standard" style:list-style-name="L28">
      <style:text-properties style:font-name="Arial"/>
    </style:style>
    <style:style style:name="P56" style:family="paragraph" style:parent-style-name="Standard" style:list-style-name="L30">
      <style:text-properties style:font-name="Arial"/>
    </style:style>
    <style:style style:name="P57" style:family="paragraph" style:parent-style-name="Standard" style:list-style-name="L31">
      <style:text-properties style:font-name="Arial"/>
    </style:style>
    <style:style style:name="P58" style:family="paragraph" style:parent-style-name="Standard" style:list-style-name="L33">
      <style:text-properties style:font-name="Arial"/>
    </style:style>
    <style:style style:name="P59" style:family="paragraph" style:parent-style-name="Standard" style:list-style-name="L34">
      <style:text-properties style:font-name="Arial"/>
    </style:style>
    <style:style style:name="P60" style:family="paragraph" style:parent-style-name="Standard">
      <style:text-properties style:font-name="Arial" officeooo:paragraph-rsid="00155bbc"/>
    </style:style>
    <style:style style:name="P61" style:family="paragraph" style:parent-style-name="Standard">
      <style:text-properties style:font-name="Arial" officeooo:paragraph-rsid="00170846"/>
    </style:style>
    <style:style style:name="P62" style:family="paragraph" style:parent-style-name="Standard">
      <style:text-properties style:font-name="Arial" officeooo:paragraph-rsid="001888e9"/>
    </style:style>
    <style:style style:name="P63" style:family="paragraph" style:parent-style-name="Standard">
      <style:text-properties style:font-name="Arial" officeooo:paragraph-rsid="00190111"/>
    </style:style>
    <style:style style:name="P64" style:family="paragraph" style:parent-style-name="Standard">
      <style:text-properties style:font-name="Arial" officeooo:paragraph-rsid="001954fb"/>
    </style:style>
    <style:style style:name="P65" style:family="paragraph" style:parent-style-name="Standard" style:list-style-name="L38">
      <style:text-properties fo:font-size="12pt"/>
    </style:style>
    <style:style style:name="P66" style:family="paragraph" style:parent-style-name="Standard" style:list-style-name="L39">
      <style:text-properties fo:font-size="12pt"/>
    </style:style>
    <style:style style:name="P67" style:family="paragraph" style:parent-style-name="Standard" style:list-style-name="L40">
      <style:text-properties fo:font-size="12pt"/>
    </style:style>
    <style:style style:name="P68" style:family="paragraph" style:parent-style-name="Standard" style:list-style-name="L40">
      <style:text-properties fo:font-size="12pt" style:text-underline-style="none"/>
    </style:style>
    <style:style style:name="P69" style:family="paragraph" style:parent-style-name="Standard" style:list-style-name="L4">
      <style:paragraph-properties fo:break-before="page"/>
      <style:text-properties style:font-name="Arial" fo:font-size="16pt"/>
    </style:style>
    <style:style style:name="P70" style:family="paragraph">
      <style:paragraph-properties fo:text-align="center"/>
    </style:style>
    <style:style style:name="P71" style:family="paragraph">
      <style:paragraph-properties fo:margin-left="0in" fo:margin-right="0in" fo:margin-top="0in" fo:margin-bottom="0in" fo:line-height="100%" fo:text-align="start" fo:text-indent="0in"/>
    </style:style>
    <style:style style:name="P72" style:family="paragraph">
      <loext:graphic-properties draw:fill="solid" draw:fill-color="#00b8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73" style:family="paragraph">
      <loext:graphic-properties draw:fill="solid" draw:fill-color="#23ff23"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74" style:family="paragraph">
      <loext:graphic-properties draw:fill="solid" draw:fill-color="#ff0000"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75" style:family="paragraph">
      <loext:graphic-properties draw:fill="solid" draw:fill-color="#e6ff00"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76"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77" style:family="paragraph">
      <loext:graphic-properties draw:fill="solid" draw:fill-color="#e6ff00"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78" style:family="paragraph">
      <loext:graphic-properties draw:fill="solid" draw:fill-color="#e6ff00"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24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79" style:family="paragraph">
      <loext:graphic-properties draw:fill="solid" draw:fill-color="#00b8ff"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80" style:family="paragraph">
      <loext:graphic-properties draw:fill="none" draw:fill-color="#fffff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start" fo:text-indent="0in">
        <style:tab-stops/>
      </style:paragraph-properties>
      <style:text-properties fo:color="#000000" style:text-outline="false" style:text-line-through-style="none" style:text-line-through-type="none" style:text-position="0% 100%" style:font-name="times" fo:font-size="14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P81" style:family="paragraph">
      <loext:graphic-properties draw:fill="solid" draw:fill-color="#ffff00"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82" style:family="paragraph">
      <loext:graphic-properties draw:fill="solid" draw:fill-color="#23ff23"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P83" style:family="paragraph">
      <loext:graphic-properties draw:fill="solid" draw:fill-color="#ff6633" draw:gradient-step-count="0" draw:fill-hatch-solid="false" draw:opacity="100%" draw:fill-image-width="0in" draw:fill-image-height="0in" style:repeat="repeat" draw:fill-image-ref-point-x="0%" draw:fill-image-ref-point-y="0%" draw:fill-image-ref-point="center" draw:tile-repeat-offset="0% vertical"/>
      <style:paragraph-properties fo:text-align="center"/>
    </style:style>
    <style:style style:name="T1" style:family="text">
      <style:text-properties style:font-name="Arial"/>
    </style:style>
    <style:style style:name="T2" style:family="text">
      <style:text-properties style:font-name="Arial" officeooo:rsid="00146a30"/>
    </style:style>
    <style:style style:name="T3" style:family="text">
      <style:text-properties fo:language="de" fo:country="DE"/>
    </style:style>
    <style:style style:name="T4" style:family="text">
      <style:text-properties fo:language="de" fo:country="DE" fo:font-style="italic"/>
    </style:style>
    <style:style style:name="T5" style:family="text">
      <style:text-properties fo:language="de" fo:country="DE" fo:font-style="normal"/>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normal"/>
    </style:style>
    <style:style style:name="T9" style:family="text">
      <style:text-properties style:text-underline-style="none"/>
    </style:style>
    <style:style style:name="T10" style:family="text">
      <style:text-properties fo:color="#000000" style:text-outline="false" style:text-line-through-style="none" style:text-line-through-type="none" style:font-name="times" fo:font-size="12pt" fo:font-style="normal" fo:text-shadow="none" style:text-underline-style="none" fo:font-weight="normal"/>
    </style:style>
    <style:style style:name="T11" style:family="text">
      <style:text-properties fo:color="#000000" style:text-outline="false" style:text-line-through-style="none" style:text-line-through-type="none" style:font-name="times" fo:font-size="14pt" fo:font-style="normal" fo:text-shadow="none" style:text-underline-style="none" fo:font-weight="normal"/>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6">
      <text:list-level-style-number text:level="1" text:style-name="Numbering_20_Symbols"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8">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063in" text:min-label-width="0.1965in"/>
        <style:text-properties style:font-name="StarSymbol"/>
      </text:list-level-style-bullet>
      <text:list-level-style-bullet text:level="3" style:num-suffix="." text:bullet-char="•">
        <style:list-level-properties text:space-before="1.0126in" text:min-label-width="0.1965in"/>
        <style:text-properties style:font-name="StarSymbol"/>
      </text:list-level-style-bullet>
      <text:list-level-style-bullet text:level="4" style:num-suffix="." text:bullet-char="•">
        <style:list-level-properties text:space-before="1.5189in" text:min-label-width="0.1965in"/>
        <style:text-properties style:font-name="StarSymbol"/>
      </text:list-level-style-bullet>
      <text:list-level-style-bullet text:level="5" style:num-suffix="." text:bullet-char="•">
        <style:list-level-properties text:space-before="2.0252in" text:min-label-width="0.1965in"/>
        <style:text-properties style:font-name="StarSymbol"/>
      </text:list-level-style-bullet>
      <text:list-level-style-bullet text:level="6" style:num-suffix="." text:bullet-char="•">
        <style:list-level-properties text:space-before="2.5315in" text:min-label-width="0.1965in"/>
        <style:text-properties style:font-name="StarSymbol"/>
      </text:list-level-style-bullet>
      <text:list-level-style-bullet text:level="7" style:num-suffix="." text:bullet-char="•">
        <style:list-level-properties text:space-before="3.0374in" text:min-label-width="0.1965in"/>
        <style:text-properties style:font-name="StarSymbol"/>
      </text:list-level-style-bullet>
      <text:list-level-style-bullet text:level="8" style:num-suffix="." text:bullet-char="•">
        <style:list-level-properties text:space-before="3.5437in" text:min-label-width="0.1965in"/>
        <style:text-properties style:font-name="StarSymbol"/>
      </text:list-level-style-bullet>
      <text:list-level-style-bullet text:level="9" style:num-suffix="." text:bullet-char="•">
        <style:list-level-properties text:space-before="4.05in" text:min-label-width="0.1965in"/>
        <style:text-properties style:font-name="StarSymbol"/>
      </text:list-level-style-bullet>
      <text:list-level-style-bullet text:level="10" style:num-suffix="." text:bullet-char="•">
        <style:list-level-properties text:space-before="4.5563in" text:min-label-width="0.1965in"/>
        <style:text-properties style:font-name="StarSymbol"/>
      </text:list-level-style-bullet>
    </text:list-style>
    <text:list-style style:name="L9">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063in" text:min-label-width="0.1965in"/>
        <style:text-properties style:font-name="StarSymbol"/>
      </text:list-level-style-bullet>
      <text:list-level-style-bullet text:level="3" style:num-suffix="." text:bullet-char="•">
        <style:list-level-properties text:space-before="1.0126in" text:min-label-width="0.1965in"/>
        <style:text-properties style:font-name="StarSymbol"/>
      </text:list-level-style-bullet>
      <text:list-level-style-bullet text:level="4" style:num-suffix="." text:bullet-char="•">
        <style:list-level-properties text:space-before="1.5189in" text:min-label-width="0.1965in"/>
        <style:text-properties style:font-name="StarSymbol"/>
      </text:list-level-style-bullet>
      <text:list-level-style-bullet text:level="5" style:num-suffix="." text:bullet-char="•">
        <style:list-level-properties text:space-before="2.0252in" text:min-label-width="0.1965in"/>
        <style:text-properties style:font-name="StarSymbol"/>
      </text:list-level-style-bullet>
      <text:list-level-style-bullet text:level="6" style:num-suffix="." text:bullet-char="•">
        <style:list-level-properties text:space-before="2.5315in" text:min-label-width="0.1965in"/>
        <style:text-properties style:font-name="StarSymbol"/>
      </text:list-level-style-bullet>
      <text:list-level-style-bullet text:level="7" style:num-suffix="." text:bullet-char="•">
        <style:list-level-properties text:space-before="3.0374in" text:min-label-width="0.1965in"/>
        <style:text-properties style:font-name="StarSymbol"/>
      </text:list-level-style-bullet>
      <text:list-level-style-bullet text:level="8" style:num-suffix="." text:bullet-char="•">
        <style:list-level-properties text:space-before="3.5437in" text:min-label-width="0.1965in"/>
        <style:text-properties style:font-name="StarSymbol"/>
      </text:list-level-style-bullet>
      <text:list-level-style-bullet text:level="9" style:num-suffix="." text:bullet-char="•">
        <style:list-level-properties text:space-before="4.05in" text:min-label-width="0.1965in"/>
        <style:text-properties style:font-name="StarSymbol"/>
      </text:list-level-style-bullet>
      <text:list-level-style-bullet text:level="10" style:num-suffix="." text:bullet-char="•">
        <style:list-level-properties text:space-before="4.5563in" text:min-label-width="0.1965in"/>
        <style:text-properties style:font-name="StarSymbol"/>
      </text:list-level-style-bullet>
    </text:list-style>
    <text:list-style style:name="L10">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055in" text:min-label-width="0.1965in"/>
        <style:text-properties style:font-name="StarSymbol"/>
      </text:list-level-style-bullet>
      <text:list-level-style-bullet text:level="3" style:num-suffix="." text:bullet-char="•">
        <style:list-level-properties text:space-before="1.011in" text:min-label-width="0.1965in"/>
        <style:text-properties style:font-name="StarSymbol"/>
      </text:list-level-style-bullet>
      <text:list-level-style-bullet text:level="4" style:num-suffix="." text:bullet-char="•">
        <style:list-level-properties text:space-before="1.5169in" text:min-label-width="0.1965in"/>
        <style:text-properties style:font-name="StarSymbol"/>
      </text:list-level-style-bullet>
      <text:list-level-style-bullet text:level="5" style:num-suffix="." text:bullet-char="•">
        <style:list-level-properties text:space-before="2.0224in" text:min-label-width="0.1965in"/>
        <style:text-properties style:font-name="StarSymbol"/>
      </text:list-level-style-bullet>
      <text:list-level-style-bullet text:level="6" style:num-suffix="." text:bullet-char="•">
        <style:list-level-properties text:space-before="2.528in" text:min-label-width="0.1965in"/>
        <style:text-properties style:font-name="StarSymbol"/>
      </text:list-level-style-bullet>
      <text:list-level-style-bullet text:level="7" style:num-suffix="." text:bullet-char="•">
        <style:list-level-properties text:space-before="3.0335in" text:min-label-width="0.1965in"/>
        <style:text-properties style:font-name="StarSymbol"/>
      </text:list-level-style-bullet>
      <text:list-level-style-bullet text:level="8" style:num-suffix="." text:bullet-char="•">
        <style:list-level-properties text:space-before="3.539in" text:min-label-width="0.1965in"/>
        <style:text-properties style:font-name="StarSymbol"/>
      </text:list-level-style-bullet>
      <text:list-level-style-bullet text:level="9" style:num-suffix="." text:bullet-char="•">
        <style:list-level-properties text:space-before="4.0445in" text:min-label-width="0.1965in"/>
        <style:text-properties style:font-name="StarSymbol"/>
      </text:list-level-style-bullet>
      <text:list-level-style-bullet text:level="10" style:num-suffix="." text:bullet-char="•">
        <style:list-level-properties text:space-before="4.55in" text:min-label-width="0.1965in"/>
        <style:text-properties style:font-name="StarSymbol"/>
      </text:list-level-style-bullet>
    </text:list-style>
    <text:list-style style:name="L11">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055in" text:min-label-width="0.1965in"/>
        <style:text-properties style:font-name="StarSymbol"/>
      </text:list-level-style-bullet>
      <text:list-level-style-bullet text:level="3" style:num-suffix="." text:bullet-char="•">
        <style:list-level-properties text:space-before="1.011in" text:min-label-width="0.1965in"/>
        <style:text-properties style:font-name="StarSymbol"/>
      </text:list-level-style-bullet>
      <text:list-level-style-bullet text:level="4" style:num-suffix="." text:bullet-char="•">
        <style:list-level-properties text:space-before="1.5169in" text:min-label-width="0.1965in"/>
        <style:text-properties style:font-name="StarSymbol"/>
      </text:list-level-style-bullet>
      <text:list-level-style-bullet text:level="5" style:num-suffix="." text:bullet-char="•">
        <style:list-level-properties text:space-before="2.0224in" text:min-label-width="0.1965in"/>
        <style:text-properties style:font-name="StarSymbol"/>
      </text:list-level-style-bullet>
      <text:list-level-style-bullet text:level="6" style:num-suffix="." text:bullet-char="•">
        <style:list-level-properties text:space-before="2.528in" text:min-label-width="0.1965in"/>
        <style:text-properties style:font-name="StarSymbol"/>
      </text:list-level-style-bullet>
      <text:list-level-style-bullet text:level="7" style:num-suffix="." text:bullet-char="•">
        <style:list-level-properties text:space-before="3.0335in" text:min-label-width="0.1965in"/>
        <style:text-properties style:font-name="StarSymbol"/>
      </text:list-level-style-bullet>
      <text:list-level-style-bullet text:level="8" style:num-suffix="." text:bullet-char="•">
        <style:list-level-properties text:space-before="3.539in" text:min-label-width="0.1965in"/>
        <style:text-properties style:font-name="StarSymbol"/>
      </text:list-level-style-bullet>
      <text:list-level-style-bullet text:level="9" style:num-suffix="." text:bullet-char="•">
        <style:list-level-properties text:space-before="4.0445in" text:min-label-width="0.1965in"/>
        <style:text-properties style:font-name="StarSymbol"/>
      </text:list-level-style-bullet>
      <text:list-level-style-bullet text:level="10" style:num-suffix="." text:bullet-char="•">
        <style:list-level-properties text:space-before="4.55in" text:min-label-width="0.1965in"/>
        <style:text-properties style:font-name="StarSymbol"/>
      </text:list-level-style-bullet>
    </text:list-style>
    <text:list-style style:name="L12">
      <text:list-level-style-number text:level="1" text:style-name="Numbering_20_Symbols" style:num-suffix="." style:num-format="1" text:start-value="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14">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15">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16">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17">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098in" text:min-label-width="0.1965in"/>
        <style:text-properties style:font-name="StarSymbol"/>
      </text:list-level-style-bullet>
      <text:list-level-style-bullet text:level="3" style:num-suffix="." text:bullet-char="–">
        <style:list-level-properties text:space-before="1.0197in" text:min-label-width="0.1965in"/>
        <style:text-properties style:font-name="StarSymbol"/>
      </text:list-level-style-bullet>
      <text:list-level-style-bullet text:level="4" style:num-suffix="." text:bullet-char="–">
        <style:list-level-properties text:space-before="1.5291in" text:min-label-width="0.1965in"/>
        <style:text-properties style:font-name="StarSymbol"/>
      </text:list-level-style-bullet>
      <text:list-level-style-bullet text:level="5" style:num-suffix="." text:bullet-char="–">
        <style:list-level-properties text:space-before="2.039in" text:min-label-width="0.1965in"/>
        <style:text-properties style:font-name="StarSymbol"/>
      </text:list-level-style-bullet>
      <text:list-level-style-bullet text:level="6" style:num-suffix="." text:bullet-char="–">
        <style:list-level-properties text:space-before="2.5488in" text:min-label-width="0.1965in"/>
        <style:text-properties style:font-name="StarSymbol"/>
      </text:list-level-style-bullet>
      <text:list-level-style-bullet text:level="7" style:num-suffix="." text:bullet-char="–">
        <style:list-level-properties text:space-before="3.0583in" text:min-label-width="0.1965in"/>
        <style:text-properties style:font-name="StarSymbol"/>
      </text:list-level-style-bullet>
      <text:list-level-style-bullet text:level="8" style:num-suffix="." text:bullet-char="–">
        <style:list-level-properties text:space-before="3.5681in" text:min-label-width="0.1965in"/>
        <style:text-properties style:font-name="StarSymbol"/>
      </text:list-level-style-bullet>
      <text:list-level-style-bullet text:level="9" style:num-suffix="." text:bullet-char="–">
        <style:list-level-properties text:space-before="4.078in" text:min-label-width="0.1965in"/>
        <style:text-properties style:font-name="StarSymbol"/>
      </text:list-level-style-bullet>
      <text:list-level-style-bullet text:level="10" style:num-suffix="." text:bullet-char="–">
        <style:list-level-properties text:space-before="4.5874in" text:min-label-width="0.1965in"/>
        <style:text-properties style:font-name="StarSymbol"/>
      </text:list-level-style-bullet>
    </text:list-style>
    <text:list-style style:name="L18">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2"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19">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20">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21">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22">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26in" text:min-label-width="0.1965in"/>
        <style:text-properties style:font-name="StarSymbol"/>
      </text:list-level-style-bullet>
      <text:list-level-style-bullet text:level="3" style:num-suffix="." text:bullet-char="•">
        <style:list-level-properties text:space-before="1.0252in" text:min-label-width="0.1965in"/>
        <style:text-properties style:font-name="StarSymbol"/>
      </text:list-level-style-bullet>
      <text:list-level-style-bullet text:level="4" style:num-suffix="." text:bullet-char="•">
        <style:list-level-properties text:space-before="1.5374in" text:min-label-width="0.1965in"/>
        <style:text-properties style:font-name="StarSymbol"/>
      </text:list-level-style-bullet>
      <text:list-level-style-bullet text:level="5" style:num-suffix="." text:bullet-char="•">
        <style:list-level-properties text:space-before="2.05in" text:min-label-width="0.1965in"/>
        <style:text-properties style:font-name="StarSymbol"/>
      </text:list-level-style-bullet>
      <text:list-level-style-bullet text:level="6" style:num-suffix="." text:bullet-char="•">
        <style:list-level-properties text:space-before="2.5626in" text:min-label-width="0.1965in"/>
        <style:text-properties style:font-name="StarSymbol"/>
      </text:list-level-style-bullet>
      <text:list-level-style-bullet text:level="7" style:num-suffix="." text:bullet-char="•">
        <style:list-level-properties text:space-before="3.0752in" text:min-label-width="0.1965in"/>
        <style:text-properties style:font-name="StarSymbol"/>
      </text:list-level-style-bullet>
      <text:list-level-style-bullet text:level="8" style:num-suffix="." text:bullet-char="•">
        <style:list-level-properties text:space-before="3.5874in" text:min-label-width="0.1965in"/>
        <style:text-properties style:font-name="StarSymbol"/>
      </text:list-level-style-bullet>
      <text:list-level-style-bullet text:level="9" style:num-suffix="." text:bullet-char="•">
        <style:list-level-properties text:space-before="4.1in" text:min-label-width="0.1965in"/>
        <style:text-properties style:font-name="StarSymbol"/>
      </text:list-level-style-bullet>
      <text:list-level-style-bullet text:level="10" style:num-suffix="." text:bullet-char="•">
        <style:list-level-properties text:space-before="4.6126in" text:min-label-width="0.1965in"/>
        <style:text-properties style:font-name="StarSymbol"/>
      </text:list-level-style-bullet>
    </text:list-style>
    <text:list-style style:name="L23">
      <text:list-level-style-number text:level="1" text:style-name="Numbering_20_Symbols" style:num-suffix="." style:num-format="1" text:start-value="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number text:level="1" text:style-name="Numbering_20_Symbols" style:num-suffix="." style:num-format="1" text:start-value="4">
        <style:list-level-properties text:min-label-width="0.1965in"/>
      </text:list-level-style-number>
      <text:list-level-style-number text:level="2" text:style-name="Numbering_20_Symbols" style:num-format="1"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25">
      <text:list-level-style-number text:level="1" text:style-name="Numbering_20_Symbols" style:num-suffix="." style:num-format="1" text:start-value="4">
        <style:list-level-properties text:min-label-width="0.1965in"/>
      </text:list-level-style-number>
      <text:list-level-style-number text:level="2" text:style-name="Numbering_20_Symbols" style:num-format="1" text:start-value="2"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26">
      <text:list-level-style-number text:level="1" text:style-name="Numbering_20_Symbols" style:num-suffix="." style:num-format="1" text:start-value="4">
        <style:list-level-properties text:min-label-width="0.1965in"/>
      </text:list-level-style-number>
      <text:list-level-style-number text:level="2" text:style-name="Numbering_20_Symbols" style:num-format="1" text:start-value="3"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27">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3" text:display-levels="2">
        <style:list-level-properties text:space-before="0.5146in" text:min-label-width="0.1965in"/>
      </text:list-level-style-number>
      <text:list-level-style-number text:level="3" text:style-name="Numbering_20_Symbols" style:num-format="1" text:display-levels="3">
        <style:list-level-properties text:space-before="1.0291in" text:min-label-width="0.1965in"/>
      </text:list-level-style-number>
      <text:list-level-style-number text:level="4" style:num-suffix="." style:num-format="1" text:display-levels="4">
        <style:list-level-properties text:space-before="1.5437in" text:min-label-width="0.1965in"/>
      </text:list-level-style-number>
      <text:list-level-style-number text:level="5" style:num-suffix="." style:num-format="1" text:display-levels="5">
        <style:list-level-properties text:space-before="2.0583in" text:min-label-width="0.1965in"/>
      </text:list-level-style-number>
      <text:list-level-style-number text:level="6" style:num-suffix="." style:num-format="1" text:display-levels="6">
        <style:list-level-properties text:space-before="2.5728in" text:min-label-width="0.1965in"/>
      </text:list-level-style-number>
      <text:list-level-style-number text:level="7" style:num-suffix="." style:num-format="1" text:display-levels="7">
        <style:list-level-properties text:space-before="3.0874in" text:min-label-width="0.1965in"/>
      </text:list-level-style-number>
      <text:list-level-style-number text:level="8" style:num-suffix="." style:num-format="1" text:display-levels="8">
        <style:list-level-properties text:space-before="3.602in" text:min-label-width="0.1965in"/>
      </text:list-level-style-number>
      <text:list-level-style-number text:level="9" style:num-suffix="." style:num-format="1" text:display-levels="9">
        <style:list-level-properties text:space-before="4.1169in" text:min-label-width="0.1965in"/>
      </text:list-level-style-number>
      <text:list-level-style-number text:level="10" style:num-suffix="." style:num-format="1" text:display-levels="10">
        <style:list-level-properties text:space-before="4.6315in" text:min-label-width="0.1965in"/>
      </text:list-level-style-number>
    </text:list-style>
    <text:list-style style:name="L28">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3" text:display-levels="2">
        <style:list-level-properties text:space-before="0.5146in" text:min-label-width="0.1965in"/>
      </text:list-level-style-number>
      <text:list-level-style-number text:level="3" text:style-name="Numbering_20_Symbols" style:num-format="1" text:start-value="2" text:display-levels="3">
        <style:list-level-properties text:space-before="1.0291in" text:min-label-width="0.1965in"/>
      </text:list-level-style-number>
      <text:list-level-style-number text:level="4" style:num-suffix="." style:num-format="1" text:display-levels="4">
        <style:list-level-properties text:space-before="1.5437in" text:min-label-width="0.1965in"/>
      </text:list-level-style-number>
      <text:list-level-style-number text:level="5" style:num-suffix="." style:num-format="1" text:display-levels="5">
        <style:list-level-properties text:space-before="2.0583in" text:min-label-width="0.1965in"/>
      </text:list-level-style-number>
      <text:list-level-style-number text:level="6" style:num-suffix="." style:num-format="1" text:display-levels="6">
        <style:list-level-properties text:space-before="2.5728in" text:min-label-width="0.1965in"/>
      </text:list-level-style-number>
      <text:list-level-style-number text:level="7" style:num-suffix="." style:num-format="1" text:display-levels="7">
        <style:list-level-properties text:space-before="3.0874in" text:min-label-width="0.1965in"/>
      </text:list-level-style-number>
      <text:list-level-style-number text:level="8" style:num-suffix="." style:num-format="1" text:display-levels="8">
        <style:list-level-properties text:space-before="3.602in" text:min-label-width="0.1965in"/>
      </text:list-level-style-number>
      <text:list-level-style-number text:level="9" style:num-suffix="." style:num-format="1" text:display-levels="9">
        <style:list-level-properties text:space-before="4.1169in" text:min-label-width="0.1965in"/>
      </text:list-level-style-number>
      <text:list-level-style-number text:level="10" style:num-suffix="." style:num-format="1" text:display-levels="10">
        <style:list-level-properties text:space-before="4.6315in" text:min-label-width="0.1965in"/>
      </text:list-level-style-number>
    </text:list-style>
    <text:list-style style:name="L29">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text:start-value="27">
        <style:list-level-properties text:space-before="0.3933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list-level-style-number text:level="1" text:style-name="Numbering_20_Symbols" style:num-suffix="." style:num-format="1" text:start-value="6">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4">
      <text:list-level-style-bullet text:level="1" style:num-suffix="." text:bullet-char="•">
        <style:list-level-properties text:min-label-width="0.1965in"/>
        <style:text-properties style:font-name="StarSymbol"/>
      </text:list-level-style-bullet>
      <text:list-level-style-bullet text:level="2" style:num-suffix="." text:bullet-char="•">
        <style:list-level-properties text:space-before="0.5134in" text:min-label-width="0.1965in"/>
        <style:text-properties style:font-name="StarSymbol"/>
      </text:list-level-style-bullet>
      <text:list-level-style-bullet text:level="3" style:num-suffix="." text:bullet-char="•">
        <style:list-level-properties text:space-before="1.0264in" text:min-label-width="0.1965in"/>
        <style:text-properties style:font-name="StarSymbol"/>
      </text:list-level-style-bullet>
      <text:list-level-style-bullet text:level="4" style:num-suffix="." text:bullet-char="•">
        <style:list-level-properties text:space-before="1.5398in" text:min-label-width="0.1965in"/>
        <style:text-properties style:font-name="StarSymbol"/>
      </text:list-level-style-bullet>
      <text:list-level-style-bullet text:level="5" style:num-suffix="." text:bullet-char="•">
        <style:list-level-properties text:space-before="2.0528in" text:min-label-width="0.1965in"/>
        <style:text-properties style:font-name="StarSymbol"/>
      </text:list-level-style-bullet>
      <text:list-level-style-bullet text:level="6" style:num-suffix="." text:bullet-char="•">
        <style:list-level-properties text:space-before="2.5661in" text:min-label-width="0.1965in"/>
        <style:text-properties style:font-name="StarSymbol"/>
      </text:list-level-style-bullet>
      <text:list-level-style-bullet text:level="7" style:num-suffix="." text:bullet-char="•">
        <style:list-level-properties text:space-before="3.0791in" text:min-label-width="0.1965in"/>
        <style:text-properties style:font-name="StarSymbol"/>
      </text:list-level-style-bullet>
      <text:list-level-style-bullet text:level="8" style:num-suffix="." text:bullet-char="•">
        <style:list-level-properties text:space-before="3.5925in" text:min-label-width="0.1965in"/>
        <style:text-properties style:font-name="StarSymbol"/>
      </text:list-level-style-bullet>
      <text:list-level-style-bullet text:level="9" style:num-suffix="." text:bullet-char="•">
        <style:list-level-properties text:space-before="4.1055in" text:min-label-width="0.1965in"/>
        <style:text-properties style:font-name="StarSymbol"/>
      </text:list-level-style-bullet>
      <text:list-level-style-bullet text:level="10" style:num-suffix="." text:bullet-char="•">
        <style:list-level-properties text:space-before="4.6189in" text:min-label-width="0.1965in"/>
        <style:text-properties style:font-name="StarSymbol"/>
      </text:list-level-style-bullet>
    </text:list-style>
    <text:list-style style:name="L35">
      <text:list-level-style-number text:level="1" text:style-name="Numbering_20_Symbols" style:num-suffix="." style:num-format="1" text:start-value="7">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6">
      <text:list-level-style-number text:level="1" text:style-name="Numbering_20_Symbols" style:num-suffix="." style:num-format="1" text:start-value="8">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7">
      <text:list-level-style-number text:level="1" text:style-name="Numbering_20_Symbols" style:num-suffix="." style:num-format="1" text:start-value="8">
        <style:list-level-properties text:min-label-width="0.1965in"/>
      </text:list-level-style-number>
      <text:list-level-style-number text:level="2" text:style-name="Numbering_20_Symbols" style:num-format="1"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38">
      <text:list-level-style-number text:level="1" text:style-name="Numbering_20_Symbols" style:num-suffix="." style:num-format="1" text:start-value="8">
        <style:list-level-properties text:min-label-width="0.1965in"/>
      </text:list-level-style-number>
      <text:list-level-style-number text:level="2" text:style-name="Numbering_20_Symbols" style:num-format="1" text:start-value="2"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39">
      <text:list-level-style-number text:level="1" text:style-name="Numbering_20_Symbols" style:num-suffix="." style:num-format="1" text:start-value="8">
        <style:list-level-properties text:min-label-width="0.1965in"/>
      </text:list-level-style-number>
      <text:list-level-style-number text:level="2" text:style-name="Numbering_20_Symbols" style:num-format="1" text:start-value="3" text:display-levels="2">
        <style:list-level-properties text:space-before="0.5398in" text:min-label-width="0.1965in"/>
      </text:list-level-style-number>
      <text:list-level-style-number text:level="3" style:num-suffix="." style:num-format="1" text:display-levels="3">
        <style:list-level-properties text:space-before="1.0791in" text:min-label-width="0.1965in"/>
      </text:list-level-style-number>
      <text:list-level-style-number text:level="4" style:num-suffix="." style:num-format="1" text:display-levels="4">
        <style:list-level-properties text:space-before="1.6189in" text:min-label-width="0.1965in"/>
      </text:list-level-style-number>
      <text:list-level-style-number text:level="5" style:num-suffix="." style:num-format="1" text:display-levels="5">
        <style:list-level-properties text:space-before="2.1583in" text:min-label-width="0.1965in"/>
      </text:list-level-style-number>
      <text:list-level-style-number text:level="6" style:num-suffix="." style:num-format="1" text:display-levels="6">
        <style:list-level-properties text:space-before="2.698in" text:min-label-width="0.1965in"/>
      </text:list-level-style-number>
      <text:list-level-style-number text:level="7" style:num-suffix="." style:num-format="1" text:display-levels="7">
        <style:list-level-properties text:space-before="3.2374in" text:min-label-width="0.1965in"/>
      </text:list-level-style-number>
      <text:list-level-style-number text:level="8" style:num-suffix="." style:num-format="1" text:display-levels="8">
        <style:list-level-properties text:space-before="3.7772in" text:min-label-width="0.1965in"/>
      </text:list-level-style-number>
      <text:list-level-style-number text:level="9" style:num-suffix="." style:num-format="1" text:display-levels="9">
        <style:list-level-properties text:space-before="4.3169in" text:min-label-width="0.1965in"/>
      </text:list-level-style-number>
      <text:list-level-style-number text:level="10" style:num-suffix="." style:num-format="1" text:display-levels="10">
        <style:list-level-properties text:space-before="4.8563in" text:min-label-width="0.1965in"/>
      </text:list-level-style-number>
    </text:list-style>
    <text:list-style style:name="L40">
      <text:list-level-style-number text:level="1" text:style-name="Numbering_20_Symbols" style:num-suffix="." style:num-format="1" text:start-value="8">
        <style:list-level-properties text:min-label-width="0.1965in"/>
      </text:list-level-style-number>
      <text:list-level-style-number text:level="2" text:style-name="Numbering_20_Symbols" style:num-format="1" text:start-value="5" text:display-levels="2">
        <style:list-level-properties text:space-before="0.5453in" text:min-label-width="0.1965in"/>
      </text:list-level-style-number>
      <text:list-level-style-number text:level="3" style:num-suffix="." style:num-format="1" text:display-levels="3">
        <style:list-level-properties text:space-before="1.0902in" text:min-label-width="0.1965in"/>
      </text:list-level-style-number>
      <text:list-level-style-number text:level="4" style:num-suffix="." style:num-format="1" text:display-levels="4">
        <style:list-level-properties text:space-before="1.6354in" text:min-label-width="0.1965in"/>
      </text:list-level-style-number>
      <text:list-level-style-number text:level="5" style:num-suffix="." style:num-format="1" text:display-levels="5">
        <style:list-level-properties text:space-before="2.1807in" text:min-label-width="0.1965in"/>
      </text:list-level-style-number>
      <text:list-level-style-number text:level="6" style:num-suffix="." style:num-format="1" text:display-levels="6">
        <style:list-level-properties text:space-before="2.7256in" text:min-label-width="0.1965in"/>
      </text:list-level-style-number>
      <text:list-level-style-number text:level="7" style:num-suffix="." style:num-format="1" text:display-levels="7">
        <style:list-level-properties text:space-before="3.2709in" text:min-label-width="0.1965in"/>
      </text:list-level-style-number>
      <text:list-level-style-number text:level="8" style:num-suffix="." style:num-format="1" text:display-levels="8">
        <style:list-level-properties text:space-before="3.8161in" text:min-label-width="0.1965in"/>
      </text:list-level-style-number>
      <text:list-level-style-number text:level="9" style:num-suffix="." style:num-format="1" text:display-levels="9">
        <style:list-level-properties text:space-before="4.361in" text:min-label-width="0.1965in"/>
      </text:list-level-style-number>
      <text:list-level-style-number text:level="10" style:num-suffix="." style:num-format="1" text:display-levels="10">
        <style:list-level-properties text:space-before="4.9063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1" svg:stroke-width="0in" svg:stroke-color="#000000" draw:marker-start="" draw:marker-start-width="0.139in" draw:marker-start-center="false" draw:marker-end="" draw:marker-end-width="0.139in" draw:marker-end-center="false" svg:stroke-opacity="100%" draw:stroke-linejoin="round" svg:stroke-linecap="butt" draw:fill="solid" draw:fill-color="#333333" draw:secondary-fill-color="#729fcf" draw:gradient-step-count="0" draw:fill-hatch-solid="false" draw:opacity="100%" draw:fill-image-width="0in" draw:fill-image-height="0in" style:repeat="repeat" draw:fill-image-ref-point-x="0%" draw:fill-image-ref-point-y="0%" draw:fill-image-ref-point="center" draw:tile-repeat-offset="0% vertical" draw:shadow="hidden" draw:shadow-offset-x="0.1181in" draw:shadow-offset-y="0.1181in" draw:shadow-color="#808080" draw:shadow-opacity="100%" style:run-through="foreground"/>
    </style:style>
    <style:style style:name="gr3" style:family="graphic">
      <style:graphic-properties draw:stroke="none" draw:stroke-dash="Dashed_20__28_var_29__20_1" svg:stroke-width="0in" svg:stroke-color="#000000" svg:stroke-opacity="100%" draw:stroke-linejoin="round" draw:fill="solid" draw:fill-color="#333333" draw:gradient-step-count="0" draw:fill-hatch-solid="false" draw:opacity="100%" draw:fill-image-width="0in" draw:fill-image-height="0in" style:repeat="repeat" draw:fill-image-ref-point-x="0%" draw:fill-image-ref-point-y="0%" draw:fill-image-ref-point="center" draw:tile-repeat-offset="0% vertical" draw:shadow="hidden" draw:shadow-offset-x="0.1181in" draw:shadow-offset-y="0.1181in" draw:shadow-color="#808080" draw:shadow-opacity="100%" dr3d:backface-culling="enabled" dr3d:normals-kind="object" dr3d:normals-direction="inverse" dr3d:texture-generation-mode-x="object" dr3d:texture-generation-mode-y="object" dr3d:texture-mode="blend" dr3d:texture-filter="enabled" dr3d:emissive-color="#000000" dr3d:specular-color="#ffffff" dr3d:shininess="15%" dr3d:shadow="hidden" style:run-through="foreground"/>
    </style:style>
    <style:style style:name="gr4" style:family="graphic">
      <style:graphic-properties draw:stroke="solid" draw:stroke-dash="Dashed_20__28_var_29__20_1" svg:stroke-width="0in" svg:stroke-color="#000000" draw:marker-start-width="0.1181in" draw:marker-start-center="false" draw:marker-end="Arrow" draw:marker-end-width="0.0984in" draw:marker-end-center="false" svg:stroke-opacity="100%" draw:stroke-linejoin="round" draw:textarea-horizontal-align="center" draw:textarea-vertical-align="middle" draw:shadow="hidden" draw:shadow-offset-x="0.1181in" draw:shadow-offset-y="0.1181in" draw:shadow-color="#808080" draw:shadow-opacity="100%" style:run-through="foreground"/>
    </style:style>
    <style:style style:name="gr5" style:family="graphic">
      <style:graphic-properties draw:stroke="solid" draw:stroke-dash="Dashed_20__28_var_29__20_1" svg:stroke-width="0in" svg:stroke-color="#000000" svg:stroke-opacity="100%" draw:stroke-linejoin="round" draw:fill="solid" draw:fill-color="#00b8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fit-to-size="false" style:shrink-to-fit="false" draw:fit-to-contour="false"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6" style:family="graphic">
      <style:graphic-properties draw:stroke="solid" draw:stroke-dash="Dashed_20__28_var_29__20_1" svg:stroke-width="0in" svg:stroke-color="#000000" svg:stroke-opacity="100%" draw:stroke-linejoin="round" draw:fill="solid" draw:fill-color="#23ff23"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fit-to-size="false" style:shrink-to-fit="false" draw:fit-to-contour="false"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solid" draw:stroke-dash="Dashed_20__28_var_29__20_1" svg:stroke-width="0in" svg:stroke-color="#000000" svg:stroke-opacity="100%" draw:stroke-linejoin="round" draw:fill="solid" draw:fill-color="#ff0000"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fit-to-size="false" style:shrink-to-fit="false" draw:fit-to-contour="false"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solid" draw:stroke-dash="Dashed_20__28_var_29__20_1" svg:stroke-width="0in" svg:stroke-color="#000000" svg:stroke-opacity="100%" draw:stroke-linejoin="round" draw:fill="solid" draw:fill-color="#e6ff00"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fit-to-size="false" style:shrink-to-fit="false" draw:fit-to-contour="false"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solid" draw:stroke-dash="Dashed_20__28_var_29__20_1" svg:stroke-width="0in" svg:stroke-color="#000000" draw:marker-start-width="0.1181in" draw:marker-start-center="false" draw:marker-end="Arrowheads_20_1" draw:marker-end-width="0.1181in" draw:marker-end-center="false" svg:stroke-opacity="100%" draw:stroke-linejoin="round" draw:textarea-horizontal-align="center" draw:textarea-vertical-align="middle" draw:shadow="hidden" draw:shadow-offset-x="0.1181in" draw:shadow-offset-y="0.1181in" draw:shadow-color="#808080" draw:shadow-opacity="100%" draw:start-line-spacing-horizontal="0.1114in" draw:start-line-spacing-vertical="0.1114in" draw:end-line-spacing-horizontal="0.1114in" draw:end-line-spacing-vertical="0.1114in" style:run-through="foreground"/>
    </style:style>
    <style:style style:name="gr10" style:family="graphic">
      <style:graphic-properties draw:stroke="solid" draw:stroke-dash="Dashed_20__28_var_29__20_1" svg:stroke-width="0in" svg:stroke-color="#000000" draw:marker-start-width="0.1181in" draw:marker-start-center="false" draw:marker-end="Arrowheads_20_2" draw:marker-end-width="0.1181in" draw:marker-end-center="false" svg:stroke-opacity="100%" draw:stroke-linejoin="round" draw:textarea-horizontal-align="center" draw:textarea-vertical-align="middle" draw:shadow="hidden" draw:shadow-offset-x="0.1181in" draw:shadow-offset-y="0.1181in" draw:shadow-color="#808080" draw:shadow-opacity="100%" draw:start-line-spacing-horizontal="0.1114in" draw:start-line-spacing-vertical="0.1114in" draw:end-line-spacing-horizontal="0.1114in" draw:end-line-spacing-vertical="0.1114in" style:run-through="foreground"/>
    </style:style>
    <style:style style:name="gr11" style:family="graphic">
      <style:graphic-properties draw:stroke="solid" draw:stroke-dash="Dashed_20__28_var_29__20_1" svg:stroke-width="0in" svg:stroke-color="#000000" draw:marker-start-width="0.1181in" draw:marker-start-center="false" draw:marker-end="Arrowheads_20_3" draw:marker-end-width="0.1181in" draw:marker-end-center="false" svg:stroke-opacity="100%" draw:stroke-linejoin="round" draw:textarea-horizontal-align="center" draw:textarea-vertical-align="middle" draw:shadow="hidden" draw:shadow-offset-x="0.1181in" draw:shadow-offset-y="0.1181in" draw:shadow-color="#808080" draw:shadow-opacity="100%" draw:start-line-spacing-horizontal="0.1114in" draw:start-line-spacing-vertical="0.1114in" draw:end-line-spacing-horizontal="0.1114in" draw:end-line-spacing-vertical="0.1114in" style:run-through="foreground"/>
    </style:style>
    <style:style style:name="gr12"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154in" fo:min-width="1.3791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13" style:family="graphic">
      <style:graphic-properties draw:stroke="solid" draw:stroke-dash="Dashed_20__28_var_29__20_1" svg:stroke-width="0in" svg:stroke-color="#000000" svg:stroke-opacity="100%" draw:stroke-linejoin="round" draw:fill="solid" draw:fill-color="#e6ff00"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4"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2925in" fo:min-width="0.1764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15" style:family="graphic">
      <style:graphic-properties draw:stroke="solid" draw:stroke-dash="Dashed_20__28_var_29__20_1" svg:stroke-width="0in" svg:stroke-color="#000000" svg:stroke-opacity="100%" draw:stroke-linejoin="round" draw:fill="solid" draw:fill-color="#00b8ff"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6"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654in" fo:min-width="0.5075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17" style:family="graphic">
      <style:graphic-properties draw:stroke="solid" draw:stroke-dash="Dashed_20__28_var_29__20_1" svg:stroke-width="0in" svg:stroke-color="#000000" svg:stroke-opacity="100%" draw:stroke-linejoin="round" draw:fill="solid" draw:fill-color="#ffff00"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18"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654in" fo:min-width="0.6543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19" style:family="graphic">
      <style:graphic-properties draw:stroke="solid" draw:stroke-dash="Dashed_20__28_var_29__20_1" svg:stroke-width="0in" svg:stroke-color="#000000" svg:stroke-opacity="100%" draw:stroke-linejoin="round" draw:fill="solid" draw:fill-color="#23ff23"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20"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654in" fo:min-width="1.2598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21" style:family="graphic">
      <style:graphic-properties draw:stroke="solid" draw:stroke-dash="Dashed_20__28_var_29__20_1" svg:stroke-width="0in" svg:stroke-color="#000000" svg:stroke-opacity="100%" draw:stroke-linejoin="round" draw:fill="solid" draw:fill-color="#ff6633"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22" style:family="graphic">
      <style:graphic-properties draw:stroke="none" draw:stroke-dash="Dashed_20__28_var_29__20_1" svg:stroke-width="0in" svg:stroke-color="#000000" svg:stroke-opacity="100%" draw:stroke-linejoin="round" draw:fill="none" draw:fill-color="#ffffff" draw:gradient-step-count="0" draw:fill-hatch-solid="false" draw:opacity="100%" draw:fill-image-width="0in" draw:fill-image-height="0in" style:repeat="repeat" draw:fill-image-ref-point-x="0%" draw:fill-image-ref-point-y="0%" draw:fill-image-ref-point="center" draw:tile-repeat-offset="0% vertical" draw:textarea-horizontal-align="left" draw:textarea-vertical-align="top" draw:auto-grow-height="true" draw:auto-grow-width="true" draw:fit-to-size="false" style:shrink-to-fit="false" fo:max-height="0in" fo:max-width="0in" fo:min-height="0.3654in" fo:min-width="0.8791in" fo:padding-top="0in" fo:padding-bottom="0in" fo:padding-left="0in" fo:padding-right="0in" draw:shadow="hidden" draw:shadow-offset-x="0.1181in" draw:shadow-offset-y="0.1181in" draw:shadow-color="#808080" draw:shadow-opacity="100%" text:animation="none" text:animation-direction="left" text:animation-start-inside="false" text:animation-stop-inside="false" text:animation-repeat="0" text:animation-delay="P0D" text:animation-steps="0in" style:run-through="foreground"/>
    </style:style>
    <style:style style:name="gr23" style:family="graphic">
      <style:graphic-properties draw:stroke="solid" draw:stroke-dash="Dashed_20__28_var_29__20_1" svg:stroke-width="0in" svg:stroke-color="#000000" draw:marker-start="Symmetric_20_Arrow" draw:marker-start-width="0.1181in" draw:marker-start-center="false" draw:marker-end="Symmetric_20_Arrow" draw:marker-end-width="0.0984in" draw:marker-end-center="false" svg:stroke-opacity="100%" draw:stroke-linejoin="round" draw:textarea-horizontal-align="center" draw:textarea-vertical-align="middle" draw:shadow="hidden" draw:shadow-offset-x="0.1181in" draw:shadow-offset-y="0.1181in" draw:shadow-color="#808080" draw:shadow-opacity="10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title/></text:p>
      <text:p text:style-name="P4"/>
      <text:p text:style-name="P10"><text:span text:style-name="T1">Thomas Biege &lt;</text:span><text:span text:style-name="T2">tom@electric-sheep.org</text:span><text:span text:style-name="T1">&gt;</text:span></text:p>
      <text:p text:style-name="P5"/>
      <text:p text:style-name="P5">Veröffentlicht am: 20. April 2001</text:p>
      <text:p text:style-name="P5"/>
      <text:p text:style-name="P1"/>
      <text:p text:style-name="P12">Inhalt</text:p>
      <text:p text:style-name="P1"/>
      <text:p text:style-name="P1"/>
      <text:list xml:id="list3696104578" text:style-name="L1">
        <text:list-item>
          <text:p text:style-name="P13"><text:s/>Was ist ein Intrusion Detection System?</text:p>
        </text:list-item>
      </text:list>
      <text:p text:style-name="P1"/>
      <text:list xml:id="list133244651673661" text:continue-numbering="true" text:style-name="L1">
        <text:list-item>
          <text:p text:style-name="P13"><text:s/>Aufbau eines Intrusion Detection Systems</text:p>
        </text:list-item>
      </text:list>
      <text:p text:style-name="P1"/>
      <text:list xml:id="list133244377827734" text:continue-numbering="true" text:style-name="L1">
        <text:list-item>
          <text:p text:style-name="P13"><text:s/><text:span text:style-name="T3">Analysetechniken</text:span></text:p>
          <text:list>
            <text:list-item>
              <text:p text:style-name="P25"><text:s/>Misuse Detection</text:p>
            </text:list-item>
            <text:list-item>
              <text:p text:style-name="P30"><text:s/>Anomaly Detection</text:p>
            </text:list-item>
          </text:list>
        </text:list-item>
      </text:list>
      <text:p text:style-name="P1"/>
      <text:list xml:id="list3880682539" text:style-name="L2">
        <text:list-item>
          <text:p text:style-name="P14"><text:s/>Architekturen</text:p>
          <text:list>
            <text:list-item>
              <text:p text:style-name="P31"><text:s/>Hostbased IDS (H-IDS)</text:p>
            </text:list-item>
            <text:list-item>
              <text:p text:style-name="P31"><text:s/>Netbased IDS (N-IDS)</text:p>
            </text:list-item>
            <text:list-item>
              <text:p text:style-name="P31"><text:s/>Alternativen</text:p>
            </text:list-item>
          </text:list>
        </text:list-item>
      </text:list>
      <text:p text:style-name="P1"/>
      <text:list xml:id="list2176023985" text:style-name="L3">
        <text:list-item>
          <text:p text:style-name="P15"><text:s/>Anforderungen</text:p>
        </text:list-item>
      </text:list>
      <text:p text:style-name="P1"/>
      <text:list xml:id="list133244533069182" text:continue-numbering="true" text:style-name="L3">
        <text:list-item>
          <text:p text:style-name="P15"><text:s/>Standortabhängige Fragen</text:p>
        </text:list-item>
      </text:list>
      <text:p text:style-name="P1"/>
      <text:list xml:id="list133243901783766" text:continue-numbering="true" text:style-name="L3">
        <text:list-item>
          <text:p text:style-name="P15"><text:s/>Was bringt die Zukunft?</text:p>
        </text:list-item>
      </text:list>
      <text:p text:style-name="P6"/>
      <text:list xml:id="list133244321294511" text:continue-numbering="true" text:style-name="L3">
        <text:list-item>
          <text:p text:style-name="P15"><text:s/>Referenzen</text:p>
          <text:list>
            <text:list-item>
              <text:p text:style-name="P26"><text:s/>Bücher</text:p>
            </text:list-item>
            <text:list-item>
              <text:p text:style-name="P26"><text:s/>Papers</text:p>
            </text:list-item>
            <text:list-item>
              <text:p text:style-name="P26"><text:s/>Web</text:p>
            </text:list-item>
            <text:list-item>
              <text:p text:style-name="P26"><text:s/>kommerzielle ID Systeme</text:p>
            </text:list-item>
            <text:list-item>
              <text:p text:style-name="P26"><text:s/>nichtkommerzielle ID Systeme</text:p>
            </text:list-item>
          </text:list>
        </text:list-item>
      </text:list>
      <text:p text:style-name="P7"/>
      <text:list xml:id="list2946606895" text:style-name="L4">
        <text:list-item>
          <text:p text:style-name="P69"><text:s/>Was ist ein Intrusion Detection System?</text:p>
        </text:list-item>
      </text:list>
      <text:p text:style-name="P3"/>
      <text:p text:style-name="P1"><text:tab/>Einfach betrachtet sind Intrusion Detection Systeme (ID Systeme) virtuelle</text:p>
      <text:p text:style-name="P1"><text:tab/>Einbrecheralarmanlagen. ID Systeme dienen zur automatischen Erkennung von</text:p>
      <text:p text:style-name="P1"><text:tab/>Angriffen gegen die Sicherheit von Netzwerken und Computersystemen, genauer</text:p>
      <text:p text:style-name="P1"><text:tab/>gesagt überwachen sie die Einhaltung der Sicherheitspolitik (<text:span text:style-name="T6">Security Policy</text:span>).</text:p>
      <text:p text:style-name="P1"><text:tab/>Ein IDS sammelt Zustandsdaten von einem oder mehreren Computersystemen</text:p>
      <text:p text:style-name="P1"><text:tab/>und/oder Computernetzen, analysiert diese und veranlasst vordefinierte Aktionen</text:p>
      <text:p text:style-name="P1"><text:tab/>aufgrund des Analyseergebnisses.</text:p>
      <text:p text:style-name="P60"><text:tab/>Das Ergebnis der Analyse kann, abhängig von dem verwendeten </text:p>
      <text:p text:style-name="P60"><text:tab/>Analyseverfahren, folgende Aussagen machen:</text:p>
      <text:list xml:id="list980434750" text:style-name="L5">
        <text:list-item>
          <text:list>
            <text:list-item>
              <text:list>
                <text:list-item>
                  <text:p text:style-name="P32">kein Verstoß gegen die Sicherheitspolitik</text:p>
                </text:list-item>
                <text:list-item>
                  <text:p text:style-name="P32">Verstoß gegen die Sicherheitspolitik</text:p>
                </text:list-item>
                <text:list-item>
                  <text:p text:style-name="P32">nach einem bestimmten Grad auffälliges Verhalten, was zu einem Verstoß gegen die Sicherheitspolitik führen kann (s. <text:span text:style-name="T4">Zustandsautomaten</text:span>)</text:p>
                </text:list-item>
              </text:list>
            </text:list-item>
          </text:list>
        </text:list-item>
      </text:list>
      <text:p text:style-name="P1"/>
      <text:p text:style-name="P1"><text:tab/>Zusätzlich kann immer noch der Grund für den Alarm angegeben werden.</text:p>
      <text:p text:style-name="P1"/>
      <text:p text:style-name="P1"><text:tab/>Intrusion Detection Systeme können <text:span text:style-name="T3">i.d.R.</text:span> der passiven sowie aber auch</text:p>
      <text:p text:style-name="P1"><text:tab/>der aktiven Abwehr von Angriffen dienen. Zusätzlich sollen ID Systeme</text:p>
      <text:p text:style-name="P1"><text:tab/>die rechtliche und technische Verfolgung von Angreifern erleichtern</text:p>
      <text:p text:style-name="P1"><text:tab/>sowie genug Informationen liefern um den verursachten Schaden einzuschätzen,</text:p>
      <text:p text:style-name="P1"><text:tab/>zu beheben und das <text:span text:style-name="T3">ausgenutzte</text:span> Sicherheitsloch zu identifizieren.</text:p>
      <text:p text:style-name="P1"/>
      <text:p text:style-name="P1"/>
      <text:p text:style-name="P1"/>
      <text:list xml:id="list1882018051" text:style-name="L6">
        <text:list-item>
          <text:p text:style-name="P33"><text:s/>Aufbau eines Intrusion Detection Systems</text:p>
        </text:list-item>
      </text:list>
      <text:p text:style-name="P1"/>
      <text:p text:style-name="P1"><text:tab/>Für unsere Betrachtung soll die IDS-Spezifikation des <text:span text:style-name="T6">Common Intrusion Detection</text:span></text:p>
      <text:p text:style-name="P60"><text:span text:style-name="T6"><text:tab/></text:span><text:span text:style-name="T4">Frameworks</text:span> (CIDF) [8.3.1] verwendet werden. Nach dem CIDF besteht ein IDS </text:p>
      <text:p text:style-name="P60"><text:tab/>aus vier Komponenten, sog. Boxen.</text:p>
      <text:list xml:id="list94861111" text:style-name="L7">
        <text:list-item>
          <text:list>
            <text:list-item>
              <text:list>
                <text:list-item>
                  <text:p text:style-name="P40"><text:s/>Event (E-) Box</text:p>
                </text:list-item>
                <text:list-item>
                  <text:p text:style-name="P40"><text:s/>Analysis (A-) Box</text:p>
                </text:list-item>
                <text:list-item>
                  <text:p text:style-name="P40"><text:s/><text:span text:style-name="T3">Countermeasure</text:span> (C-) Box</text:p>
                </text:list-item>
                <text:list-item>
                  <text:p text:style-name="P40"><text:s/>Storage/Data (D-) Box</text:p>
                </text:list-item>
              </text:list>
            </text:list-item>
          </text:list>
        </text:list-item>
      </text:list>
      <text:p text:style-name="P1"><draw:g text:anchor-type="paragraph" draw:z-index="0" draw:style-name="gr1"><dr3d:scene draw:style-name="gr2" svg:width="1.0724in" svg:height="0.9161in" svg:x="2.9929in" svg:y="1.7244in" dr3d:transform="matrix (1 0 0 0 0.939692620785931 0.342020143325607 0 -0.342020143325607 0.939692620785931 0in 0in 0in)" dr3d:vrp="(0 0 24285.7142857143)" dr3d:vpn="(0 0 14285.7142857143)" dr3d:vup="(0 100000000 0)" dr3d:projection="perspective" dr3d:distance="6.944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cube draw:style-name="gr3"/></dr3d:scene><draw:line draw:style-name="gr4" draw:text-style-name="P70" svg:x1="3.5346in" svg:y1="1.726in" svg:x2="3.5346in" svg:y2="1.4925in"><text:p/></draw:line><draw:rect draw:style-name="gr5" draw:text-style-name="P72" svg:width="0.6531in" svg:height="0.3677in" svg:x="4.3862in" svg:y="0.598in"><text:p text:style-name="P71"><text:span text:style-name="T10">D-Box</text:span></text:p></draw:rect><draw:rect draw:style-name="gr6" draw:text-style-name="P73" svg:width="0.6531in" svg:height="0.3677in" svg:x="3.2075in" svg:y="1.1154in"><text:p text:style-name="P71"><text:span text:style-name="T10">E-Box</text:span></text:p></draw:rect><draw:rect draw:style-name="gr7" draw:text-style-name="P74" svg:width="0.6539in" svg:height="0.3677in" svg:x="3.1917in" svg:y="0.1118in"><text:p text:style-name="P71"><text:span text:style-name="T10">C-Box</text:span></text:p></draw:rect><draw:rect draw:style-name="gr8" draw:text-style-name="P75" svg:width="0.6531in" svg:height="0.3685in" svg:x="2.0083in" svg:y="0.5925in"><text:p text:style-name="P71"><text:span text:style-name="T10">A-Box</text:span></text:p></draw:rect><draw:connector draw:style-name="gr9" draw:text-style-name="P70" svg:x1="3.2075in" svg:y1="1.2984in" svg:x2="2.3346in" svg:y2="0.9602in" svg:d="M8147 3298h-1107v-859h-1110" svg:viewBox="0 0 2219 861"><text:p/></draw:connector><draw:connector draw:style-name="gr10" draw:text-style-name="P70" svg:x1="2.3346in" svg:y1="0.5925in" svg:x2="3.1917in" svg:y2="0.2953in" svg:d="M5930 1505h1089v-755h1088" svg:viewBox="0 0 2178 757"><text:p/></draw:connector><draw:connector draw:style-name="gr11" draw:text-style-name="P70" svg:x1="3.8602in" svg:y1="1.2984in" svg:x2="4.7126in" svg:y2="0.9654in" svg:d="M9805 3298h1083v-846h1082" svg:viewBox="0 0 2166 848"><text:p/></draw:connector><draw:line draw:style-name="gr4" draw:text-style-name="P70" svg:x1="2.6512in" svg:y1="0.7681in" svg:x2="4.3819in" svg:y2="0.7681in"><text:p/></draw:line><draw:frame draw:style-name="gr12" draw:text-style-name="P76" svg:width="1.3795in" svg:height="0.3157in" svg:x="2.9165in" svg:y="2.7083in"><draw:text-box><text:p text:style-name="P71"><text:span text:style-name="T10">Informationquelle</text:span></text:p></draw:text-box></draw:frame></draw:g></text:p>
      <text:p text:style-name="P11"><text:tab/>Die Event-Box ist dafür verantwortlich, dass Auditdaten, wie rohe <text:span text:style-name="T3">Netzwerkpakete</text:span>,</text:p>
      <text:p text:style-name="P1"><text:tab/>User-Level und/oder Kernel-Level Logdaten, nahtlos gesammelt werden.</text:p>
      <text:p text:style-name="P1"><text:tab/>Anschließend werden die Daten in einem einheitlichen Format [8.2.7] [8.2.8]</text:p>
      <text:p text:style-name="P1"><text:tab/>[8.2.9] gebracht und an die Analysis-Box, und je nach Konfiguration für etwaige</text:p>
      <text:p text:style-name="P1"><text:tab/>spätere, <text:span text:style-name="T3">weitergehende</text:span> Analysen auch an die Data Box, übertragen. Zuvor sollten</text:p>
      <text:p text:style-name="P1"><text:tab/>jedoch redundante Informationen entfernt werden um Speicherplatz zu sparen und</text:p>
      <text:p text:style-name="P1"><text:tab/>die Informationsverarbeitung zu beschleunigen.</text:p>
      <text:p text:style-name="P1"><text:tab/>In der Analysis Box findet die Hauptarbeit des IDS statt. Hier werden</text:p>
      <text:p text:style-name="P1"><text:tab/>die Daten von der Event Box auf <text:span text:style-name="T3">Angriffsmuster</text:span>, <text:span text:style-name="T3">Anomaltitäten</text:span> und</text:p>
      <text:p text:style-name="P1"><text:tab/>nicht eingehaltene <text:span text:style-name="T3">Sicherheitsvorgaben</text:span> überprüft. Existiert für das</text:p>
      <text:p text:style-name="P1"><text:tab/><text:span text:style-name="T3">gewonnene</text:span> <text:span text:style-name="T3">Analyseresultat</text:span> eine vom Benutzer definierte Aktion, wird diese</text:p>
      <text:p text:style-name="P1"><text:tab/>durch die Countermeasure Box, oder auch Intrusion Response Einheit genannt,</text:p>
      <text:p text:style-name="P1"><text:tab/>ausgeführt. Desweiteren wir das <text:span text:style-name="T3">Analyseerbegnis</text:span> an die Data Box weitergeleitet.</text:p>
      <text:p text:style-name="P1"><text:tab/>Folgende Analyseverfahren werden i. d. R. benutzt:</text:p>
      <text:p text:style-name="P1"><text:tab/><text:tab/>Misuse Detection:</text:p>
      <text:list xml:id="list3589365054" text:style-name="L8">
        <text:list-item>
          <text:list>
            <text:list-item>
              <text:list>
                <text:list-item>
                  <text:list>
                    <text:list-item>
                      <text:p text:style-name="P41">Experten System</text:p>
                    </text:list-item>
                    <text:list-item>
                      <text:p text:style-name="P41">State Transition</text:p>
                    </text:list-item>
                    <text:list-item>
                      <text:p text:style-name="P41">Beschreibungssprachen</text:p>
                    </text:list-item>
                  </text:list>
                </text:list-item>
              </text:list>
            </text:list-item>
          </text:list>
        </text:list-item>
      </text:list>
      <text:p text:style-name="P1"/>
      <text:p text:style-name="P1"><text:tab/><text:tab/>Anomaly Detection:</text:p>
      <text:list xml:id="list1615024716" text:style-name="L9">
        <text:list-item>
          <text:list>
            <text:list-item>
              <text:list>
                <text:list-item>
                  <text:list>
                    <text:list-item>
                      <text:p text:style-name="P42">quantitative Analyse</text:p>
                    </text:list-item>
                    <text:list-item>
                      <text:p text:style-name="P42">statistische Messungen</text:p>
                    </text:list-item>
                    <text:list-item>
                      <text:p text:style-name="P42">regelbasierte Systeme</text:p>
                    </text:list-item>
                    <text:list-item>
                      <text:p text:style-name="P42">Neuronale Netzwerke</text:p>
                    </text:list-item>
                  </text:list>
                </text:list-item>
              </text:list>
            </text:list-item>
          </text:list>
        </text:list-item>
      </text:list>
      <text:p text:style-name="P1"/>
      <text:p text:style-name="P1"><text:tab/>Die von der Countermeasure Box durchgeführten Reaktionen können zwar</text:p>
      <text:p text:style-name="P1"><text:tab/>in den verschiedensten Formen auftreten unterliegen aber grundsätzlich</text:p>
      <text:p text:style-name="P1"><text:tab/>zwei Kategorien:</text:p>
      <text:p text:style-name="P1"><text:tab/><text:tab/>Passiv:</text:p>
      <text:list xml:id="list2316419253" text:style-name="L10">
        <text:list-item>
          <text:list>
            <text:list-item>
              <text:list>
                <text:list-item>
                  <text:list>
                    <text:list-item>
                      <text:p text:style-name="P43">Email verschicken</text:p>
                    </text:list-item>
                    <text:list-item>
                      <text:p text:style-name="P43">Nachricht an einen <text:span text:style-name="T3">Pager</text:span> oder Handy senden</text:p>
                    </text:list-item>
                    <text:list-item>
                      <text:p text:style-name="P43"><text:span text:style-name="T3">Audiodaten</text:span> abspielen</text:p>
                    </text:list-item>
                    <text:list-item>
                      <text:p text:style-name="P43"><text:span text:style-name="T3">Dialogfenster</text:span> öffnen</text:p>
                    </text:list-item>
                    <text:list-item>
                      <text:p text:style-name="P43">Menge der aufzuzeichnenden Auditdaten erhöhen</text:p>
                    </text:list-item>
                    <text:list-item>
                      <text:p text:style-name="P43">kritische Systeme und Dienste abschalten</text:p>
                    </text:list-item>
                    <text:list-item>
                      <text:p text:style-name="P43"><text:span text:style-name="T3">Paketfilterregeln</text:span> von Firewalls anpassen</text:p>
                    </text:list-item>
                    <text:list-item>
                      <text:p text:style-name="P43">Email an den Administrator des attackierenden Systems schicken</text:p>
                    </text:list-item>
                    <text:list-item>
                      <text:p text:style-name="P43">...</text:p>
                    </text:list-item>
                  </text:list>
                </text:list-item>
              </text:list>
            </text:list-item>
          </text:list>
        </text:list-item>
      </text:list>
      <text:p text:style-name="P1"/>
      <text:p text:style-name="P1"><text:tab/><text:tab/>Aktiv:</text:p>
      <text:list xml:id="list1076527167" text:style-name="L11">
        <text:list-item>
          <text:list>
            <text:list-item>
              <text:list>
                <text:list-item>
                  <text:list>
                    <text:list-item>
                      <text:p text:style-name="P44">Informationen über das System sammeln von dem die Angriffe ausgehen, z.B. eingeloggte Benutzer (<text:span text:style-name="T6">fingerd</text:span>, <text:span text:style-name="T6">rusersd</text:span> oder <text:span text:style-name="T6">identd</text:span>), angebotene Dienste (Portscanning) und das benutzte Betriebssystem (OS Fingerprinting) - die letzten beiden Informationen können für weitere Angriffe benutzt werden</text:p>
                    </text:list-item>
                    <text:list-item>
                      <text:p text:style-name="P44">das attackierende Computersystem mit <text:span text:style-name="T6">Denial-of-Service</text:span> (DoS) Attacken lahmlegen</text:p>
                    </text:list-item>
                    <text:list-item>
                      <text:p text:style-name="P44">...</text:p>
                    </text:list-item>
                  </text:list>
                </text:list-item>
              </text:list>
            </text:list-item>
          </text:list>
        </text:list-item>
      </text:list>
      <text:p text:style-name="P1"/>
      <text:p text:style-name="P1"><text:tab/>Die aktiven Reaktionen werden i.d.R. nicht angewandt, da der Angegriffene,</text:p>
      <text:p text:style-name="P1"><text:tab/>das Opfer, selbst zum Täter von Straftaten werden kann. Erschwerend</text:p>
      <text:p text:style-name="P1"><text:tab/>kommt noch hinzu, dass sich der Gegner garnicht auf dem System befinden</text:p>
      <text:p text:style-name="P1"><text:tab/>muss, von dem die Attacken ausgehen. Der Angreifer kann mit Hilfe von</text:p>
      <text:p text:style-name="P1"><text:tab/><text:span text:style-name="T6">IP Address </text:span><text:span text:style-name="T4">Spoofing</text:span> - hierbei wir die <text:span text:style-name="T3">Absenderadresse</text:span> eines IP-Paketes</text:p>
      <text:p text:style-name="P1"><text:soft-page-break/><text:tab/>gefälscht - seinen wahren Standort verschleiern. Das System, das gerade benutzt</text:p>
      <text:p text:style-name="P1"><text:tab/>wird, kann auch nur ein Opfer des Angreifers sein.</text:p>
      <text:p text:style-name="P1"><text:tab/><text:tab/>Leider können die passiven Handlungen der C-Box ebenfalls von dem</text:p>
      <text:p text:style-name="P1"><text:tab/>Angreifer gegen das zu schützende Netz gewandt werden. Wenn der Angreifer</text:p>
      <text:p text:style-name="P1"><text:tab/>seine Attacken so <text:span text:style-name="T3">aussehen</text:span> <text:span text:style-name="T3">lässt</text:span> als würden sie von den IP-Adressen</text:p>
      <text:p text:style-name="P1"><text:tab/>eines <text:span text:style-name="T3">Geschäftspartners</text:span> kommen und die C-Box daraufhin die</text:p>
      <text:p text:style-name="P1"><text:tab/><text:span text:style-name="T3">Firewall-Konfiguration</text:span> verändert um die Pakete aus dem Partnernetz zu blocken,</text:p>
      <text:p text:style-name="P1"><text:tab/>so kann eine Zusammenarbeit verhindert werden. Desweiteren können durch</text:p>
      <text:p text:style-name="P1"><text:tab/>zuviel vom IDS verschickte Alarmmeldungen über Email oder Pager die Mail-</text:p>
      <text:p text:style-name="P1"><text:tab/>oder Modemserver überlastet werden (DoS Attacke), der <text:span text:style-name="T6">Security </text:span><text:span text:style-name="T4">Officer</text:span> (SO)</text:p>
      <text:p text:style-name="P1"><text:tab/>dazu gebracht werden die wirklich wichtigen Meldungen zu übersehen oder den</text:p>
      <text:p text:style-name="P1"><text:tab/>Pager/Handy gleich ganz abzuschalten bzw. die Emails ungesehen zu löschen.</text:p>
      <text:p text:style-name="P1"><text:tab/><text:tab/>Um diesen Gefahren entgegenzuwirken kann das IDS bspw. so konfiguriert</text:p>
      <text:p text:style-name="P1"><text:tab/>werden, dass bestimmte IP-Adressen nicht gesperrt werden, sondern nur</text:p>
      <text:p text:style-name="P1"><text:tab/>der SO <text:span text:style-name="T3">alarmiert</text:span> oder Rückfrage gehalten wird. Alarmmeldungen des selben Types</text:p>
      <text:p text:style-name="P1"><text:tab/>sollten nur einmal unter Angabe der Menge an den SO gemeldet werden.</text:p>
      <text:p text:style-name="P1"/>
      <text:p text:style-name="P1"/>
      <text:p text:style-name="P1"/>
      <text:list xml:id="list3146002336" text:style-name="L12">
        <text:list-item>
          <text:p text:style-name="P34"><text:s/>Analysetechniken</text:p>
        </text:list-item>
      </text:list>
      <text:p text:style-name="P1"/>
      <text:p text:style-name="P1"><text:tab/>Bei den Analyseverfahren haben sich in den letzten Jahren drei Richtungen</text:p>
      <text:p text:style-name="P1"><text:tab/><text:span text:style-name="T3">herauskristallisiert.</text:span> Die älteste Methode um Einbrüche festzustellen</text:p>
      <text:p text:style-name="P1"><text:tab/>ist <text:span text:style-name="T6">Misuse Detection</text:span>. Bei diesem Verfahren wird ein <text:span text:style-name="T3">Mustervergleich</text:span></text:p>
      <text:p text:style-name="P1"><text:tab/>(<text:span text:style-name="T6">Pattern </text:span><text:span text:style-name="T4">Matching</text:span>) vorgenommen. Die Daten der <text:span text:style-name="T6">Event-Box</text:span> werden mit</text:p>
      <text:p text:style-name="P1"><text:tab/><text:span text:style-name="T3">Angriffsmuster</text:span> (<text:span text:style-name="T6">Attack Signatures</text:span>) aus einer Datenbank verglichen.</text:p>
      <text:p text:style-name="P1"><text:tab/>Ist dieser Vergleich positiv, dann wurde eine Verletzung der <text:span text:style-name="T6">Security</text:span></text:p>
      <text:p text:style-name="P1"><text:span text:style-name="T6"><text:tab/>Policy</text:span> erkannt und es wird entsprechend reagiert. Im kommerziellen</text:p>
      <text:p text:style-name="P1"><text:tab/>sowie im nichtkommerziellen Bereich ist <text:span text:style-name="T6">Misuse Detection</text:span> immer noch</text:p>
      <text:p text:style-name="P1"><text:tab/>das am häufigsten benutzte Verfahren. Es ist einfach zu realisieren,</text:p>
      <text:p text:style-name="P1"><text:tab/>anzuwenden und nicht sehr anfällig für falsche Alarme (<text:span text:style-name="T4">False</text:span><text:span text:style-name="T6"> Positives</text:span>).</text:p>
      <text:p text:style-name="P1"><text:tab/>Der große Nachteil dieses Verfahrens ist, dass es nur bekannte Angriffe</text:p>
      <text:p text:style-name="P1"><text:tab/>erkennt, was zur Folge hat, dass neue Angriffe, die sich noch nicht</text:p>
      <text:p text:style-name="P1"><text:tab/>in der <text:span text:style-name="T3">Signature</text:span>-Datenbank befinden, keinen Alarm auslösen (<text:span text:style-name="T6">False</text:span></text:p>
      <text:p text:style-name="P1"><text:span text:style-name="T6"><text:tab/>Negatives</text:span>) und somit unbemerkt bleiben.</text:p>
      <text:p text:style-name="P1"><text:tab/><text:tab/>Um dieses Defizit auszugleichen wurde eine neuer Weg eingeschlagen</text:p>
      <text:p text:style-name="P1"><text:tab/>und das <text:span text:style-name="T6">Anomaly Detection</text:span> entwickelt. <text:span text:style-name="T6">Anomaly Detection</text:span> geht davon</text:p>
      <text:p text:style-name="P1"><text:tab/>aus, dass alles was nicht zur Menge des ``normalen'' Verhaltens gehört,</text:p>
      <text:p text:style-name="P1"><text:tab/>also <text:span text:style-name="T3">demnach</text:span> ``anormal'' (anomaly) ist, ein Angriff sein muss. Diese</text:p>
      <text:p text:style-name="P1"><text:tab/>Methode hat gegenüber <text:span text:style-name="T6">Misuse Detection</text:span> den Vorteil, dass sie es ermöglicht</text:p>
      <text:p text:style-name="P1"><text:tab/>neue Angriffe zu erkennen, da sie ein abnormales Verhalten darstellen.</text:p>
      <text:p text:style-name="P1"><text:tab/>Zudem muss keine Datenbank mit Angriffsmuster <text:span text:style-name="T3">aktualisiert</text:span> und gepflegt</text:p>
      <text:p text:style-name="P1"><text:tab/>werden. Aber auch hier tauchen wieder Schwierigkeiten auf, die die</text:p>
      <text:p text:style-name="P1"><text:tab/>Verbreitung von <text:span text:style-name="T6">Anomaly Detection</text:span> im kommerziellen Bereich stark behindern.</text:p>
      <text:p text:style-name="P1"><text:tab/>Verfahren zur <text:span text:style-name="T3">Anomalieerkennung</text:span> müssen zuerst das ``normale'' Verhalten</text:p>
      <text:p text:style-name="P1"><text:tab/>eines Netzes oder Computersystems erlernen indem sie Profile für die</text:p>
      <text:p text:style-name="P1"><text:tab/>Benutzer und das System anlegen. Diese Phase stellt <text:span text:style-name="T3">an sich</text:span> schon eine</text:p>
      <text:p text:style-name="P1"><text:tab/>Hürde da und könnte auch von einem Gegner <text:span text:style-name="T3">ausgenutzt</text:span> werden um dem</text:p>
      <text:p text:style-name="P1"><text:tab/>IDS Angriffe als normales Verhalten beizubringen. Das ID System könnte</text:p>
      <text:p text:style-name="P1"><text:tab/>somit zukünftige Angriffe dieser Art nicht mehr erkennen. Ein weiteres</text:p>
      <text:p text:style-name="P1"><text:tab/>Manko besteht in der hohen Rate an <text:span text:style-name="T6">False Positives</text:span>, die durch Störungen</text:p>
      <text:p text:style-name="P1"><text:tab/>in der normalen <text:span text:style-name="T3">Systemaktivität</text:span> ausgelöst werden, aber keine Angriffe</text:p>
      <text:p text:style-name="P1"><text:tab/>darstellen. Zusätzlich ist die Implementierung von <text:span text:style-name="T6">Anomaly Detection</text:span></text:p>
      <text:p text:style-name="P1"><text:soft-page-break/><text:tab/>gegenüber der <text:span text:style-name="T6">Misuse Detection</text:span> schwieriger, da die angewandten Verfahren</text:p>
      <text:p text:style-name="P1"><text:tab/>komplexer sind.</text:p>
      <text:p text:style-name="P1"/>
      <text:p text:style-name="P1"><text:tab/>Ein noch sehr junges Verfahren, das als <text:span text:style-name="T6">Buglar Alarm</text:span>, <text:span text:style-name="T6">Passive Traps</text:span>,</text:p>
      <text:p text:style-name="P1"><text:tab/>oder <text:span text:style-name="T6">Strict Anomaly Detection</text:span> bezeichnet wird, benutzt einen relativ</text:p>
      <text:p text:style-name="P1"><text:tab/>simplen aber dafür effektiven Ansatz. Es besagt, dass alles was nicht</text:p>
      <text:p text:style-name="P1"><text:tab/>``gut'' ist ``schlecht'' sein muss. Diese Aussage erinnert an <text:span text:style-name="T6">Anomaly</text:span></text:p>
      <text:p text:style-name="P1"><text:span text:style-name="T6"><text:tab/>Detection</text:span> es wird aber Mustererkennung wie bei <text:span text:style-name="T6">Misuse Detection</text:span><text:span text:style-name="T8"> für die</text:span></text:p>
      <text:p text:style-name="P1"><text:span text:style-name="T8"><text:tab/>Erkennung benutzt</text:span>, d.h. das bekannte, normale Verhalten des Systems wird als</text:p>
      <text:p text:style-name="P1"><text:tab/>Signature in eine Datenbank abgelegt und jede Systemaktivität, die nicht einem</text:p>
      <text:p text:style-name="P1"><text:tab/>der Muster aus der Datenbank entspricht, ist anormales Verhalten und signalisiert</text:p>
      <text:p text:style-name="P1"><text:tab/>einen Angriff.</text:p>
      <text:p text:style-name="P1"><text:tab/>Es müssen nur relativ wenige Muster in der Datenbank abgespeichert werden.</text:p>
      <text:p text:style-name="P1"><text:tab/>Diese Muster müssen nicht wie bei <text:span text:style-name="T6">Misuse Detection</text:span> für jeden neuen Angriff</text:p>
      <text:p text:style-name="P1"><text:tab/>aktualisiert werden, sondern nur bei einer Veränderungen des IT-System.</text:p>
      <text:p text:style-name="P1"><text:tab/>Dadurch ergibt sich ein geringer Verwaltungsaufwand im laufenden Betrieb, als</text:p>
      <text:p text:style-name="P1"><text:tab/>bei normalen <text:span text:style-name="T6">Misuse Detection</text:span><text:span text:style-name="T8"> Systemen</text:span>.</text:p>
      <text:p text:style-name="P1"><text:tab/>Damit das ganze etwas klarer wird ein kleines Beispiel:</text:p>
      <text:p text:style-name="P1"><text:tab/>Der EMail-Proxy in einem DMZ-Netzsegment darf nur TCP-Pakete auf Port 25</text:p>
      <text:p text:style-name="P1"><text:tab/>empfangen und absenden. Desweiteren dürfen diese Pakete nur an das Internet</text:p>
      <text:p text:style-name="P1"><text:tab/>oder an das gesicherte/interne Netz geschickt werden. Das ist das normale</text:p>
      <text:p text:style-name="P1"><text:tab/>Verhalten, welches als ein Muster in einer Datenbank abgelegt wird.</text:p>
      <text:p text:style-name="P1"><text:tab/>Das IDS überprüft nun den <text:span text:style-name="T3">Paketfluss</text:span> des EMail-Proxies mit dem gespeicherten</text:p>
      <text:p text:style-name="P1"><text:tab/>Muster. Sollte der EMail-Proxy diesem Verhalten einmal nicht folgen, so besteht</text:p>
      <text:p text:style-name="P1"><text:tab/>die Wahrscheinlichkeit eines Angriffs. Die Muster müssen sich nicht auf abstrakte</text:p>
      <text:p text:style-name="P1"><text:tab/>Netzverbindungen beziehen, sondern können auch tiefere Ebenen wie </text:p>
      <text:p text:style-name="P1"><text:tab/><text:span text:style-name="T3">Header-Informationen</text:span> der <text:span text:style-name="T3">einzelnen</text:span> Netzwerkschichten oder Systemaufrufe eines</text:p>
      <text:p text:style-name="P1"><text:tab/>Betriebssystem wiederspiegeln.</text:p>
      <text:p text:style-name="P1"><text:tab/><text:tab/>Damit die Fehlerquote bei der Erkennung von Angriffen vergleichbar</text:p>
      <text:p text:style-name="P1"><text:tab/>gering bleibt müssen <text:span text:style-name="T3">Anomalien</text:span>, wie sie immer mal wieder in Netzwerken</text:p>
      <text:p text:style-name="P1"><text:tab/>auftreten, als Ausnahme explizit angegeben werden oder in einem Toleranzbereich</text:p>
      <text:p text:style-name="P1"><text:tab/>fallen. Somit können <text:span text:style-name="T6">False Positives</text:span> zwar auftreten, sind aber weitaus</text:p>
      <text:p text:style-name="P1"><text:tab/>geringer als bei <text:span text:style-name="T6">Anomaly Detection</text:span>, <text:span text:style-name="T6">False Negatives</text:span> sind nahezu <text:span text:style-name="T3">ausgeschlossen.</text:span></text:p>
      <text:p text:style-name="P1"><text:tab/>Wenn Angriffe unter der Toleranzgrenze bleiben, dann werden sie natürlich</text:p>
      <text:p text:style-name="P1"><text:tab/>detektiert.</text:p>
      <text:p text:style-name="P1"/>
      <text:p text:style-name="P1"><text:tab/>Nachfolgend sollen die verschiedenen Analyseverfahren für <text:span text:style-name="T6">Misuse</text:span> und</text:p>
      <text:p text:style-name="P1"><text:tab/><text:span text:style-name="T6">Anomaly</text:span> <text:span text:style-name="T6">Detection</text:span> kurz erläutert werden. Auf <text:span text:style-name="T6">S</text:span><text:span text:style-name="T7">trict Anomaly Detection</text:span></text:p>
      <text:p text:style-name="P1"><text:tab/>und andere alternativen Analyseverfahren (Immunsystem, Genetische</text:p>
      <text:p text:style-name="P1"><text:tab/>Algorithmen) soll hier nicht näher <text:span text:style-name="T3">eingegangen</text:span> werden, da sie noch</text:p>
      <text:p text:style-name="P1"><text:tab/>zu neu sind und bisher noch keine Verwendung in der Praxis fanden.</text:p>
      <text:p text:style-name="P1"/>
      <text:p text:style-name="P1"/>
      <text:list xml:id="list743922399" text:style-name="L13">
        <text:list-item>
          <text:list>
            <text:list-item>
              <text:p text:style-name="P16"><text:s/>Misuse Detection</text:p>
            </text:list-item>
          </text:list>
        </text:list-item>
      </text:list>
      <text:list xml:id="list1876469256" text:style-name="L14">
        <text:list-item>
          <text:list>
            <text:list-item>
              <text:list>
                <text:list-item>
                  <text:p text:style-name="P45"><text:s/>Experten Systeme</text:p>
                </text:list-item>
              </text:list>
            </text:list-item>
          </text:list>
        </text:list-item>
      </text:list>
      <text:p text:style-name="P1"><text:tab/><text:tab/><text:tab/>Für die Analyse der Daten wurden schon früh Fähigkeiten von</text:p>
      <text:p text:style-name="P1"><text:tab/><text:tab/><text:tab/>Experten Systemen entdeckt. Folgenden ID Systemen benutzten</text:p>
      <text:p text:style-name="P1"><text:tab/><text:tab/><text:tab/>Experten Systeme:</text:p>
      <text:p text:style-name="P1"><text:tab/><text:tab/><text:tab/><text:span text:style-name="T6">MIDAS</text:span>, <text:span text:style-name="T6">IDES</text:span>, <text:span text:style-name="T6">Next </text:span><text:span text:style-name="T4">Generation</text:span><text:span text:style-name="T6"> IDES</text:span> (<text:span text:style-name="T6">NIDES</text:span>)<text:span text:style-name="T8"> [8.4.1]</text:span>, <text:span text:style-name="T6">DIDS</text:span><text:span text:style-name="T8">, </text:span><text:span text:style-name="T6">AID</text:span><text:span text:style-name="T8"> </text:span></text:p>
      <text:p text:style-name="P1"><text:span text:style-name="T8"><text:tab/><text:tab/><text:tab/>(benutzt </text:span><text:span text:style-name="T6">RTworks</text:span><text:span text:style-name="T8">) [8.4.2], </text:span><text:span text:style-name="T6">Emerald</text:span><text:span text:style-name="T8"> (benutzt eine Abwandlung von</text:span></text:p>
      <text:p text:style-name="P1"><text:span text:style-name="T6"><text:tab/><text:tab/><text:tab/>P</text:span><text:span text:style-name="T8">-</text:span><text:span text:style-name="T6">BEST</text:span><text:span text:style-name="T8">) [8.5.5]</text:span> und <text:span text:style-name="T6">CMDS</text:span><text:span text:style-name="T8"> (benutzt das freie System </text:span><text:span text:style-name="T6">CLIPS</text:span><text:span text:style-name="T8"> [8.3.2]).</text:span></text:p>
      <text:p text:style-name="P1"><text:tab/><text:tab/><text:tab/>Experten Systeme können mit <text:span text:style-name="T6">if-then-else</text:span>-Ausdrücken von dem</text:p>
      <text:p text:style-name="P1"><text:tab/><text:tab/><text:tab/>Anwender leicht programmiert werden. Sie haben aber das Problem,</text:p>
      <text:p text:style-name="P1"><text:tab/><text:tab/><text:tab/>dass sie große <text:span text:style-name="T3">Mengen</text:span> dieser Regeln nicht schnell genug abarbeiten</text:p>
      <text:p text:style-name="P1"><text:soft-page-break/><text:tab/><text:tab/><text:tab/>können, da sie nur Interpreter - und damit bekanntlich langsam -</text:p>
      <text:p text:style-name="P1"><text:tab/><text:tab/><text:tab/>sind. Hinzu kommt noch, dass ein Experten System natürlich immer</text:p>
      <text:p text:style-name="P1"><text:tab/><text:tab/><text:tab/>nur so gut sein kann, wie die Person, die es programmiert hat. Eine</text:p>
      <text:p text:style-name="P1"><text:tab/><text:tab/><text:tab/>Veränderung des Regelwerk gestaltet sich schwierig, da es</text:p>
      <text:p text:style-name="P1"><text:tab/><text:tab/><text:tab/>Auswirkungen auf die restlichen Regeln hat. Durch die reinen <text:span text:style-name="T6">if-</text:span></text:p>
      <text:p text:style-name="P1"><text:span text:style-name="T6"><text:tab/><text:tab/><text:tab/>then-else</text:span>-Bedingungen sind Experten Systeme nicht in der Lage</text:p>
      <text:p text:style-name="P1"><text:tab/><text:tab/><text:tab/>Unsicherheiten bzgl. der <text:span text:style-name="T3">Angriffsanalyse</text:span> zu handhaben, sondern</text:p>
      <text:p text:style-name="P1"><text:tab/><text:tab/><text:tab/>können nur <text:span text:style-name="T6">Ja- oder Nein</text:span>-Aussagen machen.</text:p>
      <text:p text:style-name="P1"/>
      <text:list xml:id="list3807751771" text:style-name="L15">
        <text:list-item>
          <text:list>
            <text:list-item>
              <text:list>
                <text:list-item>
                  <text:p text:style-name="P46"><text:s/>State Transition (Zustandsautomaten )</text:p>
                </text:list-item>
              </text:list>
            </text:list-item>
          </text:list>
        </text:list-item>
      </text:list>
      <text:p text:style-name="P1"><text:tab/><text:tab/><text:tab/>Für Misuse Detection bieten optimierte Zustandsautomaten zur</text:p>
      <text:p text:style-name="P1"><text:tab/><text:tab/><text:tab/>Mustererkennung eine flexible und kraftvolle Möglichkeit Eindringlinge</text:p>
      <text:p text:style-name="P1"><text:tab/><text:tab/><text:tab/>zu erkennen.</text:p>
      <text:p text:style-name="P1"><text:tab/><text:tab/><text:tab/>Das erste ID System, das diese Technik benutzte war <text:span text:style-name="T6">STAT</text:span> und</text:p>
      <text:p text:style-name="P60"><text:tab/><text:tab/><text:tab/>später <text:span text:style-name="T6">USTAT</text:span><text:span text:style-name="T8">, </text:span><text:span text:style-name="T6">NetSTAT</text:span><text:span text:style-name="T8"> und </text:span><text:span text:style-name="T6">WinSTAT</text:span>, die alle an der Universität </text:p>
      <text:p text:style-name="P60"><text:tab/><text:tab/><text:tab/>von <text:span text:style-name="T3">Kalifornien</text:span>, Santa Barbara entwickelt wurden.</text:p>
      <text:p text:style-name="P1"><text:tab/><text:tab/><text:tab/>Auf dem ACM Workshop im Jahr 2000 wurde eine flexible und</text:p>
      <text:p text:style-name="P1"><text:tab/><text:tab/><text:tab/>kraftvolle Beschreibungssprache <text:span text:style-name="T3">namens</text:span> <text:span text:style-name="T6">STATL</text:span><text:span text:style-name="T8"> für state-transitions-</text:span></text:p>
      <text:p text:style-name="P8"><text:tab/><text:tab/><text:tab/>basierte ID Systeme von drei Leuten, die ebenfalls von der Universität</text:p>
      <text:p text:style-name="P8"><text:tab/><text:tab/><text:tab/>von <text:span text:style-name="T3">Kalifornien</text:span>, Santa Barbara kommen, vorgestellt.</text:p>
      <text:p text:style-name="P1"><draw:g text:anchor-type="paragraph" draw:z-index="1" draw:style-name="gr1"><draw:ellipse draw:style-name="gr13" draw:text-style-name="P77" svg:width="0.3969in" svg:height="0.4252in" svg:x="2.552in" svg:y="0.1591in"><text:p/></draw:ellipse><draw:ellipse draw:style-name="gr8" draw:text-style-name="P78" svg:width="0.3969in" svg:height="0.4252in" svg:x="4.7063in" svg:y="0.1626in"><text:p text:style-name="P71"><text:span text:style-name="T10">s3</text:span></text:p></draw:ellipse><draw:ellipse draw:style-name="gr8" draw:text-style-name="P78" svg:width="0.3976in" svg:height="0.4252in" svg:x="3.6319in" svg:y="0.1626in"><text:p text:style-name="P71"><text:span text:style-name="T10">s2</text:span></text:p></draw:ellipse><draw:line draw:style-name="gr4" draw:text-style-name="P70" svg:x1="2.9512in" svg:y1="0.3752in" svg:x2="3.6291in" svg:y2="0.3752in"><text:p/></draw:line><draw:line draw:style-name="gr4" draw:text-style-name="P70" svg:x1="4.0248in" svg:y1="0.3744in" svg:x2="4.7028in" svg:y2="0.3744in"><text:p/></draw:line><draw:frame draw:style-name="gr14" draw:text-style-name="P76" svg:width="0.1768in" svg:height="0.2925in" svg:x="2.6957in" svg:y="0.3043in"><draw:text-box><text:p text:style-name="P71"><text:span text:style-name="T10">s1</text:span></text:p></draw:text-box></draw:frame></draw:g></text:p>
      <text:p text:style-name="P1"/>
      <text:p text:style-name="P1"/>
      <text:p text:style-name="P1"/>
      <text:p text:style-name="P1"><text:tab/><text:tab/><text:tab/>Das obige Bild zeigt den Weg von einem <text:span text:style-name="T3">Startzustand</text:span> (Kreis s1) über</text:p>
      <text:p text:style-name="P1"><text:tab/><text:tab/><text:tab/><text:span text:style-name="T3">Transitionen</text:span> (Pfeile) zu einem möglichen Endzustand (Kreis s3),</text:p>
      <text:p text:style-name="P1"><text:tab/><text:tab/><text:tab/>der einen <text:span text:style-name="T3">Einbruchsversuch</text:span> signalisiert. Ein Eindringen in das System</text:p>
      <text:p text:style-name="P1"><text:tab/><text:tab/><text:tab/>besteht i.d.R. aus mehreren Aktionen. Jede Aktion wird durch eine</text:p>
      <text:p text:style-name="P1"><text:tab/><text:tab/><text:tab/>Transition wiedergegeben. Die States spiegeln den Systemzustand</text:p>
      <text:p text:style-name="P60"><text:tab/><text:tab/><text:tab/>wieder, der bspw. aus <text:span text:style-name="T3">User-Privilegien</text:span>, vorhandene Dateien oder </text:p>
      <text:p text:style-name="P60"><text:tab/><text:tab/><text:tab/>dem derzeitigen Zustand eines Netz- oder Systemdienstes bestehen <text:tab/><text:tab/><text:tab/>kann.</text:p>
      <text:p text:style-name="P1"><text:tab/><text:tab/><text:tab/>Das ID System verwaltet für jedes <text:span text:style-name="T3">Angriffsszenario</text:span> ein State-</text:p>
      <text:p text:style-name="P1"><text:tab/><text:tab/><text:tab/>Transition-Diagramme. Wenn eine Systemaktivität stattfindet,</text:p>
      <text:p text:style-name="P1"><text:tab/><text:tab/><text:tab/>überprüft die <text:span text:style-name="T3">Analyseeinheit</text:span> diese mit jedem State-Transition-</text:p>
      <text:p text:style-name="P1"><text:tab/><text:tab/><text:tab/><text:span text:style-name="T3">Diagramm</text:span> und überführt jeden Zustandsautomaten in den neuen</text:p>
      <text:p text:style-name="P1"><text:tab/><text:tab/><text:tab/>State, wenn die Aktivität mit der Transition übereinstimmt. Dieses</text:p>
      <text:p text:style-name="P1"><text:tab/><text:tab/><text:tab/>Verfahren macht es möglich, die Wahrscheinlichkeit und den Verlauf</text:p>
      <text:p text:style-name="P1"><text:tab/><text:tab/><text:tab/>von Angriffen zu ermitteln und die Schritte des Angreifers</text:p>
      <text:p text:style-name="P1"><text:tab/><text:tab/><text:tab/>vorherzusagen, indem die verschiedenen Zustandsautomaten bzgl.</text:p>
      <text:p text:style-name="P1"><text:tab/><text:tab/><text:tab/>ihres aktuellen States untersucht werden. Wurde der Endzustand</text:p>
      <text:p text:style-name="P1"><text:tab/><text:tab/><text:tab/>erreicht, d.h. ein Eindringen liegt vor, so wird ein entsprechendes</text:p>
      <text:p text:style-name="P1"><text:tab/><text:tab/><text:tab/>Ereignis von der Intrusion Response Einheit (<text:span text:style-name="T6">C-Box</text:span>) ausgeführt. Die </text:p>
      <text:p text:style-name="P1"><text:tab/><text:tab/><text:tab/>Zustandsdiagramme bieten ein sehr abstraktes Abbild von den</text:p>
      <text:p text:style-name="P1"><text:tab/><text:tab/><text:tab/>Angriffsmuster und sind somit leicht verständlich und unabhängig</text:p>
      <text:p text:style-name="P1"><text:tab/><text:tab/><text:tab/>vom Format der Auditdaten und technischen Details.</text:p>
      <text:p text:style-name="P1"><text:tab/><text:tab/><text:tab/>Zustandsautomaten stellen das Minimum an Aktivität für einen Angriff</text:p>
      <text:p text:style-name="P1"><text:tab/><text:tab/><text:tab/>dar. Aus diesem Grund können Varianten einer Attacke schon mit</text:p>
      <text:p text:style-name="P1"><text:tab/><text:tab/><text:tab/>wenigen, kleinen Zustandsautomaten abgedeckt werden. Auf State-</text:p>
      <text:p text:style-name="P1"><text:tab/><text:tab/><text:tab/>Transition basierte ID Systeme ermöglichen es sogar koordinierte und</text:p>
      <text:p text:style-name="P1"><text:tab/><text:tab/><text:tab/>stark verlangsamte Attacken zu erkennen. Ein verbesserte Variante</text:p>
      <text:p text:style-name="P1"><text:tab/><text:tab/><text:tab/>der <text:span text:style-name="T6">State-Transition-Analyse</text:span> wurde mit dem sog. <text:span text:style-name="T6">Colored Pertri</text:span> (<text:span text:style-name="T6">CP</text:span>)-</text:p>
      <text:p text:style-name="P1"><text:tab/><text:tab/><text:tab/>Netz im <text:span text:style-name="T6">IDIOT</text:span> IDS implementiert.</text:p>
      <text:p text:style-name="P1"/>
      <text:list xml:id="list341818811" text:style-name="L16">
        <text:list-item>
          <text:list>
            <text:list-item>
              <text:list>
                <text:list-item>
                  <text:p text:style-name="P47"><text:soft-page-break/><text:s/>Beschreibungs-/Interpretersprachen</text:p>
                </text:list-item>
              </text:list>
            </text:list-item>
          </text:list>
        </text:list-item>
      </text:list>
      <text:p text:style-name="P1"><text:tab/><text:tab/><text:tab/>Damit sich die Benutzung von <text:span text:style-name="T3">Analyseeinheiten</text:span> in ID Systemen noch</text:p>
      <text:p text:style-name="P1"><text:tab/><text:tab/><text:tab/>etwas einfacher gestaltet wurden Sprachen zur Beschreibung von</text:p>
      <text:p text:style-name="P1"><text:tab/><text:tab/><text:tab/><text:span text:style-name="T3">Angriffsszenarien</text:span> entwickelt.</text:p>
      <text:p text:style-name="P1"><text:tab/><text:tab/><text:tab/>Bekannte Beispiele sind:</text:p>
      <text:list xml:id="list2208601617" text:style-name="L17">
        <text:list-item>
          <text:list>
            <text:list-item>
              <text:list>
                <text:list-item>
                  <text:list>
                    <text:list-item>
                      <text:list>
                        <text:list-item>
                          <text:p text:style-name="P48"><text:span text:style-name="T6"><text:s/></text:span><text:span text:style-name="T8">RUSSEL</text:span></text:p>
                        </text:list-item>
                        <text:list-item>
                          <text:p text:style-name="P49"><text:s/>STALKER</text:p>
                        </text:list-item>
                        <text:list-item>
                          <text:p text:style-name="P49"><text:s/>N-Code vom Network <text:span text:style-name="T3">Flight</text:span> Recorder (NFR)</text:p>
                        </text:list-item>
                        <text:list-item>
                          <text:p text:style-name="P49"><text:s/>Snort's Beschreibungssprache</text:p>
                        </text:list-item>
                        <text:list-item>
                          <text:p text:style-name="P49"><text:s/>STATL</text:p>
                        </text:list-item>
                        <text:list-item>
                          <text:p text:style-name="P49"><text:s/>und natürlich auch reguläre Ausdrücke, wie in SWatch oder LogSurfer u.ä.</text:p>
                        </text:list-item>
                      </text:list>
                    </text:list-item>
                  </text:list>
                </text:list-item>
              </text:list>
            </text:list-item>
          </text:list>
        </text:list-item>
      </text:list>
      <text:p text:style-name="P1"/>
      <text:p text:style-name="P1"/>
      <text:list xml:id="list2809163002" text:style-name="L18">
        <text:list-item>
          <text:list>
            <text:list-item>
              <text:p text:style-name="P17"><text:s/>Anomaly Detection</text:p>
            </text:list-item>
          </text:list>
        </text:list-item>
      </text:list>
      <text:list xml:id="list1145342397" text:style-name="L19">
        <text:list-item>
          <text:list>
            <text:list-item>
              <text:list>
                <text:list-item>
                  <text:p text:style-name="P50"><text:s/>Quantitative Analyse</text:p>
                </text:list-item>
              </text:list>
            </text:list-item>
          </text:list>
        </text:list-item>
      </text:list>
      <text:p text:style-name="P1"><text:tab/><text:tab/><text:tab/>Es gibt verschiedene Arten der <text:span text:style-name="T6">quantitativen Analyse</text:span>, die geläufigste</text:p>
      <text:p text:style-name="P1"><text:tab/><text:tab/><text:tab/>ist die <text:span text:style-name="T3">Schwellwerterkennung</text:span> (<text:span text:style-name="T4">Threshold</text:span><text:span text:style-name="T6"> Detection</text:span> oder auch</text:p>
      <text:p text:style-name="P1"><text:tab/><text:tab/><text:tab/><text:span text:style-name="T6">Threshold and Triggers</text:span> genannt). Bei der Schwellwerterkennung</text:p>
      <text:p text:style-name="P1"><text:tab/><text:tab/><text:tab/>werden System-und <text:span text:style-name="T3">Benutzeraktivitäten</text:span> mit Hilfe von Zählern</text:p>
      <text:p text:style-name="P60"><text:tab/><text:tab/><text:tab/>dargestellt. Der Wert der Zähler ist bis zu einem gewissen </text:p>
      <text:p text:style-name="P60"><text:tab/><text:tab/><text:tab/>Schwellwert als normales Verhalten definiert, bei der Überschreitung </text:p>
      <text:p text:style-name="P60"><text:tab/><text:tab/><text:tab/>dieses Schwellenwertes wird ein möglicher Angriff gemeldet. Als </text:p>
      <text:p text:style-name="P60"><text:tab/><text:tab/><text:tab/>Beispiel kann man sich vorstellen, dass sich ein Benutzer in den </text:p>
      <text:p text:style-name="P60"><text:tab/><text:tab/><text:tab/>letzten zwei Stunden drei Mal erfolglos versucht hat an einem System</text:p>
      <text:p text:style-name="P1"><text:tab/><text:tab/><text:tab/>anzumelden. Der Wert 3 ist in diesem Fall der Schwellwert und das</text:p>
      <text:p text:style-name="P1"><text:tab/><text:tab/><text:tab/>IDS reagiert, indem es z.B. den <text:span text:style-name="T3">Benutzer-Account</text:span> sperrt.</text:p>
      <text:p text:style-name="P1"><text:tab/><text:tab/><text:tab/>Als Erweiterung der <text:span text:style-name="T3">Schwellwertanalyse</text:span> wurde die <text:span text:style-name="T6">Heuristische</text:span></text:p>
      <text:p text:style-name="P1"><text:span text:style-name="T6"><text:tab/><text:tab/><text:tab/>Schwellwert Analyse</text:span> entwickelt. Bei der <text:span text:style-name="T6">Heuristischen Schwellwert</text:span></text:p>
      <text:p text:style-name="P1"><text:span text:style-name="T6"><text:tab/><text:tab/><text:tab/>Analyse</text:span> sind die Grenzwerte nicht starr sondern werden dynamisch</text:p>
      <text:p text:style-name="P1"><text:tab/><text:tab/><text:tab/><text:span text:style-name="T3">angepasst.</text:span> In unserem Beispielfall würde der Grenzwert nicht stumpf</text:p>
      <text:p text:style-name="P61"><text:tab/><text:tab/><text:tab/>auf 3 gesetzt werden, sondern wäre anhand des <text:span text:style-name="T3">Login-Verhaltens</text:span> </text:p>
      <text:p text:style-name="P61"><text:tab/><text:tab/><text:tab/>des Users in der Vergangenheit berechnet worden.</text:p>
      <text:p text:style-name="P1"><text:tab/><text:tab/><text:tab/>Der Grenzwert könnte bspw. aus der alten Anzahl von fehlerhaften</text:p>
      <text:p text:style-name="P1"><text:tab/><text:tab/><text:tab/>Logins zuzüglich einer Standardabweichung errechnet werden.</text:p>
      <text:p text:style-name="P1"><text:tab/><text:tab/><text:tab/>Als weiteres <text:span text:style-name="T6">quantitatives Analyseverfahren</text:span> kann man noch die</text:p>
      <text:p text:style-name="P1"><text:tab/><text:tab/><text:tab/><text:span text:style-name="T3">Integritätsprüfung</text:span> (<text:span text:style-name="T6">Target-Based </text:span><text:span text:style-name="T4">Integrity</text:span><text:span text:style-name="T6"> Check</text:span>) nennen. Bei dieser</text:p>
      <text:p text:style-name="P1"><text:tab/><text:tab/><text:tab/>Methode wird die Veränderung von <text:span text:style-name="T3">Systemobjekten</text:span> (Dateien,</text:p>
      <text:p text:style-name="P1"><text:tab/><text:tab/><text:tab/>Programme, Hardware etc), die sich eigentlich nicht verändern dürfen,</text:p>
      <text:p text:style-name="P1"><text:tab/><text:tab/><text:tab/>überwacht. Das bekannteste Beispiel ist <text:span text:style-name="T4">Tripwire</text:span><text:span text:style-name="T3">.</text:span> <text:span text:style-name="T6">Tripwire</text:span> überwacht</text:p>
      <text:p text:style-name="P1"><text:tab/><text:tab/><text:tab/>Dateien und Programme, indem es kryptographische <text:span text:style-name="T3">Hash-Werte</text:span> </text:p>
      <text:p text:style-name="P1"><text:tab/><text:tab/><text:tab/>(<text:span text:style-name="T6">MD5 </text:span>Algorithmus) von ihnen generiert, sie in einer Datenbank ablegt</text:p>
      <text:p text:style-name="P1"><text:tab/><text:tab/><text:tab/>und diese <text:span text:style-name="T6">MD5</text:span>-Hash-Werte in regelmäßigen Zeitabständen mit den</text:p>
      <text:p text:style-name="P1"><text:tab/><text:tab/><text:tab/><text:span text:style-name="T3">Hash-Werten</text:span> der z.Zt. im System befindlichen Dateien bzw.</text:p>
      <text:p text:style-name="P1"><text:tab/><text:tab/><text:tab/>Programmen vergleicht. Stimmen die Hash-Werte nicht überein, so</text:p>
      <text:p text:style-name="P1"><text:tab/><text:tab/><text:tab/>wurde die entsprechende Datei/<text:span text:style-name="T3">Programm</text:span> verändert, z.B. indem sie</text:p>
      <text:p text:style-name="P61"><text:tab/><text:tab/><text:tab/>von dem Angreifer durch ein <text:span text:style-name="T6">Trojanisches Pferd</text:span> ersetzt oder der </text:p>
      <text:p text:style-name="P61"><text:tab/><text:tab/><text:tab/>Inhalt der <text:span text:style-name="T3">Passwort</text:span>-Datenbank verfälscht wurde. Die quantitative </text:p>
      <text:p text:style-name="P61"><text:tab/><text:tab/><text:tab/>Methoden werden aber nicht nur zur Erkennung von Attacken benutzt, </text:p>
      <text:p text:style-name="P61"><text:tab/><text:tab/><text:tab/>sondern auch zur <text:span text:style-name="T3">Datenreduzierung</text:span> (<text:span text:style-name="T6">Data </text:span><text:span text:style-name="T4">Reduction</text:span>).</text:p>
      <text:p text:style-name="P1"><text:tab/><text:tab/><text:tab/>Die Eigenschaft <text:span text:style-name="T3">Systemattribute</text:span> und <text:span text:style-name="T3">User-Verhalten</text:span> in Zahlen</text:p>
      <text:p text:style-name="P1"><text:tab/><text:tab/><text:tab/>auszudrücken macht sich das <text:span text:style-name="T6">NADIR</text:span> IDS zunutze um die </text:p>
      <text:p text:style-name="P1"><text:tab/><text:tab/><text:tab/>redundanten <text:span text:style-name="T3">und nutzlosen</text:span> Informationen in den Auditdaten zu</text:p>
      <text:p text:style-name="P1"><text:tab/><text:tab/><text:tab/>reduzieren. Die <text:span text:style-name="T6">NADIR</text:span>-Entwickler stellten <text:span text:style-name="T3">Benutzeraktivitäten</text:span> mit</text:p>
      <text:p text:style-name="P1"><text:soft-page-break/><text:tab/><text:tab/><text:tab/>Hilfe von Vektoren dar. Diese Profile-Vektoren können für die</text:p>
      <text:p text:style-name="P1"><text:tab/><text:tab/><text:tab/>Experten Systeme und für die Statistische Analyse benutzt werden.</text:p>
      <text:p text:style-name="P1"/>
      <text:list xml:id="list212059295" text:style-name="L20">
        <text:list-item>
          <text:list>
            <text:list-item>
              <text:list>
                <text:list-item>
                  <text:p text:style-name="P51"><text:s/>Statistische Messungen</text:p>
                </text:list-item>
              </text:list>
            </text:list-item>
          </text:list>
        </text:list-item>
      </text:list>
      <text:p text:style-name="P1"><text:tab/><text:tab/><text:tab/><text:span text:style-name="T6">IDES</text:span> und <text:span text:style-name="T6">NIDES</text:span> benutzen statistische Verfahren und waren die</text:p>
      <text:p text:style-name="P1"><text:tab/><text:tab/><text:tab/>ersten funktionierenden <text:span text:style-name="T6">Anomaly Detection Systeme</text:span> (eigentlich sind</text:p>
      <text:p text:style-name="P1"><text:tab/><text:tab/><text:tab/>es hybrid ID Systeme, da sie sowohl state-<text:span text:style-name="T3">transition</text:span>-basiertes <text:span text:style-name="T6">Misuse</text:span></text:p>
      <text:p text:style-name="P1"><text:span text:style-name="T6"><text:tab/><text:tab/><text:tab/>Detection</text:span> als auch <text:span text:style-name="T6">Anomaly Detection</text:span> benutzen).</text:p>
      <text:p text:style-name="P1"><text:tab/><text:tab/><text:tab/>Die Systeme verwalten eine Menge von statistischen Profilen, die</text:p>
      <text:p text:style-name="P1"><text:tab/><text:tab/><text:tab/>das <text:span text:style-name="T3">Normalverhalten</text:span> der Benutzer und der Systemkomponenten</text:p>
      <text:p text:style-name="P1"><text:tab/><text:tab/><text:tab/>beinhalten. Die Profile werden in periodischen Zeitabständen</text:p>
      <text:p text:style-name="P1"><text:tab/><text:tab/><text:tab/><text:span text:style-name="T3">aktualisiert.</text:span> Ein <text:span text:style-name="T3">Sicherheitsverstoß</text:span> wird gemeldet sobald eine starke</text:p>
      <text:p text:style-name="P1"><text:tab/><text:tab/><text:tab/>Abweichung vom Normal-Profil auftritt.</text:p>
      <text:p text:style-name="P1"><text:tab/><text:tab/><text:tab/>Ein weiteres IDS, das auf statistische Messungen basiertes, ist</text:p>
      <text:p text:style-name="P9"><text:tab/><text:tab/><text:tab/><text:span text:style-name="T6">Haystack</text:span>. <text:span text:style-name="T6">Haystack</text:span> benutzt zwei Mengen von statistischen Profilen.</text:p>
      <text:p text:style-name="P1"><text:tab/><text:tab/><text:tab/>Eine Menge dient zum Vergleich des <text:span text:style-name="T3">User-Verhaltens</text:span> gegenüber</text:p>
      <text:p text:style-name="P1"><text:tab/><text:tab/><text:tab/><text:span text:style-name="T3">Angriffsverhalten</text:span> und die zweite Menge wird benutzt um eine</text:p>
      <text:p text:style-name="P1"><text:tab/><text:tab/><text:tab/>Abweichung vom Normalverhalten festzustellen. Mit statistischen</text:p>
      <text:p text:style-name="P1"><text:tab/><text:tab/><text:tab/>Verfahren können Angreifer erkannt werden, die sich als andere</text:p>
      <text:p text:style-name="P1"><text:tab/><text:tab/><text:tab/>Benutzer maskieren, indem sie deren Account benutzen. Da sich der</text:p>
      <text:p text:style-name="P1"><text:tab/><text:tab/><text:tab/>Angreifer anders verhält als der Benutzer, dessen Account</text:p>
      <text:p text:style-name="P1"><text:span text:style-name="T3"><text:tab/><text:tab/><text:tab/>missbraucht </text:span>wird, wird das IDS darauf aufmerksam und <text:span text:style-name="T3">alarmiert</text:span> den</text:p>
      <text:p text:style-name="P1"><text:tab/><text:tab/><text:tab/>SO. Zudem können auch völlig neue Angriffstaktiken und -methoden</text:p>
      <text:p text:style-name="P1"><text:tab/><text:tab/><text:tab/>erkannt werden, die ein System mit quantitativer Analyse nicht</text:p>
      <text:p text:style-name="P1"><text:tab/><text:tab/><text:tab/>erkennen <text:s/>kann. Der große Nachteil vieler statistischen Verfahren ist</text:p>
      <text:p text:style-name="P1"><text:tab/><text:tab/><text:tab/>die Unfähigkeit im Realtime-Betrieb zu arbeiten, was eine sofortige</text:p>
      <text:p text:style-name="P1"><text:tab/><text:tab/><text:tab/>Reaktion auf einen Angriff unmöglich macht. Zur Entwicklungszeit</text:p>
      <text:p text:style-name="P1"><text:tab/><text:tab/><text:tab/>dieser Analysemethode war der Batchmode-Betrieb völlig</text:p>
      <text:p text:style-name="P1"><text:tab/><text:tab/><text:tab/>ausreichend, da sie für die Überwachung von Mainframes konzipiert</text:p>
      <text:p text:style-name="P1"><text:tab/><text:tab/><text:tab/>waren und es noch keine so ausgeprägte Vernetzung wie heute gab.</text:p>
      <text:p text:style-name="P1"><text:tab/><text:tab/><text:tab/>Der Versuch statistische Analysen für Realtime-ID-Systeme zu</text:p>
      <text:p text:style-name="P1"><text:tab/><text:tab/><text:tab/>verwenden scheiterte an der hohen Performanz, die dafür nötig war.</text:p>
      <text:p text:style-name="P62"><text:tab/><text:tab/><text:tab/>Hinzu kommt, dass statistische Messungen nur eine Aktivität und </text:p>
      <text:p text:style-name="P62"><text:tab/><text:tab/><text:tab/>nicht eine Abfolge von Aktivitäten analysieren können. Diese </text:p>
      <text:p text:style-name="P62"><text:tab/><text:tab/><text:tab/>Eigenschaft schränkt die Verwendung solcher Systeme im Hinblick </text:p>
      <text:p text:style-name="P62"><text:tab/><text:tab/><text:tab/>auf die Menge der zu detektierenden Attacken stark ein, da die </text:p>
      <text:p text:style-name="P62"><text:tab/><text:tab/><text:tab/>meisten Angriffe aus einer Abfolge von Handlungen bestehen.</text:p>
      <text:p text:style-name="P1"/>
      <text:p text:style-name="P1"><text:tab/><text:tab/>Die o.g. Verfahren basieren alle auf Annahmen bzgl. des normalen und</text:p>
      <text:p text:style-name="P1"><text:tab/><text:tab/>nicht-normalen Verhaltens eines Systems. Der Grenzwert, den das IDS</text:p>
      <text:p text:style-name="P1"><text:tab/><text:tab/>benutzt, darf nicht zu niedrig sein um falsche Alarmierungen (<text:span text:style-name="T6">False</text:span></text:p>
      <text:p text:style-name="P1"><text:span text:style-name="T6"><text:tab/><text:tab/>Positives</text:span>) zu vermeiden, was nur dazu führt, dass das IDS nicht mehr</text:p>
      <text:p text:style-name="P1"><text:tab/><text:tab/>beachtet wird. Andererseits darf der Grenzwert nicht zu hoch liegen,</text:p>
      <text:p text:style-name="P1"><text:tab/><text:tab/>sodass Angriffe nicht erkannt werden (<text:span text:style-name="T6">False Negatives</text:span>).</text:p>
      <text:p text:style-name="P1"/>
      <text:p text:style-name="P1"><text:tab/><text:tab/>Die folgenden Ansätze benötigen keine Parameter für den Grenzwert und</text:p>
      <text:p text:style-name="P1"><text:tab/><text:tab/>versuchen die Nachteile der parameterbehafteten Analyseverfahren</text:p>
      <text:p text:style-name="P1"><text:tab/><text:tab/>auszugleichen.</text:p>
      <text:p text:style-name="P1"/>
      <text:list xml:id="list3154938384" text:style-name="L21">
        <text:list-item>
          <text:list>
            <text:list-item>
              <text:list>
                <text:list-item>
                  <text:p text:style-name="P52"><text:s/>regelbasierte Systeme</text:p>
                </text:list-item>
              </text:list>
            </text:list-item>
          </text:list>
        </text:list-item>
      </text:list>
      <text:p text:style-name="P1"><text:tab/><text:tab/><text:tab/>Diese Systeme funktionieren im Grunde genau wie die statistischen</text:p>
      <text:p text:style-name="P1"><text:tab/><text:tab/><text:tab/>Systeme, nur mit dem Unterschied, dass Regeln anstatt Statistiken</text:p>
      <text:p text:style-name="P1"><text:tab/><text:tab/><text:tab/>benutzt werden. <text:span text:style-name="T6">Wisdom and Sense</text:span> (<text:span text:style-name="T6">W&amp;S</text:span>) ist bspw. ein regel-</text:p>
      <text:p text:style-name="P1"><text:tab/><text:tab/><text:tab/>basiertes IDS. Die Regeln können <text:span text:style-name="T6">W&amp;S</text:span> entweder durch den Benutzer</text:p>
      <text:p text:style-name="P1"><text:soft-page-break/><text:tab/><text:tab/><text:tab/>eingegeben werden (um die <text:span text:style-name="T6">Security Policy</text:span> darzustellen) oder es</text:p>
      <text:p text:style-name="P1"><text:tab/><text:tab/><text:tab/>kann die Regel von alten Auditdaten generieren.</text:p>
      <text:p text:style-name="P1"><text:tab/><text:tab/><text:tab/>Das <text:span text:style-name="T6">Time-Based </text:span><text:span text:style-name="T4">Inductive</text:span><text:span text:style-name="T6"> </text:span><text:span text:style-name="T4">Machine</text:span> (<text:span text:style-name="T6">TIM</text:span>) IDS benutzt auch Regeln,</text:p>
      <text:p text:style-name="P1"><text:tab/><text:tab/><text:tab/>geht aber einen ganz anderen Weg als andere <text:span text:style-name="T6">Anomaly Detection</text:span></text:p>
      <text:p text:style-name="P1"><text:tab/><text:tab/><text:tab/>Systeme. Es fandet nicht nach individuellen <text:span text:style-name="T3">Ereignissen</text:span> sondern</text:p>
      <text:p text:style-name="P1"><text:tab/><text:tab/><text:tab/>überwacht deren zeitlich Abfolge. Eine <text:span text:style-name="T3">Anomalie</text:span> liegt vor, wenn die</text:p>
      <text:p text:style-name="P1"><text:tab/><text:tab/><text:tab/>zeitliche Abfolge von <text:span text:style-name="T3">Systemereignissen</text:span> nicht eingehalten wurde.</text:p>
      <text:p text:style-name="P1"/>
      <text:list xml:id="list3450800273" text:style-name="L22">
        <text:list-item>
          <text:list>
            <text:list-item>
              <text:list>
                <text:list-item>
                  <text:p text:style-name="P53"><text:s/>Neuronale Netzwerke</text:p>
                </text:list-item>
              </text:list>
            </text:list-item>
          </text:list>
        </text:list-item>
      </text:list>
      <text:p text:style-name="P1"><text:tab/><text:tab/><text:tab/>Neuronale Netzwerke können anormales Verhalten mit Hilfe von</text:p>
      <text:p text:style-name="P1"><text:tab/><text:tab/><text:tab/>adaptiven <text:span text:style-name="T3">Lerntechniken</text:span> erkennen und benötigen deshalb keine</text:p>
      <text:p text:style-name="P1"><text:tab/><text:tab/><text:tab/>Parameter, die durch den Benutzer vorgegeben werden müssen. Das</text:p>
      <text:p text:style-name="P1"><text:tab/><text:tab/><text:tab/>Neuronale Netzwerk muss erst mit sauberen, d.h. nicht mit</text:p>
      <text:p text:style-name="P1"><text:tab/><text:tab/><text:tab/><text:span text:style-name="T3">Angriffsaktivitäten</text:span> verunreinigten, Daten trainiert werden. <text:span text:style-name="T3">Aufgrund</text:span></text:p>
      <text:p text:style-name="P1"><text:tab/><text:tab/><text:tab/>dieser <text:span text:style-name="T3">Lerneigenschaft</text:span> stellen Neuronale Netzwerke einen großen </text:p>
      <text:p text:style-name="P1"><text:tab/><text:tab/><text:tab/>Wert für die Anomalieerkennung dar. Leider lassen sich durch</text:p>
      <text:p text:style-name="P1"><text:tab/><text:tab/><text:tab/>Benutzung von Neuronalen Netzwerken nicht die Ursachen einer</text:p>
      <text:p text:style-name="P1"><text:tab/><text:tab/><text:tab/>Anomalie herausfinden. Dem SO kann nur das Vorhandensein eines</text:p>
      <text:p text:style-name="P1"><text:tab/><text:tab/><text:tab/><text:span text:style-name="T3">Sicherheitsverstoßes</text:span> aber nicht dessen Grund gemeldet werden.</text:p>
      <text:p text:style-name="P1"><text:tab/><text:tab/><text:tab/>Um dieses Problem zu umgehen werden Neuronale Netzwerke</text:p>
      <text:p text:style-name="P1"><text:tab/><text:tab/><text:tab/>entwickelt, die sich nur auf einen <text:span text:style-name="T3">Angriffstyp</text:span> beschränken. Das</text:p>
      <text:p text:style-name="P1"><text:tab/><text:tab/><text:tab/>bedeutet, wenn das Neuronale Netzwerk für <text:span text:style-name="T6">SYN-</text:span><text:span text:style-name="T4">Flooding</text:span><text:span text:style-name="T8"> feuert,</text:span></text:p>
      <text:p text:style-name="P8"><text:tab/><text:tab/><text:tab/>dann weiß man, um welchen Angriff es sich handelt.</text:p>
      <text:p text:style-name="P1"/>
      <text:p text:style-name="P1"/>
      <text:p text:style-name="P1"/>
      <text:list xml:id="list2841207918" text:style-name="L23">
        <text:list-item>
          <text:p text:style-name="P35"><text:s/>Architekturen</text:p>
        </text:list-item>
      </text:list>
      <text:p text:style-name="P1"/>
      <text:p text:style-name="P1"><text:tab/>Neben der Vielfalt der Analyseverfahren gibt es noch verschiedene Architekturen</text:p>
      <text:p text:style-name="P1"><text:tab/>für ID Systeme. Hier sollen nur die <text:span text:style-name="T3">verbreitetsten</text:span> Varianten angesprochen werden.</text:p>
      <text:p text:style-name="P1"><text:tab/>Als erstes müssen einige Unklarheiten bei den Begriffen <text:span text:style-name="T3">hostbasiertes</text:span> und</text:p>
      <text:p text:style-name="P1"><text:tab/><text:span text:style-name="T3">netzbasiertes</text:span> IDS aus dem Weg geräumt werden.</text:p>
      <text:p text:style-name="P1"><text:tab/>Der hostbasiertes IDS mag suggerieren, dass ein IDS zur Überwachung der</text:p>
      <text:p text:style-name="P1"><text:tab/>Sicherheit von Computersystemen verwendet wird; das ist aber nicht ganz korrekt.</text:p>
      <text:p text:style-name="P1"><text:tab/>Als <text:span text:style-name="T3">hostbasierte</text:span> ID Systeme werden Produkte bezeichnet, die ihre Auditdaten</text:p>
      <text:p text:style-name="P1"><text:tab/>von einem Host bekommen, also dessen <text:span text:style-name="T3">Log-Dateien</text:span> oder ausgeführte</text:p>
      <text:p text:style-name="P1"><text:tab/>Systemaufrufe (<text:span text:style-name="T3">Syscalls</text:span>). Hostbasierte ID Systeme sind in der Lage 1-n Rechner</text:p>
      <text:p text:style-name="P1"><text:tab/>zu überwachen; sie sind also nicht auf einen Rechner beschränkt.</text:p>
      <text:p text:style-name="P1"><text:tab/><text:tab/>Netzbasierte ID Systeme analysieren Netzwerkdaten, es egal wie sie diese</text:p>
      <text:p text:style-name="P1"><text:tab/>erhalten und wo sie sie sammeln.</text:p>
      <text:p text:style-name="P1"><text:tab/>Dabei überwachen sie die Sicherheit von Computersystem in einem Netzwerk.</text:p>
      <text:p text:style-name="P1"><text:tab/>Häufig wird der Fehler gemacht nur solche ID Systeme als <text:span text:style-name="T3">netzbasierend</text:span> zu</text:p>
      <text:p text:style-name="P1"><text:tab/>bezeichnen, die ihre Daten von einem Netzwerkinterface erhalten, was im</text:p>
      <text:p text:style-name="P1"><text:tab/><text:span text:style-name="T3">Promiscuous</text:span>-Mode arbeitet um alle vorbeikommenden <text:span text:style-name="T3">Netzpakete</text:span> mitzulesen.</text:p>
      <text:p text:style-name="P1"><text:tab/>Solche Systeme sind die klassischen <text:span text:style-name="T3">sensorbasierten</text:span> ID Systeme, <text:span text:style-name="T3">modernere</text:span></text:p>
      <text:p text:style-name="P1"><text:tab/>Ansätze verwenden Agenten, die auf den zu überwachenden Computersystem</text:p>
      <text:p text:style-name="P1"><text:tab/>installiert sind um die Netzpakete aus den unterschiedlichen Schichten des TCP/IP</text:p>
      <text:p text:style-name="P1"><text:tab/>Stacks abzufangen und an eine zentrale Analyseeinheit zu schicken.</text:p>
      <text:p text:style-name="P1"/>
      <text:p text:style-name="P1"/>
      <text:list xml:id="list1818513641" text:style-name="L24">
        <text:list-item>
          <text:list>
            <text:list-item>
              <text:p text:style-name="P18"><text:s/>Hostbased IDS (H-IDS)</text:p>
            </text:list-item>
          </text:list>
        </text:list-item>
      </text:list>
      <text:p text:style-name="P1"><text:tab/><text:tab/>Die <text:span text:style-name="T3">hostbasierten</text:span> ID Systeme sind die ältesten. Sie wurden vom </text:p>
      <text:p text:style-name="P1"><text:tab/><text:tab/>amerikanischen Militär eingesetzt um Datenbank-Hosts o.ä. zu überwachen.</text:p>
      <text:p text:style-name="P1"><text:soft-page-break/><text:tab/><text:tab/>Im Normalfall werden <text:span text:style-name="T3">Userlevel</text:span>-Logdaten (<text:span text:style-name="T3">syslog</text:span> bei Unix Systemen)</text:p>
      <text:p text:style-name="P1"><text:tab/><text:tab/>und/oder <text:span text:style-name="T3">Kernellevel</text:span>-Logdaten (z.B. BSM Auditing Subsystem von Solaris,</text:p>
      <text:p text:style-name="P1"><text:tab/><text:tab/>AIX Audit Subsystem, NT Event Log o.ä.) auf <text:span text:style-name="T3">Einbruchsmuster</text:span> untersucht.</text:p>
      <text:p text:style-name="P1"><text:tab/><text:tab/>Andere H-ID Systeme, wie z.B. PortSentry [8.3.4], lauschen auch an</text:p>
      <text:p text:style-name="P1"><text:tab/><text:tab/>TCP-/UDP-Ports und alarmieren den SO, wenn eine Verbindung zu den</text:p>
      <text:p text:style-name="P1"><text:tab/><text:tab/><text:span text:style-name="T3">entsprechenden</text:span> Ports aufgebaut wird.</text:p>
      <text:p text:style-name="P1"><text:tab/><text:tab/>H-ID Systeme haben den Vorteil, dass sie weniger <text:span text:style-name="T6">False Positives</text:span> auslösen </text:p>
      <text:p text:style-name="P1"><text:tab/><text:tab/>als <text:span text:style-name="T3">netzbasierte</text:span> ID Systeme, da sie genau wissen wie das Computersystem</text:p>
      <text:p text:style-name="P1"><text:tab/><text:tab/>reagiert. Zudem können sie auch Angriffe sehen, für die ein N-IDS blind ist,</text:p>
      <text:p text:style-name="P1"><text:tab/><text:tab/>z.B. Angriffe über die Konsole, Modems, verschlüsselte Verbindungen oder</text:p>
      <text:p text:style-name="P1"><text:tab/><text:tab/>bösartige Programme (wie <text:span text:style-name="T6">Trojanische Pferde</text:span> o.ä.). Nachteilig macht sich</text:p>
      <text:p text:style-name="P1"><text:tab/><text:tab/>bemerkbar, dass ein H-IDS auf jeden zu überwachenden Rechner installiert</text:p>
      <text:p text:style-name="P1"><text:tab/><text:tab/>und gewartet werden muss.</text:p>
      <text:p text:style-name="P1"><text:tab/><text:tab/><text:span text:style-name="T6">Denial-of-Service</text:span> Angriffe, die Fehler im TCP/IP Stack eines Systems</text:p>
      <text:p text:style-name="P1"><text:tab/><text:tab/>ausnutzen, können von einem H-IDS nicht ausreichend oder sogar garnicht</text:p>
      <text:p text:style-name="P1"><text:tab/><text:tab/>erkannt werden, weil das System vorher <text:span text:style-name="T3">abstürzt</text:span> und ein hostbasiertes ID</text:p>
      <text:p text:style-name="P1"><text:tab/><text:tab/>System i.d.R. auf einer höheren Ebene operiert als z.B. ein netzbasiertes</text:p>
      <text:p text:style-name="P1"><text:tab/><text:tab/>IDS.</text:p>
      <text:p text:style-name="P1"/>
      <text:p text:style-name="P1"/>
      <text:list xml:id="list3695781608" text:style-name="L25">
        <text:list-item>
          <text:list>
            <text:list-item>
              <text:p text:style-name="P19"><text:s/>Netbased IDS (N-IDS)</text:p>
            </text:list-item>
          </text:list>
        </text:list-item>
      </text:list>
      <text:p text:style-name="P1"><text:tab/><text:tab/>Sensorbasierte N-ID Systeme erfreuen sich seit einigen Jahren großer</text:p>
      <text:p text:style-name="P1"><text:tab/><text:tab/>Beliebtheit, da die Anzahl der Netzwerkverbindungen und damit auch das</text:p>
      <text:p text:style-name="P1"><text:tab/><text:tab/>Sicherheitsbedürfnis immer stärker wuchsen. Zudem bot die Technik genug</text:p>
      <text:p text:style-name="P1"><text:tab/><text:tab/>Leistung um große Datenmengen in Echtzeit - wie immer man das</text:p>
      <text:p text:style-name="P1"><text:tab/><text:tab/>definieren möchte - analysieren zu können.</text:p>
      <text:p text:style-name="P1"><text:tab/><text:tab/>Sensorbasierte N-ID Systeme lassen sich gut zentral verwalten und</text:p>
      <text:p text:style-name="P1"><text:tab/><text:tab/>einsetzen. Somit kann ein IDS ganze Computernetzwerke einfach mit</text:p>
      <text:p text:style-name="P1"><text:tab/><text:tab/>Hilfe eines Rechners überwachen und es muss nicht an jeden Hosts</text:p>
      <text:p text:style-name="P1"><text:tab/><text:tab/>einzeln Hand angelegt werden.</text:p>
      <text:p text:style-name="P1"><text:tab/><text:tab/>Diese Eigenschaft macht <text:span text:style-name="T3">sensorbasierte</text:span> N-ID Systeme sehr attraktiv, da sie</text:p>
      <text:p text:style-name="P1"><text:tab/><text:tab/>weniger <text:span text:style-name="T3">administrativen</text:span> und <text:span text:style-name="T3">finanziellen</text:span> Aufwand erfordern.</text:p>
      <text:p text:style-name="P1"><text:tab/><text:tab/>Die Event-Box eines sensorbasierten N-IDS ließt alle Daten, die über einen</text:p>
      <text:p text:style-name="P1"><text:tab/><text:tab/><text:span text:style-name="T3">Netzwerksegment</text:span> transportiert werden, und reicht sie anschließend an die</text:p>
      <text:p text:style-name="P1"><text:tab/><text:tab/><text:span text:style-name="T3">Analyse-Box</text:span> weiter.</text:p>
      <text:p text:style-name="P1"><text:tab/><text:tab/>Anhand der Informationen im Header (Flags, Attribute, etc) können DoS-</text:p>
      <text:p text:style-name="P1"><text:tab/><text:tab/>Attacken oder <text:span text:style-name="T3">Scans</text:span> (Abtasten des Netzwerks auf Rechner oder Abtasten</text:p>
      <text:p text:style-name="P1"><text:tab/><text:tab/>von Rechnern auf angebotene Dienste) erkannt werden. Die <text:span text:style-name="T3">Payload</text:span> enthält</text:p>
      <text:p text:style-name="P1"><text:tab/><text:tab/>die Daten, die von dem TCP/IP Stack an die <text:span text:style-name="T3">Applikationsebene</text:span> weiter-</text:p>
      <text:p text:style-name="P1"><text:tab/><text:tab/>gereicht werden. Diese Daten werden von der A-Box auf Angriffsmuster</text:p>
      <text:p text:style-name="P1"><text:tab/><text:tab/>geprüft.</text:p>
      <text:p text:style-name="P1"><text:tab/><text:tab/>Bei der Verwendung von N-ID Systemen treten massive Probleme auf, die</text:p>
      <text:p text:style-name="P1"><text:tab/><text:tab/>teilweise in der Zukunft noch größere <text:span text:style-name="T3">Auswirkungen</text:span> haben werden.</text:p>
      <text:p text:style-name="P1"/>
      <text:p text:style-name="P1"><text:tab/><text:tab/>Das offensichtlichste Problem, dem sensorbasierte N-ID Systeme</text:p>
      <text:p text:style-name="P1"><text:tab/><text:tab/>gegenüberstehen, ist die Verschlüsselung der Daten. Nicht nur VPN-</text:p>
      <text:p text:style-name="P1"><text:tab/><text:tab/>Lösungen wie IPsec o.ä. sondern auch chiffrierte <text:span text:style-name="T3">Login-Verbindungen</text:span>, wie</text:p>
      <text:p text:style-name="P1"><text:tab/><text:tab/>bei SSH, macht ein klassisches N-IDS blind. Die Daten können nicht</text:p>
      <text:p text:style-name="P1"><text:tab/><text:tab/>dechiffriert und somit auch nicht analysiert werden. In solchen Fällen ist ein </text:p>
      <text:p text:style-name="P1"><text:tab/><text:tab/>hostbasiertes System klar im Vorteil. Der Versuch dieses Problem mit einer</text:p>
      <text:p text:style-name="P1"><text:tab/><text:tab/><text:span text:style-name="T6">Public Key Infrastruktur</text:span><text:span text:style-name="T8"> oder ähnlichen </text:span><text:span text:style-name="T5">Keymanagement-Verfahren</text:span><text:span text:style-name="T8"> begeg-<text:tab/><text:tab/>nen zu wollen ist nicht sinnvoll, da dadurch die Komplexität stark erhöht</text:span></text:p>
      <text:p text:style-name="P8"><text:tab/><text:tab/>würde und somit die Robustheit des IDS sinkt. Zudem würde sich die</text:p>
      <text:p text:style-name="P8"><text:tab/><text:tab/>Analyse extrem verlangsamen, da <text:span text:style-name="T3">kryptographische</text:span> Algorithmen sehr</text:p>
      <text:p text:style-name="P8"><text:soft-page-break/><text:tab/><text:tab/>rechenintensiv sind.</text:p>
      <text:p text:style-name="P1"><text:tab/><text:tab/><text:tab/>Die wachsende <text:span text:style-name="T3">Netzwerkbandbreite</text:span> macht es einem <text:span text:style-name="T3">sensorbasiertes</text:span></text:p>
      <text:p text:style-name="P1"><text:tab/><text:tab/>N-IDS schwer alle Daten nahtlos zu lesen ohne das interne (Ring-) Puffer</text:p>
      <text:p text:style-name="P1"><text:tab/><text:tab/>überlaufen und Daten verloren gehen. Der Network Flight Recorder schafft</text:p>
      <text:p text:style-name="P1"><text:tab/><text:tab/>es ein saturiertes 100MBit Netzwerk zu überwachen.</text:p>
      <text:p text:style-name="P1"><text:tab/><text:tab/><text:tab/>Ein weitere Hürde die es zu bewältigen gilt stellt die geswitchte</text:p>
      <text:p text:style-name="P1"><text:tab/><text:tab/><text:span text:style-name="T3">Netzwerkinfrastruktur</text:span> dar. Im herkömmlichen Ethernet teilen sich alle</text:p>
      <text:p text:style-name="P1"><text:tab/><text:tab/>Rechner eines logischen Segments das <text:span text:style-name="T3">Übertragungsmedium</text:span> </text:p>
      <text:p text:style-name="P1"><text:tab/><text:tab/>(physikalisches Segment). Das bedeutet, wenn zwei Rechner gleichzeitig</text:p>
      <text:p text:style-name="P1"><text:tab/><text:tab/>Pakete übermitteln wollen, dann kollidieren die Pakete u. U. und müssen</text:p>
      <text:p text:style-name="P1"><text:tab/><text:tab/>erneut versandt werden. Die Rechner befinden sich also in einer</text:p>
      <text:p text:style-name="P1"><text:tab/><text:tab/>gemeinsamen Collision-Domain. Ein Switch vermeidet Kollisionen, indem er</text:p>
      <text:p text:style-name="P1"><text:tab/><text:tab/>jeden Rechner einen eigenen physikalischen Netzwerkstrang über Ports am</text:p>
      <text:p text:style-name="P1"><text:tab/><text:tab/>Switch zuweist und die Pakete genau zu dem Rechner schickt an den sie</text:p>
      <text:p text:style-name="P1"><text:tab/><text:tab/>adressiert sind - ein Switch erzeugt also kleinere physikalische Segmente in</text:p>
      <text:p text:style-name="P1"><text:tab/><text:tab/>denen sich nur ein <text:span text:style-name="T3">Rechner befindet.</text:span> Wenn die Netzpakete nur an den dafür</text:p>
      <text:p text:style-name="P1"><text:tab/><text:tab/><text:span text:style-name="T3">vorgesehenen</text:span> Rechner gelangen, dann kann die E-Box des N-IDS die</text:p>
      <text:p text:style-name="P1"><text:tab/><text:tab/>Pakte nicht mehr mitlesen das IDS ist somit wiedereinmal blind.</text:p>
      <text:p text:style-name="P1"><text:tab/><text:tab/>Einige Switches haben einen sog. Spy oder Monitoring Port, der es dem N-</text:p>
      <text:p text:style-name="P1"><text:tab/><text:tab/>IDS erlaubt die Pakete zu lesen. Für ein 100MBit Netzwerk hat jeder Port,</text:p>
      <text:p text:style-name="P1"><text:tab/><text:tab/>incl. Spy Port, des Switches eine Bandbreite von 100MBit. Wenn der Switch</text:p>
      <text:p text:style-name="P1"><text:tab/><text:tab/>10 Ports, ohne Spy Port, hat, <text:span text:style-name="T3">müsste</text:span> der Spy Port 10 x 100MBit Bandbreite</text:p>
      <text:p text:style-name="P1"><text:tab/><text:tab/>haben um alle Daten von allen Ports transportieren zu können. Er hat nur</text:p>
      <text:p text:style-name="P1"><text:tab/><text:tab/>1/10 dieser Bandbreite und kann somit in einem voll ausgelasteten Netzwerk</text:p>
      <text:p text:style-name="P1"><text:tab/><text:tab/>garnicht alle Daten lesen. Der Spy Port ist also eher eine Notlösung für den<text:tab/><text:tab/>Intrusion Detection Bereich.</text:p>
      <text:p text:style-name="P1"><text:tab/><text:tab/><text:tab/>Um die Daten analysieren zu können muss das sensorbasierte N-IDS</text:p>
      <text:p text:style-name="P63"><text:tab/><text:tab/>alle gängigen Netzprotokolle wie TCP/IP, IPX, <text:span text:style-name="T3">Appletalk</text:span> etc verstehen. </text:p>
      <text:p text:style-name="P63"><text:tab/><text:tab/>Wenn in dem zu schützenden Netz ein sehr exotischen Protokoll gesprochen </text:p>
      <text:p text:style-name="P63"><text:tab/><text:tab/>wird, welches der IDS Hersteller nicht implementiert hat, dann ist das IDS </text:p>
      <text:p text:style-name="P63"><text:tab/><text:tab/>wertlos.</text:p>
      <text:p text:style-name="P1"><text:tab/><text:tab/><text:tab/>Die Spezifikationen für den TCP/IP Stack sind zwar in den RFC</text:p>
      <text:p text:style-name="P1"><text:tab/><text:tab/>Dokumenten vorgegeben, werden aber von jedem <text:span text:style-name="T3">Betriebssystemhersteller</text:span></text:p>
      <text:p text:style-name="P1"><text:tab/><text:tab/>anders implementiert. Das hat zur Folge, dass das sensorbasierte N-IDS nie</text:p>
      <text:p text:style-name="P1"><text:tab/><text:tab/>genau weiß, in welchem Zustand sich der TCP/IP Stack eines Hosts</text:p>
      <text:p text:style-name="P1"><text:tab/><text:tab/>befindet. Die Diskrepanz in den verschiedenen Stack-Implementierungen</text:p>
      <text:p text:style-name="P1"><text:tab/><text:tab/>kann sich ein Angreifer zunutze machen um seine Pakete gegenüber dem</text:p>
      <text:p text:style-name="P1"><text:tab/><text:tab/>IDS zu „verstecken'', oder er kann Pakete im Datenstrom des IDS einfügen,</text:p>
      <text:p text:style-name="P1"><text:tab/><text:tab/>die das <text:span text:style-name="T3">Zielsystem</text:span> nicht anerkennt und ignoriert. [8.2.6]</text:p>
      <text:p text:style-name="P1"><text:tab/><text:tab/>Dieser Sachverhalt soll an einem einfachen Beispiel erklärt werden:</text:p>
      <text:p text:style-name="P1"><text:tab/><text:tab/>Ein Angreifer schickt ein TCP-Paket, mit den <text:span text:style-name="T3">Angriffsdaten</text:span>, an einen</text:p>
      <text:p text:style-name="P1"><text:tab/><text:tab/>unsicheren Netzdienst des <text:span text:style-name="T3">Zielsystems.</text:span></text:p>
      <text:p text:style-name="P1"><text:tab/><text:tab/>Die Checksumme im TCP Header ist absichtlich falsch berechnet. Das</text:p>
      <text:p text:style-name="P1"><text:tab/><text:tab/>IDS sieht das Paket, ignoriert es aber, weil die Checksumme falsch</text:p>
      <text:p text:style-name="P1"><text:tab/><text:tab/>ist. Das Zielsystem empfängt das Paket überprüft die Checksumme aber</text:p>
      <text:p text:style-name="P1"><text:tab/><text:tab/>nicht, weil es nicht implementiert wurde und reicht die <text:span text:style-name="T3">Nutzdaten</text:span></text:p>
      <text:p text:style-name="P1"><text:tab/><text:tab/>an den Server weiter. Resultat: Das IDS hat das Paket verworfen, aber</text:p>
      <text:p text:style-name="P1"><text:tab/><text:tab/>das Zielsystem akzeptierte es und der Angreifer konnte das Sicherheitsloch</text:p>
      <text:p text:style-name="P1"><text:tab/><text:tab/>unbemerkt ausnutzen.</text:p>
      <text:p text:style-name="P1"/>
      <text:p text:style-name="P1"><text:tab/><text:tab/>Aufgrund dieser gravierenden Probleme ist der Einsatz von reinen </text:p>
      <text:p text:style-name="P1"><text:tab/><text:tab/>sensorbasierten N-IDS in Zukunft fraglich.</text:p>
      <text:p text:style-name="P1"/>
      <text:p text:style-name="P1"><text:tab/><text:tab/><text:span text:style-name="T3">Knotenbasierte</text:span> (<text:span text:style-name="T3">nodebased</text:span>) N-ID Systeme vermeiden viele Probleme</text:p>
      <text:p text:style-name="P1"><text:soft-page-break/><text:tab/><text:tab/>der klassischen N-ID Systeme, sind aber aufgrund ihres dezentralen </text:p>
      <text:p text:style-name="P1"><text:tab/><text:tab/>Charakters nicht so einfach einzusetzen wie ihre älteren Kollegen.</text:p>
      <text:p text:style-name="P1"><text:tab/><text:tab/>Auf den einzelnen Computersystemen werden kleine Monitore eingesetzt,</text:p>
      <text:p text:style-name="P1"><text:tab/><text:tab/>die in den TCP/IP Stack eingebunden werden um die Netzwerkpakete auf</text:p>
      <text:p text:style-name="P1"><text:tab/><text:tab/>einer höheren Ebene zu lesen um sie dann zentral (oder auch dezentral) zu</text:p>
      <text:p text:style-name="P1"><text:tab/><text:tab/>analysieren. <text:span text:style-name="T3">Inkonsistenzen</text:span> bei der Interpretation von Netzverbindungen,</text:p>
      <text:p text:style-name="P1"><text:tab/><text:tab/>überfüllte Puffer und Verschlüsselungen auf <text:span text:style-name="T3">niedrieger</text:span> Ebene (IPsec etc.)</text:p>
      <text:p text:style-name="P64"><text:tab/><text:tab/>sind somit kein Problem mehr. Verschlüsselung auf höherer Level z. B. </text:p>
      <text:p text:style-name="P64"><text:tab/><text:tab/>durch<text:tab/>Secure Shell, PGP, SSL usw. können aber immer noch nicht im </text:p>
      <text:p text:style-name="P64"><text:tab/><text:tab/>Klartext betrachtet werden, außer natürlich mit kompliziertem Key </text:p>
      <text:p text:style-name="P64"><text:tab/><text:tab/>Management.</text:p>
      <text:p text:style-name="P1"/>
      <text:p text:style-name="P1"/>
      <text:list xml:id="list29996586" text:style-name="L26">
        <text:list-item>
          <text:list>
            <text:list-item>
              <text:p text:style-name="P20"><text:s/>Alternativen</text:p>
            </text:list-item>
          </text:list>
        </text:list-item>
      </text:list>
      <text:p text:style-name="P1"><text:tab/><text:tab/>Neben den host- und <text:span text:style-name="T3">netzbasierten</text:span> Ansätzen gab <text:span text:style-name="T9">e</text:span>s noch andere</text:p>
      <text:p text:style-name="P1"><text:tab/><text:tab/>Entwicklungen in der Architektur von Intrusion Detection Systemen, die zum</text:p>
      <text:p text:style-name="P1"><text:tab/><text:tab/>großen Teil aber keinen Einsatz in der Praxis fanden (z. B. <text:span text:style-name="T6">mobil</text:span></text:p>
      <text:p text:style-name="P1"><text:span text:style-name="T6"><text:tab/><text:tab/></text:span><text:span text:style-name="T4">autonomous</text:span><text:span text:style-name="T6"> Agents</text:span><text:span text:style-name="T8">)</text:span>. Die bekanntesten Formen sind wohl das</text:p>
      <text:p text:style-name="P64"><text:tab/><text:tab/><text:span text:style-name="T3">agentenbasierte</text:span> IDS, dass nicht mehr den Weg der monolitischen </text:p>
      <text:p text:style-name="P64"><text:tab/><text:tab/>Architektur von klassischen ID-Systemen geht, und der <text:span text:style-name="T4">Honeypot</text:span>, der den </text:p>
      <text:p text:style-name="P64"><text:tab/><text:tab/>Angreifer ein verwundbares System vorgaukelt<text:span text:style-name="T8">.</text:span></text:p>
      <text:p text:style-name="P1"/>
      <text:list xml:id="list2969583687" text:style-name="L27">
        <text:list-item>
          <text:list>
            <text:list-item>
              <text:list>
                <text:list-item>
                  <text:p text:style-name="P54"><text:s/>Honeypot Systeme</text:p>
                </text:list-item>
              </text:list>
            </text:list-item>
          </text:list>
        </text:list-item>
      </text:list>
      <text:p text:style-name="P1"><text:tab/><text:tab/><text:tab/><text:span text:style-name="T5">Honeypots</text:span> sind Systeme, die vorgeben <text:span text:style-name="T3">Sicherheitslücken</text:span> zu haben.</text:p>
      <text:p text:style-name="P1"><text:tab/><text:tab/><text:tab/>Wenn ein Angreifer dieses System entdeckt, dann wird er es</text:p>
      <text:p text:style-name="P1"><text:tab/><text:tab/><text:tab/>attackieren und keine Probleme haben die <text:span text:style-name="T3">Sicherheitsmechanismen</text:span></text:p>
      <text:p text:style-name="P1"><text:tab/><text:tab/><text:tab/>zu überwinden. Der Angreifer denkt, dass er sich auf einem normalen</text:p>
      <text:p text:style-name="P1"><text:tab/><text:tab/><text:tab/>Computersystem befindet, wurde in Wahrheit aber in eine </text:p>
      <text:p text:style-name="P1"><text:tab/><text:tab/><text:tab/><text:span text:style-name="T3">abgeschottete</text:span> Umgebung umgeleitet. Der SO wird darüber</text:p>
      <text:p text:style-name="P64"><text:tab/><text:tab/><text:tab/>benachrichtigt und hat nun die Möglichkeit das Verhalten des </text:p>
      <text:p text:style-name="P64"><text:tab/><text:tab/><text:tab/>Gegners zu <text:span text:style-name="T3">beobachten</text:span> und zu analysieren. Somit ist es vielleicht </text:p>
      <text:p text:style-name="P64"><text:tab/><text:tab/><text:tab/>möglich das Bestreben des Gegners zu erkennen oder sogar neue </text:p>
      <text:p text:style-name="P64"><text:span text:style-name="T3"><text:tab/><text:tab/><text:tab/>Angriffsformen </text:span>zu entdecken.</text:p>
      <text:p text:style-name="P1"/>
      <text:p text:style-name="P1"><text:tab/><text:tab/><text:tab/>Das <text:span text:style-name="T4">Deception</text:span><text:span text:style-name="T6"> Toolkit</text:span> (DTK) und <text:span text:style-name="T6">ManTrap</text:span><text:span text:style-name="T8"> sind</text:span> gute Beispiele für ein</text:p>
      <text:p text:style-name="P1"><text:tab/><text:tab/><text:tab/>hostbasiertes Honeypot System.</text:p>
      <text:p text:style-name="P1"><text:tab/><text:tab/><text:tab/>Theoretisch sind auch netzbasierte Honeypots (<text:span text:style-name="T3">Honeynet</text:span>) möglich,</text:p>
      <text:p text:style-name="P1"><text:tab/><text:tab/><text:tab/>die dem Angreifer ein ganzes Netz vorgaukeln, indem sie auf einem</text:p>
      <text:p text:style-name="P1"><text:tab/><text:tab/><text:tab/>Rechner mehrere <text:span text:style-name="T6">Virtual </text:span><text:span text:style-name="T4">Machines</text:span> (VM) mit virtuellen Netzver-</text:p>
      <text:p text:style-name="P1"><text:tab/><text:tab/><text:tab/>bindungen implementieren.</text:p>
      <text:p text:style-name="P1"><text:tab/><text:tab/><text:tab/><text:span text:style-name="T6">Secure Networks, Inc</text:span> (SNI) hatte mal ein Honeynet angekündigt, es</text:p>
      <text:p text:style-name="P1"><text:tab/><text:tab/><text:tab/>aber anscheinend nie bis zur <text:span text:style-name="T3">Auslieferungsreife</text:span> gebracht.</text:p>
      <text:p text:style-name="P1"/>
      <text:p text:style-name="P1"><text:tab/><text:tab/><text:tab/>Honeypots sind sehr zuverlässig beim Erkennen von Attacken,</text:p>
      <text:p text:style-name="P1"><text:tab/><text:tab/><text:tab/>können dem SO aber unnötig Arbeit machen, da jeder noch so</text:p>
      <text:p text:style-name="P1"><text:tab/><text:tab/><text:tab/>unbegabte Angreifer in das System einbrechen kann. Diese Angreifer</text:p>
      <text:p text:style-name="P1"><text:tab/><text:tab/><text:tab/>wollen häufig keine speziellen Informationen stehlen, sondern nur ihre</text:p>
      <text:p text:style-name="P1"><text:tab/><text:tab/><text:tab/>Langeweile vertreiben oder IRC Bots aufsetzen. Solche Angriffe sind</text:p>
      <text:p text:style-name="P1"><text:tab/><text:tab/><text:tab/>zeitraubend und liefern dem SO keine neuen <text:span text:style-name="T3">Erkenntnisse.</text:span></text:p>
      <text:p text:style-name="P1"><text:tab/><text:tab/><text:tab/>Da ein Honeypot nur eine Falle darstellt kann es natürlich passieren,</text:p>
      <text:p text:style-name="P1"><text:tab/><text:tab/><text:tab/>dass der Angreifer nicht in sie hineintappt und er somit unentdeckt</text:p>
      <text:p text:style-name="P1"><text:tab/><text:tab/><text:tab/>bleibt. Honeypots eignen sich besonders in einer DMZ oder vor einer</text:p>
      <text:p text:style-name="P1"><text:tab/><text:tab/><text:tab/>Firewall, da der Angreifer dort nur wenig Angriffsfläche findet und so</text:p>
      <text:p text:style-name="P1"><text:tab/><text:tab/><text:tab/>die Wahrscheinlichkeit höher ist, dass der Honeypot Ziel der Attacken</text:p>
      <text:p text:style-name="P1"><text:soft-page-break/><text:tab/><text:tab/><text:tab/>wird.</text:p>
      <text:p text:style-name="P1"/>
      <text:list xml:id="list443814479" text:style-name="L28">
        <text:list-item>
          <text:list>
            <text:list-item>
              <text:list>
                <text:list-item>
                  <text:p text:style-name="P55"><text:s/>agentenbasierte Intrusion <text:span text:style-name="T3">Detetcion</text:span> Systeme (AA-IDS)</text:p>
                </text:list-item>
              </text:list>
            </text:list-item>
          </text:list>
        </text:list-item>
      </text:list>
      <text:p text:style-name="P1"><text:tab/><text:tab/><text:tab/>AA-ID Systeme sind ein gutes Beispiel für <text:span text:style-name="T4">Distributed</text:span><text:span text:style-name="T6"> Computing</text:span>. Auf</text:p>
      <text:p text:style-name="P1"><text:tab/><text:tab/><text:tab/>den zu observierenden System laufen eigenständige, kleine</text:p>
      <text:p text:style-name="P1"><text:tab/><text:tab/><text:tab/><text:span text:style-name="T3">Softwareprogramme</text:span> (Agenten), die einfach nur</text:p>
      <text:p text:style-name="P1"><text:tab/><text:tab/><text:tab/>Kommandos überwachen oder sogar nach Angriffen <text:span text:style-name="T3">Ausschau</text:span> halten.</text:p>
      <text:p text:style-name="P1"><text:tab/><text:tab/><text:tab/>Die Informationen, die von den Agenten gesammelt wurden, werden</text:p>
      <text:p text:style-name="P1"><text:tab/><text:tab/><text:tab/>an andere Einheiten des ID Systems weitergeleitet um dort verarbeitet</text:p>
      <text:p text:style-name="P1"><text:tab/><text:tab/><text:tab/>zu werden.</text:p>
      <text:p text:style-name="P1"><text:tab/><text:tab/><text:tab/>Zwei sehr bekannte Beispiele für AA-ID Systeme sind Autonomous</text:p>
      <text:p text:style-name="P1"><text:tab/><text:tab/><text:tab/>Agents for Intrusion Detection (AAFID) [8.2.5] und EMERALD.</text:p>
      <text:p text:style-name="P1"><text:tab/><text:tab/><text:tab/>Anhand von AAFID soll dieser IDS-Type näher erläutert werden.</text:p>
      <text:p text:style-name="P1"/>
      <text:p text:style-name="P1"><draw:g text:anchor-type="paragraph" draw:z-index="2" draw:style-name="gr1"><draw:rect draw:style-name="gr15" draw:text-style-name="P79" svg:width="2.6004in" svg:height="3.0858in" svg:x="1.7008in" svg:y="0.0008in"><text:p/></draw:rect><draw:rect draw:style-name="gr15" draw:text-style-name="P79" svg:width="0.4803in" svg:height="0.3268in" svg:x="4.4181in" svg:y="0.0134in"><text:p/></draw:rect><draw:frame draw:style-name="gr16" draw:text-style-name="P80" svg:width="0.5079in" svg:height="0.3657in" svg:x="5.2626in" svg:y="0.0701in"><draw:text-box><text:p text:style-name="P71"><text:span text:style-name="T11">Host</text:span></text:p></draw:text-box></draw:frame><draw:ellipse draw:style-name="gr17" draw:text-style-name="P81" svg:width="0.2969in" svg:height="0.3031in" svg:x="4.5343in" svg:y="0.4917in"><text:p/></draw:ellipse><draw:frame draw:style-name="gr18" draw:text-style-name="P80" svg:width="0.6543in" svg:height="0.3657in" svg:x="5.1535in" svg:y="0.5224in"><draw:text-box><text:p text:style-name="P71"><text:span text:style-name="T11">Agent</text:span></text:p></draw:text-box></draw:frame><draw:ellipse draw:style-name="gr19" draw:text-style-name="P82" svg:width="0.565in" svg:height="0.2358in" svg:x="4.3661in" svg:y="0.998in"><text:p/></draw:ellipse><draw:frame draw:style-name="gr20" draw:text-style-name="P80" svg:width="1.2598in" svg:height="0.3657in" svg:x="4.989in" svg:y="1.0063in"><draw:text-box><text:p text:style-name="P71"><text:span text:style-name="T11">Transceiver</text:span></text:p></draw:text-box></draw:frame><draw:rect draw:style-name="gr21" draw:text-style-name="P83" svg:width="0.3685in" svg:height="0.3177in" svg:x="4.461in" svg:y="1.4543in"><text:p/></draw:rect><draw:frame draw:style-name="gr22" draw:text-style-name="P80" svg:width="0.8795in" svg:height="0.3657in" svg:x="5.0524in" svg:y="1.5327in"><draw:text-box><text:p text:style-name="P71"><text:span text:style-name="T11">Monitor</text:span></text:p></draw:text-box></draw:frame><draw:ellipse draw:style-name="gr17" draw:text-style-name="P81" svg:width="0.2961in" svg:height="0.3031in" svg:x="2.0925in" svg:y="0.2598in"><text:p/></draw:ellipse><draw:ellipse draw:style-name="gr17" draw:text-style-name="P81" svg:width="0.2953in" svg:height="0.3031in" svg:x="2.0654in" svg:y="2.3091in"><text:p/></draw:ellipse><draw:ellipse draw:style-name="gr17" draw:text-style-name="P81" svg:width="0.2969in" svg:height="0.3016in" svg:x="1.9398in" svg:y="1.4461in"><text:p/></draw:ellipse><draw:ellipse draw:style-name="gr17" draw:text-style-name="P81" svg:width="0.2961in" svg:height="0.3031in" svg:x="1.928in" svg:y="0.7272in"><text:p/></draw:ellipse><draw:ellipse draw:style-name="gr17" draw:text-style-name="P81" svg:width="0.2961in" svg:height="0.3031in" svg:x="2.6917in" svg:y="0.0524in"><text:p/></draw:ellipse><draw:ellipse draw:style-name="gr17" draw:text-style-name="P81" svg:width="0.2961in" svg:height="0.3031in" svg:x="2.5043in" svg:y="2.6346in"><text:p/></draw:ellipse><draw:ellipse draw:style-name="gr19" draw:text-style-name="P82" svg:width="0.565in" svg:height="0.235in" svg:x="2.5961in" svg:y="0.6654in"><text:p/></draw:ellipse><draw:ellipse draw:style-name="gr19" draw:text-style-name="P82" svg:width="0.565in" svg:height="0.2358in" svg:x="2.5315in" svg:y="1.4689in"><text:p/></draw:ellipse><draw:ellipse draw:style-name="gr19" draw:text-style-name="P82" svg:width="0.565in" svg:height="0.2358in" svg:x="2.7516in" svg:y="2.148in"><text:p/></draw:ellipse><draw:rect draw:style-name="gr21" draw:text-style-name="P83" svg:width="0.3677in" svg:height="0.3185in" svg:x="3.789in" svg:y="1.3787in"><text:p/></draw:rect><draw:line draw:style-name="gr23" draw:text-style-name="P70" svg:x1="2.8917in" svg:y1="0.6681in" svg:x2="2.8598in" svg:y2="0.3618in"><text:p/></draw:line><draw:line draw:style-name="gr23" draw:text-style-name="P70" svg:x1="2.2354in" svg:y1="1.5862in" svg:x2="2.5354in" svg:y2="1.5787in"><text:p/></draw:line><draw:line draw:style-name="gr23" draw:text-style-name="P70" svg:x1="3.7756in" svg:y1="1.4378in" svg:x2="3.1472in" svg:y2="0.8126in"><text:p/></draw:line><draw:line draw:style-name="gr23" draw:text-style-name="P70" svg:x1="2.5917in" svg:y1="0.8091in" svg:x2="2.2315in" svg:y2="0.8516in"><text:p/></draw:line><draw:line draw:style-name="gr23" draw:text-style-name="P70" svg:x1="2.6071in" svg:y1="0.7543in" svg:x2="2.348in" svg:y2="0.5154in"><text:p/></draw:line><draw:line draw:style-name="gr23" draw:text-style-name="P70" svg:x1="3.2917in" svg:y1="2.2071in" svg:x2="3.7756in" svg:y2="1.6063in"><text:p/></draw:line><draw:line draw:style-name="gr23" draw:text-style-name="P70" svg:x1="2.339in" svg:y1="2.3744in" svg:x2="2.7516in" svg:y2="2.2846in"><text:p/></draw:line><draw:line draw:style-name="gr23" draw:text-style-name="P70" svg:x1="3.7764in" svg:y1="1.5433in" svg:x2="3.1035in" svg:y2="1.5976in"><text:p/></draw:line><draw:line draw:style-name="gr23" draw:text-style-name="P70" svg:x1="2.7626in" svg:y1="2.6925in" svg:x2="2.8878in" svg:y2="2.3717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text:tab/><text:tab/><text:tab/>AAFID ist hierarchisch strukturiert. An unterster Stelle stehen die</text:p>
      <text:p text:style-name="P1"><text:tab/><text:tab/><text:tab/>Agenten. Es können mehrere Agenten, die jeweils unterschiedliche</text:p>
      <text:p text:style-name="P1"><text:tab/><text:tab/><text:tab/>Aufgaben haben, pro Host eingesetzt werden. Alle Agenten senden</text:p>
      <text:p text:style-name="P1"><text:tab/><text:tab/><text:tab/>ihre Informationen an einen Transceiver, der sich auf demselben Host</text:p>
      <text:p text:style-name="P1"><text:tab/><text:tab/><text:tab/>befindet. Der Transceiver überwacht und steuert die Agenten, er kann</text:p>
      <text:p text:style-name="P1"><text:tab/><text:tab/><text:tab/>sie starten, anhalten und rekonfigurieren. Zusätzlich ist der</text:p>
      <text:p text:style-name="P1"><text:tab/><text:tab/><text:tab/>Transceiver noch für die Datenreduktion verantwortlich und übergibt</text:p>
      <text:p text:style-name="P1"><text:tab/><text:tab/><text:tab/>seine <text:span text:style-name="T3">Ergebnisse</text:span> an einen oder mehrere Monitore, die die nächst</text:p>
      <text:p text:style-name="P1"><text:tab/><text:tab/><text:tab/>höhere Instanz der Hierarchie darstellen. Die Monitore selbst können</text:p>
      <text:p text:style-name="P1"><text:tab/><text:tab/><text:tab/>wieder hierarchisch angeordnet werden. Sie kontrollieren die Daten</text:p>
      <text:p text:style-name="P1"><text:tab/><text:tab/><text:tab/>von den Transceivern und fügen sie zusammen. Die Fähigkeit der</text:p>
      <text:p text:style-name="P1"><text:tab/><text:tab/><text:tab/>Monitore die Daten von verschiedenen Hosts zu vereinigen macht es</text:p>
      <text:p text:style-name="P1"><text:tab/><text:tab/><text:tab/>möglich, <text:span text:style-name="T3">dass</text:span> Attacken erkannt werden können, die von mehreren</text:p>
      <text:p text:style-name="P1"><text:tab/><text:tab/><text:tab/>Hosts ausgehen.</text:p>
      <text:p text:style-name="P1"><text:tab/><text:tab/><text:tab/>Der Aufbau von AAFID erlaubt eine leichte Skalierung. Wenn dem</text:p>
      <text:p text:style-name="P1"><text:tab/><text:tab/><text:tab/>Netz ein neuer Server hinzugefügt wird, müssen einfach nur die</text:p>
      <text:p text:style-name="P1"><text:tab/><text:tab/><text:tab/>AAFID-Komponenten installiert werden, die dann an einen</text:p>
      <text:p text:style-name="P1"><text:tab/><text:tab/><text:tab/>übergeordneten Monitor ihren Bericht schicken.<text:line-break/></text:p>
      <text:p text:style-name="P1"/>
      <text:p text:style-name="P1"/>
      <text:p text:style-name="P11"/>
      <text:list xml:id="list370070485" text:style-name="L29">
        <text:list-item>
          <text:p text:style-name="P36"><text:s/>Anforderungen</text:p>
        </text:list-item>
      </text:list>
      <text:p text:style-name="P1"/>
      <text:p text:style-name="P1"><text:tab/>Folgende Punkte sollten von einem Intrusion Detection Hersteller berücksichtigt</text:p>
      <text:p text:style-name="P1"><text:tab/>werden. [8.2.2]</text:p>
      <text:p text:style-name="P1"/>
      <text:list xml:id="list3458205318" text:style-name="L30">
        <text:list-item>
          <text:list>
            <text:list-item>
              <text:list>
                <text:list-item>
                  <text:p text:style-name="P56"><text:s/>Das System <text:span text:style-name="T3">muss</text:span> einfach zu installieren sein.</text:p>
                </text:list-item>
              </text:list>
            </text:list-item>
          </text:list>
        </text:list-item>
      </text:list>
      <text:p text:style-name="P1"/>
      <text:list xml:id="list133244090236536" text:continue-numbering="true" text:style-name="L30">
        <text:list-item>
          <text:list>
            <text:list-item>
              <text:list>
                <text:list-item>
                  <text:p text:style-name="P56"><text:s/>Die Wartung des IDS muss einfach und kostengünstig sein.</text:p>
                </text:list-item>
              </text:list>
            </text:list-item>
          </text:list>
        </text:list-item>
      </text:list>
      <text:p text:style-name="P1"/>
      <text:list xml:id="list133244261049169" text:continue-numbering="true" text:style-name="L30">
        <text:list-item>
          <text:list>
            <text:list-item>
              <text:list>
                <text:list-item>
                  <text:p text:style-name="P56"><text:s/>Die Verwaltung des ID Systems sollte mit Hilfe einer GUI erleichtert werden.</text:p>
                </text:list-item>
              </text:list>
            </text:list-item>
          </text:list>
        </text:list-item>
      </text:list>
      <text:p text:style-name="P1"/>
      <text:list xml:id="list133243747197207" text:continue-numbering="true" text:style-name="L30">
        <text:list-item>
          <text:list>
            <text:list-item>
              <text:list>
                <text:list-item>
                  <text:p text:style-name="P56"><text:s/>Das IDS soll eine ausführliche Online-Hilfe zur Verfügung stellen.</text:p>
                </text:list-item>
              </text:list>
            </text:list-item>
          </text:list>
        </text:list-item>
      </text:list>
      <text:p text:style-name="P1"/>
      <text:list xml:id="list133244538411873" text:continue-numbering="true" text:style-name="L30">
        <text:list-item>
          <text:list>
            <text:list-item>
              <text:list>
                <text:list-item>
                  <text:p text:style-name="P56"><text:s/>Das IDS muss Benutzern verschiedener Erfahrungsstufen die nötigen Informationen liefern können, d.h. das IDS muss in der Lage sein einem unerfahrenden Benutzer einen Angriff sehr abstrakt darzustellen. Benutzer mit mehr technischem Wissen können von dem IDS nach Bedarf mit detailierteren Darstellungen versorgt werden.</text:p>
                </text:list-item>
              </text:list>
            </text:list-item>
          </text:list>
        </text:list-item>
      </text:list>
      <text:p text:style-name="P1"/>
      <text:list xml:id="list133244548386372" text:continue-numbering="true" text:style-name="L30">
        <text:list-item>
          <text:list>
            <text:list-item>
              <text:list>
                <text:list-item>
                  <text:p text:style-name="P56"><text:s/>Der Grund für ein Alarm muss vom IDS angezeigt werden können.</text:p>
                </text:list-item>
              </text:list>
            </text:list-item>
          </text:list>
        </text:list-item>
      </text:list>
      <text:p text:style-name="P1"/>
      <text:list xml:id="list133244304515524" text:continue-numbering="true" text:style-name="L30">
        <text:list-item>
          <text:list>
            <text:list-item>
              <text:list>
                <text:list-item>
                  <text:p text:style-name="P56"><text:s/>Große Datenmengen müssen so <text:span text:style-name="T3">darstellbar</text:span> sein, dass eine manuelle Verarbeitung möglich ist.</text:p>
                </text:list-item>
              </text:list>
            </text:list-item>
          </text:list>
        </text:list-item>
      </text:list>
      <text:p text:style-name="P1"/>
      <text:list xml:id="list133244807869806" text:continue-numbering="true" text:style-name="L30">
        <text:list-item>
          <text:list>
            <text:list-item>
              <text:list>
                <text:list-item>
                  <text:p text:style-name="P56"><text:s/>Technischer Support sollte vom Hersteller geleistet werden.</text:p>
                </text:list-item>
              </text:list>
            </text:list-item>
          </text:list>
        </text:list-item>
      </text:list>
      <text:p text:style-name="P1"/>
      <text:list xml:id="list133244101181432" text:continue-numbering="true" text:style-name="L30">
        <text:list-item>
          <text:list>
            <text:list-item>
              <text:list>
                <text:list-item>
                  <text:p text:style-name="P56"><text:s/><text:span text:style-name="T3">Angriffssignaturen</text:span> sollten von dem Hersteller schnell bereitgestellt werden.</text:p>
                </text:list-item>
              </text:list>
            </text:list-item>
          </text:list>
        </text:list-item>
      </text:list>
      <text:p text:style-name="P1"/>
      <text:list xml:id="list133244453504062" text:continue-numbering="true" text:style-name="L30">
        <text:list-item>
          <text:list>
            <text:list-item>
              <text:list>
                <text:list-item>
                  <text:p text:style-name="P56"><text:s/>Eigene Angriffsmuster müssen vom Benutzer manuell eingegeben werden können.</text:p>
                </text:list-item>
              </text:list>
            </text:list-item>
          </text:list>
        </text:list-item>
      </text:list>
      <text:p text:style-name="P1"/>
      <text:list xml:id="list133244969227672" text:continue-numbering="true" text:style-name="L30">
        <text:list-item>
          <text:list>
            <text:list-item>
              <text:list>
                <text:list-item>
                  <text:p text:style-name="P56"><text:s/>Die Herstellerfirma sollte <text:span text:style-name="T3">Trainingskurse</text:span> für das Personal des Kunden anbieten.</text:p>
                </text:list-item>
              </text:list>
            </text:list-item>
          </text:list>
        </text:list-item>
      </text:list>
      <text:p text:style-name="P1"/>
      <text:list xml:id="list133244219301994" text:continue-numbering="true" text:style-name="L30">
        <text:list-item>
          <text:list>
            <text:list-item>
              <text:list>
                <text:list-item>
                  <text:p text:style-name="P56"><text:s/>Das System, auf dem die IDS-Software läuft, muss gut abgesichert sein.</text:p>
                </text:list-item>
              </text:list>
            </text:list-item>
          </text:list>
        </text:list-item>
      </text:list>
      <text:p text:style-name="P1"/>
      <text:list xml:id="list133244533471364" text:continue-numbering="true" text:style-name="L30">
        <text:list-item>
          <text:list>
            <text:list-item>
              <text:list>
                <text:list-item>
                  <text:p text:style-name="P56"><text:s/>Das IDS selbst muss gegen Angriffe gehärtet worden sein.</text:p>
                </text:list-item>
              </text:list>
            </text:list-item>
          </text:list>
        </text:list-item>
      </text:list>
      <text:p text:style-name="P1"/>
      <text:list xml:id="list133244718029875" text:continue-numbering="true" text:style-name="L30">
        <text:list-item>
          <text:list>
            <text:list-item>
              <text:list>
                <text:list-item>
                  <text:p text:style-name="P56"><text:s/>Das Produkt muss leicht skalierbar sein.</text:p>
                </text:list-item>
              </text:list>
            </text:list-item>
          </text:list>
        </text:list-item>
      </text:list>
      <text:p text:style-name="P1"/>
      <text:list xml:id="list133243414848429" text:continue-numbering="true" text:style-name="L30">
        <text:list-item>
          <text:list>
            <text:list-item>
              <text:list>
                <text:list-item>
                  <text:p text:style-name="P56"><text:s/>Um effizienter zu arbeiten sollte das IDS externe, sicherheitsrelevante Informationen aufnehmen können. Bsp.: Urlaubs-, Feier- und <text:span text:style-name="T3">Krankheitstage</text:span></text:p>
                </text:list-item>
              </text:list>
            </text:list-item>
          </text:list>
        </text:list-item>
      </text:list>
      <text:p text:style-name="P1"/>
      <text:list xml:id="list133243442412695" text:continue-numbering="true" text:style-name="L30">
        <text:list-item>
          <text:list>
            <text:list-item>
              <text:list>
                <text:list-item>
                  <text:p text:style-name="P56"><text:s/>Das ID System sollte hybrid sein, d.h. es sollte Misuse- und Anomaly Detection unterstützen.</text:p>
                </text:list-item>
              </text:list>
            </text:list-item>
          </text:list>
        </text:list-item>
      </text:list>
      <text:p text:style-name="P1"/>
      <text:list xml:id="list133243378283660" text:continue-numbering="true" text:style-name="L30">
        <text:list-item>
          <text:list>
            <text:list-item>
              <text:list>
                <text:list-item>
                  <text:p text:style-name="P56"><text:s/>Die Daten sollten in "Echtzeit" analysiert werden.</text:p>
                </text:list-item>
              </text:list>
            </text:list-item>
          </text:list>
        </text:list-item>
      </text:list>
      <text:p text:style-name="P1"/>
      <text:list xml:id="list133243424110711" text:continue-numbering="true" text:style-name="L30">
        <text:list-item>
          <text:list>
            <text:list-item>
              <text:list>
                <text:list-item>
                  <text:p text:style-name="P56"><text:s/>Daten aus mehreren Quellen (Netzwerk, <text:span text:style-name="T3">Logfiles</text:span>, etc) sollten verarbeitet werden können?</text:p>
                </text:list-item>
              </text:list>
            </text:list-item>
          </text:list>
        </text:list-item>
      </text:list>
      <text:p text:style-name="P1"/>
      <text:list xml:id="list133243770264947" text:continue-numbering="true" text:style-name="L30">
        <text:list-item>
          <text:list>
            <text:list-item>
              <text:list>
                <text:list-item>
                  <text:p text:style-name="P56"><text:s/>Die Authentizität der gesammelten Auditdaten muss gewährleistet werden können, z. B. durch kryptographischen Signaturen. Andernfalls sind die Daten <text:soft-page-break/>rechtlich nicht zulässig.</text:p>
                </text:list-item>
              </text:list>
            </text:list-item>
          </text:list>
        </text:list-item>
      </text:list>
      <text:p text:style-name="P1"/>
      <text:list xml:id="list133243975096830" text:continue-numbering="true" text:style-name="L30">
        <text:list-item>
          <text:list>
            <text:list-item>
              <text:list>
                <text:list-item>
                  <text:p text:style-name="P56"><text:s/>Aus rechtlichen Gründen müssen <text:span text:style-name="T3">Benutzerdaten</text:span> <text:span text:style-name="T3">pseudonymisiert</text:span> werden. Mit Hilfe der <text:span text:style-name="T3">Pseudonymisierung</text:span> ist es z.B. nicht möglich die Leistungsfähigkeit von Arbeitnehmern zu überwachen. Dies ist häufig Voraussetzung für den Einsatz von ID Systemen in Firmen. Achtung: Pseudonymisierung kann das Analysieren der Auditdaten stark verlangsamen, da hierfür komplizierte <text:span text:style-name="T3">Kryptoalgorithmen</text:span> benutzt werden.</text:p>
                </text:list-item>
              </text:list>
            </text:list-item>
          </text:list>
        </text:list-item>
      </text:list>
      <text:p text:style-name="P1"/>
      <text:list xml:id="list133244219364130" text:continue-numbering="true" text:style-name="L30">
        <text:list-item>
          <text:list>
            <text:list-item>
              <text:list>
                <text:list-item>
                  <text:p text:style-name="P56"><text:s/>Die unter den einzelnen IDS-Komponenten ausgetauschten Daten müssen verschlüsselt werden. Dem Angreifer werden somit keine nützlichen Informationen gegeben und ihm wird die Möglichkeit der Manipulation <text:span text:style-name="T3">verwehrt.</text:span></text:p>
                </text:list-item>
              </text:list>
            </text:list-item>
          </text:list>
        </text:list-item>
      </text:list>
      <text:p text:style-name="P1"/>
      <text:list xml:id="list133244292511514" text:continue-numbering="true" text:style-name="L30">
        <text:list-item>
          <text:list>
            <text:list-item>
              <text:list>
                <text:list-item>
                  <text:p text:style-name="P56"><text:s/>Die ID Systemkomponenten sollten ihre Daten über mehrere Kanäle transportieren können damit beim Ausfall eines Kanals keine Informationen verloren gehen. Als Transportmedium kann bspw. das Computernetzwerk, die <text:span text:style-name="T3">Telefonanlage</text:span>, serielle Kabel, <text:span text:style-name="T3">Funkstrecken</text:span> etc dienen.</text:p>
                </text:list-item>
              </text:list>
            </text:list-item>
          </text:list>
        </text:list-item>
      </text:list>
      <text:p text:style-name="P1"/>
      <text:list xml:id="list133243647116058" text:continue-numbering="true" text:style-name="L30">
        <text:list-item>
          <text:list>
            <text:list-item>
              <text:list>
                <text:list-item>
                  <text:p text:style-name="P56"><text:s/>Die Integrität der gesammelten Auditdaten muss erhalten bleiben. Dies kann durch Speicherung auf einmal <text:span text:style-name="T3">beschreibbare</text:span> Medien oder durch Kryptographie <text:span text:style-name="T3">erzielt</text:span> werden.</text:p>
                </text:list-item>
              </text:list>
            </text:list-item>
          </text:list>
        </text:list-item>
      </text:list>
      <text:p text:style-name="P1"/>
      <text:list xml:id="list133243227293407" text:continue-numbering="true" text:style-name="L30">
        <text:list-item>
          <text:list>
            <text:list-item>
              <text:list>
                <text:list-item>
                  <text:p text:style-name="P56"><text:s/>Es muss möglich sein die <text:span text:style-name="T3">Granularität</text:span> der Auditdaten zu verändern. Bspw. kann während eines Angriffes die Granularität erhöht werden.</text:p>
                </text:list-item>
              </text:list>
            </text:list-item>
          </text:list>
        </text:list-item>
      </text:list>
      <text:p text:style-name="P1"/>
      <text:list xml:id="list133243479462865" text:continue-numbering="true" text:style-name="L30">
        <text:list-item>
          <text:list>
            <text:list-item>
              <text:list>
                <text:list-item>
                  <text:p text:style-name="P56"><text:s/>Mehrere Angriffe müssen vom IDS erkannt und priorisiert werden.</text:p>
                </text:list-item>
              </text:list>
            </text:list-item>
          </text:list>
        </text:list-item>
      </text:list>
      <text:p text:style-name="P1"/>
      <text:list xml:id="list133244719066295" text:continue-numbering="true" text:style-name="L30">
        <text:list-item>
          <text:list>
            <text:list-item>
              <text:list>
                <text:list-item>
                  <text:p text:style-name="P56"><text:s/>Beim Ausfall von Komponenten des ID Systems muss sofort Alarm gegeben werden.</text:p>
                </text:list-item>
              </text:list>
            </text:list-item>
          </text:list>
        </text:list-item>
      </text:list>
      <text:p text:style-name="P1"/>
      <text:list xml:id="list4099464780" text:style-name="L31">
        <text:list-item>
          <text:list>
            <text:list-item>
              <text:list>
                <text:list-item>
                  <text:p text:style-name="P57"><text:s/>et cetera</text:p>
                </text:list-item>
              </text:list>
            </text:list-item>
          </text:list>
        </text:list-item>
      </text:list>
      <text:p text:style-name="P1"/>
      <text:p text:style-name="P1"/>
      <text:p text:style-name="P1"/>
      <text:list xml:id="list2172366763" text:style-name="L32">
        <text:list-item>
          <text:p text:style-name="P37"><text:s/>Standortabhängige Fragen</text:p>
        </text:list-item>
      </text:list>
      <text:p text:style-name="P1"/>
      <text:p text:style-name="P1"><text:tab/>Damit ein IDS sinnvoll eingesetzt werden kann muss man sich zuvor einige</text:p>
      <text:p text:style-name="P1"><text:tab/>Fragen beantworten und nicht dem Markt-<text:span text:style-name="T3">Hype</text:span> hinterherrennen. Nur wenn man</text:p>
      <text:p text:style-name="P1"><text:tab/>das richtige IDS für seine Ansprüche findet und sich über dessen Stärken und</text:p>
      <text:p text:style-name="P1"><text:tab/>Schwächen <text:span text:style-name="T3">bewusst</text:span> ist, kann ein IDS eine effiziente Ergänzung der IT-Sicherheits-</text:p>
      <text:p text:style-name="P1"><text:tab/>ifrastruktur bilden.</text:p>
      <text:p text:style-name="P1"/>
      <text:list xml:id="list626934935" text:style-name="L33">
        <text:list-item>
          <text:list>
            <text:list-item>
              <text:list>
                <text:list-item>
                  <text:p text:style-name="P58"><text:s/>Kann das IDS meine Sicherheitspolitik umsetzen?<text:line-break/>Das IDS und dessen Konfiguration muss flexibel genug sein um sich der Security Policy anzupassen. Natürlich kann ein N-IDS nicht alle Aufgaben eines H-IDS, wie z.B. keine Logins an der Konsole nach der Arbeitszeit, erfüllen und vice versa.</text:p>
                </text:list-item>
              </text:list>
            </text:list-item>
          </text:list>
        </text:list-item>
      </text:list>
      <text:p text:style-name="P1"/>
      <text:list xml:id="list133243202302731" text:continue-numbering="true" text:style-name="L33">
        <text:list-item>
          <text:list>
            <text:list-item>
              <text:list>
                <text:list-item>
                  <text:p text:style-name="P58"><text:s/>Was will ich schützen?<text:line-break/>Will man die Netzwerkinfrastruktur gegen Ausfälle, z.B. durch DoS Attacken gegen Router etc, schützen, dann muss man ein N-IDS einsetzen, da ein H-IDS, weil es auf einer höheren Ebene agiert, solche Attacken nicht oder nicht ausreichend erkennen kann. Zudem ist es unwahrscheinlich, dass hostbasierte ID Systeme für die verschiedenen Betriebssysteme für <text:span text:style-name="T3">Router</text:span>, Server, Workstations <text:soft-page-break/>etc. vorhanden sind.<text:line-break/>Workstations und/oder Server können einfach und effektiv durch ein N-IDS überwacht werden. <text:span text:style-name="T3">Voraussetzung</text:span> ist, dass die Systeme in einem <text:span text:style-name="T3">separaten</text:span> Netzwerk untergebracht sind - grundsätzlich sollten sich Server, Workstations, <text:span text:style-name="T3">Netzwerk-Drucker</text:span>/<text:span text:style-name="T3">Druckerserver</text:span> und Modem- und <text:span text:style-name="T3">Faxserver</text:span> immer in eigenen <text:span text:style-name="T3">Netzsegmenten</text:span> und Räumen befinden, weil es sich um eigene <text:span text:style-name="T3">Administrations</text:span>- und <text:span text:style-name="T3">Sicherheitsdomänen</text:span> handelt. Um bei der Aufklärung von Angriffen aus dem eigenen Netz helfen zu können, sollte man grundsätzlich Angriffe auf sowie von seinen Systemen überwachen.</text:p>
                </text:list-item>
              </text:list>
            </text:list-item>
          </text:list>
        </text:list-item>
      </text:list>
      <text:p text:style-name="P1"/>
      <text:list xml:id="list133243314246358" text:continue-numbering="true" text:style-name="L33">
        <text:list-item>
          <text:list>
            <text:list-item>
              <text:list>
                <text:list-item>
                  <text:p text:style-name="P58"><text:s/>Wo soll geschützt werden?<text:line-break/>Soll ein Server in der DMZ mit einer 3 GBit <text:span text:style-name="T3">Internet-Anbindung</text:span> überwacht werden? Oder das <text:span text:style-name="T3">Subnetz</text:span> der Forschungsabteilung? Der NIS Server im langsamen 10 MBit Netzwerk, das nur von Besuchern, Praktikanten und Studenten genutzt wird? Dieser Punkt <text:span text:style-name="T3">beeinflusst</text:span> stark die Art und die Ausstattung des ID Systems.</text:p>
                </text:list-item>
              </text:list>
            </text:list-item>
          </text:list>
        </text:list-item>
      </text:list>
      <text:p text:style-name="P1"/>
      <text:list xml:id="list133243607321752" text:continue-numbering="true" text:style-name="L33">
        <text:list-item>
          <text:list>
            <text:list-item>
              <text:list>
                <text:list-item>
                  <text:p text:style-name="P58"><text:s/>Wie viele Systeme muss ich schützen?<text:line-break/>Ist es nur ein Server, oder sind es drei Duzend? Liegen die zu schützenden Systeme in einem Netz oder sind sie verteilt? Liegen die Systeme vielleicht sogar in geographisch weit voneinander entfernten Standorten/Netzen meiner Firma?</text:p>
                </text:list-item>
              </text:list>
            </text:list-item>
          </text:list>
        </text:list-item>
      </text:list>
      <text:p text:style-name="P1"/>
      <text:list xml:id="list133243459056252" text:continue-numbering="true" text:style-name="L33">
        <text:list-item>
          <text:list>
            <text:list-item>
              <text:list>
                <text:list-item>
                  <text:p text:style-name="P58"><text:s/>Wie sieht mein Netzwerk aus?<text:line-break/>Mit Hilfe von Network Management Konsolen sollte man sich einen Überblick von seinem Netz verschaffen. Die Administratoren können wichtige Fragen bzgl. der Geschwindigkeit, Verwendung von Switches, Virtual Private Network (VPN) etc. beantworten. Diese Faktoren nehmen <text:span text:style-name="T3">Einfluss</text:span> auf die Art des IDS und die zu <text:span text:style-name="T3">verwendende</text:span> Hardware.</text:p>
                </text:list-item>
              </text:list>
            </text:list-item>
          </text:list>
        </text:list-item>
      </text:list>
      <text:p text:style-name="P1"/>
      <text:list xml:id="list133244912065306" text:continue-numbering="true" text:style-name="L33">
        <text:list-item>
          <text:list>
            <text:list-item>
              <text:list>
                <text:list-item>
                  <text:p text:style-name="P58"><text:s/>Arbeitet das IDS mit anderen Komponenten meines Netzwerkes zusammen?<text:line-break/>Kann das IDS z.B. <text:span text:style-name="T6">SNMP</text:span> Nachrichten an Network Management Stations wie <text:span text:style-name="T6">OpenView</text:span> oder <text:span text:style-name="T6">TIVOLI</text:span> schicken? Dadurch könnten Verletzungen der Sicherheit einfach und wirkungsvoll angezeigt werden (ein attackierter Host kann bspw. in der grafischen Abbildung des Netzes auf der Network Management Station rot blinken). Die Countermeasure-Box sollte <text:span text:style-name="T3">Firewall-Konfigurationen</text:span> anpassen können oder mit anderen ID Systemen anderer Hersteller kommunizieren können. Um das zu erreichen sind offene Protokolle nötig, die die <text:span text:style-name="T3">Interoperabilität</text:span> wahren.<text:line-break/>Folgende Standards sind z.Zt. weit verbreitet</text:p>
                </text:list-item>
              </text:list>
            </text:list-item>
          </text:list>
        </text:list-item>
      </text:list>
      <text:list xml:id="list3340474210" text:style-name="L34">
        <text:list-item>
          <text:list>
            <text:list-item>
              <text:list>
                <text:list-item>
                  <text:p text:style-name="P59"><text:s/>Common Intrusion Detection <text:span text:style-name="T3">Framework</text:span> (CIDF)</text:p>
                </text:list-item>
                <text:list-item>
                  <text:p text:style-name="P59"><text:s/>Open Plattform for Security (OPENSEC )</text:p>
                </text:list-item>
                <text:list-item>
                  <text:p text:style-name="P59"><text:s/>Adaptive Network Security Alliance (ANSA)</text:p>
                </text:list-item>
                <text:list-item>
                  <text:p text:style-name="P59"><text:s/>Intrusion Detection Message Exchange Format (IDMEF) [8.2.7]</text:p>
                </text:list-item>
              </text:list>
            </text:list-item>
          </text:list>
        </text:list-item>
      </text:list>
      <text:p text:style-name="P1"/>
      <text:p text:style-name="P1"/>
      <text:p text:style-name="P1"/>
      <text:list xml:id="list3838112278" text:style-name="L35">
        <text:list-item>
          <text:p text:style-name="P38"><text:s/>Was bringt die Zukunft?</text:p>
        </text:list-item>
      </text:list>
      <text:p text:style-name="P7"/>
      <text:p text:style-name="P1"><text:tab/>Im Grunde ist es dumm solch eine Frage beantworten zu wollen, da es reine</text:p>
      <text:p text:style-name="P1"><text:tab/>Spekulation ist; aber ich werde trotzdem versuchen einen vorsichtigen Blick</text:p>
      <text:p text:style-name="P1"><text:tab/>in die Zukunft zu geben.</text:p>
      <text:p text:style-name="P1"/>
      <text:p text:style-name="P1"><text:tab/>Es halten immer mehr Computer bzw. intelligente Elektronik im alltäglichen Leben</text:p>
      <text:p text:style-name="P1"><text:tab/>Einzug. Sie werden untereinander mit immer höheren Bandbreiten und</text:p>
      <text:p text:style-name="P1"><text:soft-page-break/><text:tab/>exotischeren Protokollen (s. <text:span text:style-name="T3">Bluetooth</text:span>, UMTS etc.) kommunizieren. Die Menge der </text:p>
      <text:p text:style-name="P1"><text:tab/>sensiblen Daten, wie Ergebnisse von medizinischen Untersuchungen, Kreditkarten-</text:p>
      <text:p text:style-name="P1"><text:tab/>nummern, Liquidität, Einkaufsverhalten etc., die in digitalem Zustand gespeichert</text:p>
      <text:p text:style-name="P1"><text:tab/>werden nimmt, ebenso, wie das Verlangen diese Systeme an öffentliche Netze</text:p>
      <text:p text:style-name="P1"><text:tab/>anzuschließen, stätig zu. Diese Entwicklung muss ein IDS Produkt standhalten.</text:p>
      <text:p text:style-name="P1"><text:tab/>Zudem werden immer mehr Verbindungen verschlüsselt, was den Einsatz von</text:p>
      <text:p text:style-name="P1"><text:tab/>sensorbasierten N-ID Systemen nahezu sinnlos macht.</text:p>
      <text:p text:style-name="P1"><text:tab/>Neben der <text:span text:style-name="T3">steigenden</text:span> Performanz ist die Interoperabilität zwischen den einzelnen</text:p>
      <text:p text:style-name="P1"><text:tab/>Sicherheits- und Managementprodukten eine Herausforderung für die IDS-</text:p>
      <text:p text:style-name="P1"><text:tab/>Entwicklung. Bisher haben die verschiedenen Hersteller von Network Management</text:p>
      <text:p text:style-name="P1"><text:tab/>Software, Firewalls, Intrusion Detection Systeme, I&amp;A-Produkte etc. ihre eigenen</text:p>
      <text:p text:style-name="P1"><text:tab/>kleinen Insellösungen entwickelt. Durch offene Schnittstellen und die damit</text:p>
      <text:p text:style-name="P1"><text:tab/>verbundene Fähigkeit Daten auszutauschen um zusammenzuarbeiten kann die</text:p>
      <text:p text:style-name="P1"><text:tab/>Sicherheit und Verwaltung von Netzwerken enorm erhöhen.</text:p>
      <text:p text:style-name="P1"/>
      <text:p text:style-name="P1"><text:tab/>Heutige ID Systeme beschränken ihre Observation noch zu stark auf den digitalen</text:p>
      <text:p text:style-name="P1"><text:tab/>Bereich. Zukünftige ID Systeme sollte auch Informationen von Alarmanlagen,</text:p>
      <text:p text:style-name="P1"><text:tab/>physikalischen Zugangskontrollen <text:span text:style-name="T3">(Magnetkartenschlösser,</text:span> etc) und Telefon-</text:p>
      <text:p text:style-name="P1"><text:tab/>anlagen/Modems berücksichtigen. Somit ist ein ID System in der Lage auch</text:p>
      <text:p text:style-name="P1"><text:tab/>Angriffe auf nicht virtueller Ebene zu erkennen, bzw. die dadurch gewonnen</text:p>
      <text:p text:style-name="P1"><text:tab/>Erkenntnisse bei der Analyse von virtuellen Angriffen zu Rate zu ziehen. Zum</text:p>
      <text:p text:style-name="P1"><text:tab/>Beispiel kann das IDS Alarm geben, wenn sich ein Benutzer A an der Konsole</text:p>
      <text:p text:style-name="P1"><text:tab/>eines Servers anmeldet, aber laut der Magnetkartenschlösser nur Benutzer E im</text:p>
      <text:p text:style-name="P1"><text:tab/>Raum ist.</text:p>
      <text:p text:style-name="P1"/>
      <text:p text:style-name="P1"><text:tab/>Wie auch bei Firewalls wird die Entwicklung von freien und kraftvollen ID Systemen</text:p>
      <text:p text:style-name="P1"><text:tab/>zunehmen. <text:span text:style-name="T3">Snort</text:span> und PakeMon sind gute Beispiele dafür.</text:p>
      <text:p text:style-name="P1"/>
      <text:p text:style-name="P1"/>
      <text:p text:style-name="P1"/>
      <text:list xml:id="list3907129689" text:style-name="L36">
        <text:list-item>
          <text:p text:style-name="P39"><text:s/>Referenz</text:p>
        </text:list-item>
      </text:list>
      <text:p text:style-name="P1"/>
      <text:list xml:id="list1675466175" text:style-name="L37">
        <text:list-item>
          <text:list>
            <text:list-item>
              <text:p text:style-name="P21"><text:s/>Bücher</text:p>
              <text:list>
                <text:list-item>
                  <text:p text:style-name="P27"><text:s/>Rebecca Gurley Bace, Intrusion Detection, Macmillan Technology Series</text:p>
                </text:list-item>
                <text:list-item>
                  <text:p text:style-name="P27"><text:s/>Paul E. Proctor; The Practical Intrusion Detection Handbook; Prentice Hall</text:p>
                </text:list-item>
              </text:list>
            </text:list-item>
          </text:list>
        </text:list-item>
      </text:list>
      <text:p text:style-name="P1"/>
      <text:list xml:id="list3472716662" text:style-name="L38">
        <text:list-item>
          <text:list>
            <text:list-item>
              <text:p text:style-name="P22"><text:s/>Papers</text:p>
              <text:list>
                <text:list-item>
                  <text:p text:style-name="P28"><text:s/>Aurobindo Sundaram, ``An Introduction to Intrusion Detection''</text:p>
                </text:list-item>
                <text:list-item>
                  <text:p text:style-name="P28"><text:s/>Dr. Josef von Helden, ``Grundlagen, Forderungen und Marktübersicht für Intrusion Detection Systeme (IDS) und Intrusion Response Systeme (IRS)''</text:p>
                </text:list-item>
                <text:list-item>
                  <text:p text:style-name="P28"><text:s/>Sandeep Kumar und Eugene H. Spafford, ``An Application of Pattern Matching in Intrusion Detection''</text:p>
                </text:list-item>
                <text:list-item>
                  <text:p text:style-name="P28"><text:s/>J. P. Anderson, ``Computer Security Threat Monitoring and Surveillance''</text:p>
                </text:list-item>
                <text:list-item>
                  <text:p text:style-name="P28"><text:s/>Mark Crosbie und Gene Spafford, ``Active Defense of a Computer System using Autonomous Agents''</text:p>
                </text:list-item>
                <text:list-item>
                  <text:p text:style-name="P28"><text:s/>Thomas H. Ptacek und Timothy N. Newsham, Inseration, ``Evasion and<text:line-break/>Denial of Service: Eluding Newtork Intrusion Detection''</text:p>
                </text:list-item>
                <text:list-item>
                  <text:p text:style-name="P65"><text:span text:style-name="T1"><text:s/>David A. Curry, Herve Debar, Ming-Yuh Huang; Intrusion Detetction </text:span><text:soft-page-break/><text:span text:style-name="T1">Message Exchange Format; </text:span><text:a xlink:type="simple" xlink:href="http://www.silicondefense.com/idwg/draft-ietf-idwg-idmef-xml-02.txt" text:style-name="Internet_20_link" text:visited-style-name="Visited_20_Internet_20_Link"><text:span text:style-name="T1">http://www.silicondefense.com/idwg/draft-ietf-idwg-idmef-xml-02.txt</text:span></text:a></text:p>
                </text:list-item>
                <text:list-item>
                  <text:p text:style-name="P28"><text:s/>Matt Bishop; Standrad Audit Trail Format; 1995 National Information Systems Security Conference, pages 136-145</text:p>
                </text:list-item>
                <text:list-item>
                  <text:p text:style-name="P65"><text:span text:style-name="T1"><text:s/>Common Intrusion Specification Language (CISL); </text:span><text:a xlink:type="simple" xlink:href="http://www.gidos.org/drafts/language.txt" text:style-name="Internet_20_link" text:visited-style-name="Visited_20_Internet_20_Link"><text:span text:style-name="T1">http://www.gidos.org/drafts/language.txt</text:span></text:a></text:p>
                </text:list-item>
                <text:list-item>
                  <text:p text:style-name="P28"><text:s/>Vern Paxons; Bro: A System for Detecting Network Intruders in RealTime</text:p>
                </text:list-item>
              </text:list>
            </text:list-item>
          </text:list>
        </text:list-item>
      </text:list>
      <text:p text:style-name="P7"/>
      <text:list xml:id="list1572474834" text:style-name="L39">
        <text:list-item>
          <text:list>
            <text:list-item>
              <text:p text:style-name="P23"><text:s/>Web</text:p>
              <text:list>
                <text:list-item>
                  <text:p text:style-name="P66"><text:reference-mark text:name="8.3.1"/><text:span text:style-name="T1"><text:s/>Common Intrusion Detection Framework (CIDF); </text:span><text:a xlink:type="simple" xlink:href="http://www.gidos.org/" text:style-name="Internet_20_link" text:visited-style-name="Visited_20_Internet_20_Link"><text:span text:style-name="T1">http://www.gidos.org</text:span></text:a></text:p>
                </text:list-item>
                <text:list-item>
                  <text:p text:style-name="P66"><text:span text:style-name="T1"><text:s/>CLIPS; </text:span><text:a xlink:type="simple" xlink:href="http://www.unet.univie.ac.at/~a9715573/res/clips.html" text:style-name="Internet_20_link" text:visited-style-name="Visited_20_Internet_20_Link"><text:span text:style-name="T1">http://www.unet.univie.ac.at/~a9715573/res/clips.html</text:span></text:a></text:p>
                </text:list-item>
                <text:list-item>
                  <text:p text:style-name="P66"><text:span text:style-name="T1"><text:s/>IDWG; </text:span><text:a xlink:type="simple" xlink:href="http://www.silicondefense.com/" text:style-name="Internet_20_link" text:visited-style-name="Visited_20_Internet_20_Link"><text:span text:style-name="T1">http://www.silicondefense.com</text:span></text:a></text:p>
                </text:list-item>
                <text:list-item>
                  <text:p text:style-name="P66"><text:span text:style-name="T1"><text:s/>Psionic Software; </text:span><text:a xlink:type="simple" xlink:href="http://www.psionic.com/" text:style-name="Internet_20_link" text:visited-style-name="Visited_20_Internet_20_Link"><text:span text:style-name="T1">http://www.psionic.com/</text:span></text:a></text:p>
                </text:list-item>
                <text:list-item>
                  <text:p text:style-name="P29"/>
                </text:list-item>
              </text:list>
            </text:list-item>
          </text:list>
        </text:list-item>
      </text:list>
      <text:p text:style-name="P7"/>
      <text:p text:style-name="P7"/>
      <text:list xml:id="list133243854308809" text:continue-numbering="true" text:style-name="L39">
        <text:list-item>
          <text:list>
            <text:list-item>
              <text:p text:style-name="P23"><text:s/>kommerzielle ID Systeme</text:p>
              <text:list>
                <text:list-item>
                  <text:p text:style-name="P66"><text:span text:style-name="T1"><text:s/>Next Gerneration IDS (NIDS); </text:span><text:a xlink:type="simple" xlink:href="http://www.sdl.sri.com/nides/index.html" text:style-name="Internet_20_link" text:visited-style-name="Visited_20_Internet_20_Link"><text:span text:style-name="T1">http://www.sdl.sri.com/nides/index.html</text:span></text:a></text:p>
                </text:list-item>
                <text:list-item>
                  <text:p text:style-name="P66"><text:span text:style-name="T1"><text:s/>AID; </text:span><text:a xlink:type="simple" xlink:href="http://www-rnks.informatik.tu-cottbus.de/de/security/aid.html" text:style-name="Internet_20_link" text:visited-style-name="Visited_20_Internet_20_Link"><text:span text:style-name="T1">http://www-rnks.informatik.tu-cottbus.de/de/security/aid.html</text:span></text:a></text:p>
                </text:list-item>
                <text:list-item>
                  <text:p text:style-name="P66"><text:span text:style-name="T1"><text:s/>Specter; </text:span><text:a xlink:type="simple" xlink:href="http://www.specter.ch/" text:style-name="Internet_20_link" text:visited-style-name="Visited_20_Internet_20_Link"><text:span text:style-name="T1">http://www.specter.ch/</text:span></text:a></text:p>
                </text:list-item>
                <text:list-item>
                  <text:p text:style-name="P29"/>
                </text:list-item>
              </text:list>
            </text:list-item>
          </text:list>
        </text:list-item>
      </text:list>
      <text:p text:style-name="P7"/>
      <text:list xml:id="list3822891735" text:style-name="L40">
        <text:list-item>
          <text:list>
            <text:list-item>
              <text:p text:style-name="P24"><text:s/>nichtkommerzielle ID Systeme</text:p>
              <text:list>
                <text:list-item>
                  <text:p text:style-name="P67"><text:span text:style-name="T1"><text:s/>Snort; </text:span><text:a xlink:type="simple" xlink:href="http://www.snort.org/" text:style-name="Internet_20_link" text:visited-style-name="Visited_20_Internet_20_Link"><text:span text:style-name="T1">www.snort.org</text:span></text:a></text:p>
                </text:list-item>
                <text:list-item>
                  <text:p text:style-name="P67"><text:span text:style-name="T1"><text:s/>Packet Monster; </text:span><text:a xlink:type="simple" xlink:href="http://www.inas.mag.keio.ac.jp/ids/pakemon/index.html" text:style-name="Internet_20_link" text:visited-style-name="Visited_20_Internet_20_Link"><text:span text:style-name="T1">http://www.inas.mag.keio.ac.jp/ids/pakemon/index.html</text:span></text:a></text:p>
                </text:list-item>
                <text:list-item>
                  <text:p text:style-name="P67"><text:span text:style-name="T1"><text:s/>Deception ToolKit; </text:span><text:a xlink:type="simple" xlink:href="http://www.all.net/dtk/" text:style-name="Internet_20_link" text:visited-style-name="Visited_20_Internet_20_Link"><text:span text:style-name="T1">http://www.all.net/dtk/</text:span></text:a></text:p>
                </text:list-item>
                <text:list-item>
                  <text:p text:style-name="P67"><text:span text:style-name="T1"><text:s/>Autonomous Agents for Intrusion Detection (AAFID); </text:span><text:a xlink:type="simple" xlink:href="http://www.cerias.purdue.edu/coast/projects/aafid.html" text:style-name="Internet_20_link" text:visited-style-name="Visited_20_Internet_20_Link"><text:span text:style-name="T1">http://www.cerias.purdue.edu/coast/projects/aafid.html</text:span></text:a></text:p>
                </text:list-item>
                <text:list-item>
                  <text:p text:style-name="P67"><text:span text:style-name="T1"><text:s/>Emaerlad; </text:span><text:a xlink:type="simple" xlink:href="http://www.sdl.sri.com/emerald/" text:style-name="Internet_20_link" text:visited-style-name="Visited_20_Internet_20_Link"><text:span text:style-name="T1">http://www.sdl.sri.com/emerald/</text:span></text:a></text:p>
                </text:list-item>
                <text:list-item>
                  <text:p text:style-name="P68"><text:span text:style-name="T1"><text:s/>The Honeynets Project; </text:span><text:a xlink:type="simple" xlink:href="http://project.honeynet.org/" text:style-name="Internet_20_link" text:visited-style-name="Visited_20_Internet_20_Link"><text:span text:style-name="T1">http://project.honeynet.org</text:span></text:a></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harter" svg:font-family="Charter"/>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400000004086143609B2CD6AB2.png" xlink:type="simple" xlink:show="embed" xlink:actuate="onLoad"/>
    <draw:marker draw:name="Arrow" svg:viewBox="0 0 250 250" svg:d="M125 0l125 250h-250z"/>
    <draw:marker draw:name="Arrowheads_20_1" draw:display-name="Arrowheads 1" svg:viewBox="0 0 20 30" svg:d="M10 0l-10 30h20z"/>
    <draw:marker draw:name="Arrowheads_20_2" draw:display-name="Arrowheads 2" svg:viewBox="0 0 20 30" svg:d="M10 0l-10 30h20z"/>
    <draw:marker draw:name="Arrowheads_20_3" draw:display-name="Arrowheads 3" svg:viewBox="0 0 20 30" svg:d="M10 0l-10 30h20z"/>
    <draw:marker draw:name="Symmetric_20_Arrow" draw:display-name="Symmetric Arrow" svg:viewBox="0 0 1131 902" svg:d="M564 0l-564 902h1131z"/>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Charter" fo:font-size="12pt" fo:language="de" fo:country="DE" style:font-name-asian="HG Mincho Light J" style:font-size-asian="12pt" style:language-asian="none" style:country-asian="none" style:font-name-complex="Arial Unicode MS" style:font-size-complex="12pt" style:language-complex="none" style:country-complex="none" style:text-scale="0%"/>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Charter"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harter" fo:font-family="Charter"/>
    </style:style>
    <style:style style:name="Caption" style:family="paragraph" style:parent-style-name="Standard" style:class="extra">
      <style:paragraph-properties fo:margin-top="0.0835in" fo:margin-bottom="0.0835in" loext:contextual-spacing="false" text:number-lines="false" text:line-number="0"/>
      <style:text-properties style:font-name="Charter" fo:font-family="Charter" fo:font-size="10pt" fo:font-style="italic"/>
    </style:style>
    <style:style style:name="Index" style:family="paragraph" style:parent-style-name="Standard" style:class="index">
      <style:paragraph-properties text:number-lines="false" text:line-number="0"/>
      <style:text-properties style:font-name="Charter" fo:font-family="Charte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4T13:32:30.481019827</dc:date>
    <dc:creator>Thomas Biege</dc:creator>
    <meta:editing-duration>PT6M1S</meta:editing-duration>
    <meta:editing-cycles>6</meta:editing-cycles>
    <meta:generator>LibreOffice/5.4.4.2$Linux_X86_64 LibreOffice_project/40m0$Build-2</meta:generator>
    <meta:document-statistic meta:table-count="0" meta:image-count="0" meta:object-count="0" meta:page-count="19" meta:paragraph-count="677" meta:word-count="6102" meta:character-count="45400" meta:non-whitespace-character-count="38844"/>
  </office:meta>
</office:document-meta>
</file>